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453.51pt" svg:height="255.09pt" svg:x="1815.11pt" svg:y="31.32pt">
            <loext:p draw:notify-on-update-of-ranges="Sheet1.A22:Sheet1.A57 Sheet1.A22:Sheet1.A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Angle</text:p>
          </table:table-cell>
          <table:table-cell table:style-name="ce3" office:value-type="string" calcext:value-type="string">
            <text:p>Angle’</text:p>
          </table:table-cell>
          <table:table-cell table:style-name="ce1" office:value-type="string" calcext:value-type="string">
            <text:p>Sine</text:p>
          </table:table-cell>
          <table:table-cell table:style-name="ce1" office:value-type="string" calcext:value-type="string">
            <text:p>Cosin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x’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’</text:p>
          </table:table-cell>
          <table:table-cell table:style-name="ce1" office:value-type="string" calcext:value-type="string">
            <text:p>Sine(y)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Cosine(y’)</text:p>
          </table:table-cell>
          <table:table-cell table:style-name="ce1" office:value-type="string" calcext:value-type="string">
            <text:p>Error</text:p>
          </table:table-cell>
        </table:table-row>
        <table:table-row table:style-name="ro1">
          <table:table-cell table:style-name="ce1" office:value-type="float" office:value="-360" calcext:value-type="float">
            <text:p>-360</text:p>
          </table:table-cell>
          <table:table-cell table:formula="of:=[.A2]*PI()/180" office:value-type="float" office:value="-6.28318530717959" calcext:value-type="float">
            <text:p>-6.2832</text:p>
          </table:table-cell>
          <table:table-cell table:formula="of:=[.B2]+PI()/2" office:value-type="float" office:value="-4.71238898038469" calcext:value-type="float">
            <text:p>-4.7124</text:p>
          </table:table-cell>
          <table:table-cell table:formula="of:=SIN([.B2])" office:value-type="float" office:value="2.44929359829471E-016" calcext:value-type="float">
            <text:p>0.000</text:p>
          </table:table-cell>
          <table:table-cell table:formula="of:=COS([.B2])" office:value-type="float" office:value="1" calcext:value-type="float">
            <text:p>1.000</text:p>
          </table:table-cell>
          <table:table-cell table:formula="of:=IF(ABS([.B2])&lt;=PI();[.B2];[.B2]-SIGN([.B2])*2*PI())" office:value-type="float" office:value="0" calcext:value-type="float">
            <text:p>0.0000</text:p>
          </table:table-cell>
          <table:table-cell table:formula="of:=IF(ABS([.C2])&lt;=PI();[.C2];[.C2]-SIGN([.C2])*2*PI())" office:value-type="float" office:value="1.57079632679489" calcext:value-type="float">
            <text:p>1.5708</text:p>
          </table:table-cell>
          <table:table-cell table:formula="of:=([.F2]*4/PI()) - (4*[.F2]*ABS([.F2])/(PI()^2))" office:value-type="float" office:value="0" calcext:value-type="float">
            <text:p>0.0000</text:p>
          </table:table-cell>
          <table:table-cell table:formula="of:=([.G2]*4/PI()) - (4*[.G2]*ABS([.G2])/(PI()^2))" office:value-type="float" office:value="1" calcext:value-type="float">
            <text:p>1.0000</text:p>
          </table:table-cell>
          <table:table-cell table:formula="of:=0.225*([.H2]*ABS([.H2]) - [.H2]) + [.H2]" office:value-type="float" office:value="0" calcext:value-type="float">
            <text:p>0.0000</text:p>
          </table:table-cell>
          <table:table-cell table:formula="of:=[.J2]-[.D2]" office:value-type="float" office:value="-2.44929359829471E-016" calcext:value-type="float">
            <text:p>0.0000</text:p>
          </table:table-cell>
          <table:table-cell table:formula="of:=0.225*([.I2]*ABS([.I2]) - [.I2]) + [.I2]" office:value-type="float" office:value="1" calcext:value-type="float">
            <text:p>1.0000</text:p>
          </table:table-cell>
          <table:table-cell table:formula="of:=[.L2]-[.E2]" office:value-type="float" office:value="0" calcext:value-type="float">
            <text:p>0.0000</text:p>
          </table:table-cell>
        </table:table-row>
        <table:table-row table:style-name="ro1">
          <table:table-cell table:formula="of:=[.A2]+10" office:value-type="float" office:value="-350" calcext:value-type="float">
            <text:p>-350</text:p>
          </table:table-cell>
          <table:table-cell table:formula="of:=[.A3]*PI()/180" office:value-type="float" office:value="-6.10865238198015" calcext:value-type="float">
            <text:p>-6.1087</text:p>
          </table:table-cell>
          <table:table-cell table:formula="of:=[.B3]+PI()/2" office:value-type="float" office:value="-4.53785605518525" calcext:value-type="float">
            <text:p>-4.5379</text:p>
          </table:table-cell>
          <table:table-cell table:formula="of:=SIN([.B3])" office:value-type="float" office:value="0.173648177666931" calcext:value-type="float">
            <text:p>0.174</text:p>
          </table:table-cell>
          <table:table-cell table:formula="of:=COS([.B3])" office:value-type="float" office:value="0.984807753012207" calcext:value-type="float">
            <text:p>0.985</text:p>
          </table:table-cell>
          <table:table-cell table:formula="of:=IF(ABS([.B3])&lt;=PI();[.B3];[.B3]-SIGN([.B3])*2*PI())" office:value-type="float" office:value="0.174532925199436" calcext:value-type="float">
            <text:p>0.1745</text:p>
          </table:table-cell>
          <table:table-cell table:formula="of:=IF(ABS([.C3])&lt;=PI();[.C3];[.C3]-SIGN([.C3])*2*PI())" office:value-type="float" office:value="1.74532925199433" calcext:value-type="float">
            <text:p>1.7453</text:p>
          </table:table-cell>
          <table:table-cell table:formula="of:=([.F3]*4/PI()) - (4*[.F3]*ABS([.F3])/(PI()^2))" office:value-type="float" office:value="0.20987654320988" calcext:value-type="float">
            <text:p>0.2099</text:p>
          </table:table-cell>
          <table:table-cell table:formula="of:=([.G3]*4/PI()) - (4*[.G3]*ABS([.G3])/(PI()^2))" office:value-type="float" office:value="0.987654320987654" calcext:value-type="float">
            <text:p>0.9877</text:p>
          </table:table-cell>
          <table:table-cell table:formula="of:=0.225*([.H3]*ABS([.H3]) - [.H3]) + [.H3]" office:value-type="float" office:value="0.172565157750346" calcext:value-type="float">
            <text:p>0.1726</text:p>
          </table:table-cell>
          <table:table-cell table:formula="of:=[.J3]-[.D3]" office:value-type="float" office:value="-0.0010830199165848" calcext:value-type="float">
            <text:p>-0.0011</text:p>
          </table:table-cell>
          <table:table-cell table:formula="of:=0.225*([.I3]*ABS([.I3]) - [.I3]) + [.I3]" office:value-type="float" office:value="0.984910836762688" calcext:value-type="float">
            <text:p>0.9849</text:p>
          </table:table-cell>
          <table:table-cell table:formula="of:=[.L3]-[.E3]" office:value-type="float" office:value="0.000103083750480293" calcext:value-type="float">
            <text:p>0.0001</text:p>
          </table:table-cell>
        </table:table-row>
        <table:table-row table:style-name="ro1">
          <table:table-cell table:formula="of:=[.A3]+10" office:value-type="float" office:value="-340" calcext:value-type="float">
            <text:p>-340</text:p>
          </table:table-cell>
          <table:table-cell table:formula="of:=[.A4]*PI()/180" office:value-type="float" office:value="-5.93411945678072" calcext:value-type="float">
            <text:p>-5.9341</text:p>
          </table:table-cell>
          <table:table-cell table:formula="of:=[.B4]+PI()/2" office:value-type="float" office:value="-4.36332312998582" calcext:value-type="float">
            <text:p>-4.3633</text:p>
          </table:table-cell>
          <table:table-cell table:formula="of:=SIN([.B4])" office:value-type="float" office:value="0.342020143325669" calcext:value-type="float">
            <text:p>0.342</text:p>
          </table:table-cell>
          <table:table-cell table:formula="of:=COS([.B4])" office:value-type="float" office:value="0.939692620785908" calcext:value-type="float">
            <text:p>0.940</text:p>
          </table:table-cell>
          <table:table-cell table:formula="of:=IF(ABS([.B4])&lt;=PI();[.B4];[.B4]-SIGN([.B4])*2*PI())" office:value-type="float" office:value="0.349065850398866" calcext:value-type="float">
            <text:p>0.3491</text:p>
          </table:table-cell>
          <table:table-cell table:formula="of:=IF(ABS([.C4])&lt;=PI();[.C4];[.C4]-SIGN([.C4])*2*PI())" office:value-type="float" office:value="1.91986217719376" calcext:value-type="float">
            <text:p>1.9199</text:p>
          </table:table-cell>
          <table:table-cell table:formula="of:=([.F4]*4/PI()) - (4*[.F4]*ABS([.F4])/(PI()^2))" office:value-type="float" office:value="0.395061728395062" calcext:value-type="float">
            <text:p>0.3951</text:p>
          </table:table-cell>
          <table:table-cell table:formula="of:=([.G4]*4/PI()) - (4*[.G4]*ABS([.G4])/(PI()^2))" office:value-type="float" office:value="0.950617283950617" calcext:value-type="float">
            <text:p>0.9506</text:p>
          </table:table-cell>
          <table:table-cell table:formula="of:=0.225*([.H4]*ABS([.H4]) - [.H4]) + [.H4]" office:value-type="float" office:value="0.341289437585734" calcext:value-type="float">
            <text:p>0.3413</text:p>
          </table:table-cell>
          <table:table-cell table:formula="of:=[.J4]-[.D4]" office:value-type="float" office:value="-0.000730705739934667" calcext:value-type="float">
            <text:p>-0.0007</text:p>
          </table:table-cell>
          <table:table-cell table:formula="of:=0.225*([.I4]*ABS([.I4]) - [.I4]) + [.I4]" office:value-type="float" office:value="0.940054869684499" calcext:value-type="float">
            <text:p>0.9401</text:p>
          </table:table-cell>
          <table:table-cell table:formula="of:=[.L4]-[.E4]" office:value-type="float" office:value="0.000362248898590933" calcext:value-type="float">
            <text:p>0.0004</text:p>
          </table:table-cell>
        </table:table-row>
        <table:table-row table:style-name="ro1">
          <table:table-cell table:formula="of:=[.A4]+10" office:value-type="float" office:value="-330" calcext:value-type="float">
            <text:p>-330</text:p>
          </table:table-cell>
          <table:table-cell table:formula="of:=[.A5]*PI()/180" office:value-type="float" office:value="-5.75958653158129" calcext:value-type="float">
            <text:p>-5.7596</text:p>
          </table:table-cell>
          <table:table-cell table:formula="of:=[.B5]+PI()/2" office:value-type="float" office:value="-4.18879020478639" calcext:value-type="float">
            <text:p>-4.1888</text:p>
          </table:table-cell>
          <table:table-cell table:formula="of:=SIN([.B5])" office:value-type="float" office:value="0.5" calcext:value-type="float">
            <text:p>0.500</text:p>
          </table:table-cell>
          <table:table-cell table:formula="of:=COS([.B5])" office:value-type="float" office:value="0.86602540378444" calcext:value-type="float">
            <text:p>0.866</text:p>
          </table:table-cell>
          <table:table-cell table:formula="of:=IF(ABS([.B5])&lt;=PI();[.B5];[.B5]-SIGN([.B5])*2*PI())" office:value-type="float" office:value="0.523598775598297" calcext:value-type="float">
            <text:p>0.5236</text:p>
          </table:table-cell>
          <table:table-cell table:formula="of:=IF(ABS([.C5])&lt;=PI();[.C5];[.C5]-SIGN([.C5])*2*PI())" office:value-type="float" office:value="2.09439510239319" calcext:value-type="float">
            <text:p>2.0944</text:p>
          </table:table-cell>
          <table:table-cell table:formula="of:=([.F5]*4/PI()) - (4*[.F5]*ABS([.F5])/(PI()^2))" office:value-type="float" office:value="0.555555555555554" calcext:value-type="float">
            <text:p>0.5556</text:p>
          </table:table-cell>
          <table:table-cell table:formula="of:=([.G5]*4/PI()) - (4*[.G5]*ABS([.G5])/(PI()^2))" office:value-type="float" office:value="0.88888888888889" calcext:value-type="float">
            <text:p>0.8889</text:p>
          </table:table-cell>
          <table:table-cell table:formula="of:=0.225*([.H5]*ABS([.H5]) - [.H5]) + [.H5]" office:value-type="float" office:value="0.499999999999998" calcext:value-type="float">
            <text:p>0.5000</text:p>
          </table:table-cell>
          <table:table-cell table:formula="of:=[.J5]-[.D5]" office:value-type="float" office:value="-1.99840144432528E-015" calcext:value-type="float">
            <text:p>0.0000</text:p>
          </table:table-cell>
          <table:table-cell table:formula="of:=0.225*([.I5]*ABS([.I5]) - [.I5]) + [.I5]" office:value-type="float" office:value="0.866666666666668" calcext:value-type="float">
            <text:p>0.8667</text:p>
          </table:table-cell>
          <table:table-cell table:formula="of:=[.L5]-[.E5]" office:value-type="float" office:value="0.000641262882228211" calcext:value-type="float">
            <text:p>0.0006</text:p>
          </table:table-cell>
        </table:table-row>
        <table:table-row table:style-name="ro1">
          <table:table-cell table:formula="of:=[.A5]+10" office:value-type="float" office:value="-320" calcext:value-type="float">
            <text:p>-320</text:p>
          </table:table-cell>
          <table:table-cell table:formula="of:=[.A6]*PI()/180" office:value-type="float" office:value="-5.58505360638185" calcext:value-type="float">
            <text:p>-5.5851</text:p>
          </table:table-cell>
          <table:table-cell table:formula="of:=[.B6]+PI()/2" office:value-type="float" office:value="-4.01425727958695" calcext:value-type="float">
            <text:p>-4.0143</text:p>
          </table:table-cell>
          <table:table-cell table:formula="of:=SIN([.B6])" office:value-type="float" office:value="0.64278760968654" calcext:value-type="float">
            <text:p>0.643</text:p>
          </table:table-cell>
          <table:table-cell table:formula="of:=COS([.B6])" office:value-type="float" office:value="0.766044443118975" calcext:value-type="float">
            <text:p>0.766</text:p>
          </table:table-cell>
          <table:table-cell table:formula="of:=IF(ABS([.B6])&lt;=PI();[.B6];[.B6]-SIGN([.B6])*2*PI())" office:value-type="float" office:value="0.698131700797736" calcext:value-type="float">
            <text:p>0.6981</text:p>
          </table:table-cell>
          <table:table-cell table:formula="of:=IF(ABS([.C6])&lt;=PI();[.C6];[.C6]-SIGN([.C6])*2*PI())" office:value-type="float" office:value="2.26892802759263" calcext:value-type="float">
            <text:p>2.2689</text:p>
          </table:table-cell>
          <table:table-cell table:formula="of:=([.F6]*4/PI()) - (4*[.F6]*ABS([.F6])/(PI()^2))" office:value-type="float" office:value="0.691358024691361" calcext:value-type="float">
            <text:p>0.6914</text:p>
          </table:table-cell>
          <table:table-cell table:formula="of:=([.G6]*4/PI()) - (4*[.G6]*ABS([.G6])/(PI()^2))" office:value-type="float" office:value="0.802469135802467" calcext:value-type="float">
            <text:p>0.8025</text:p>
          </table:table-cell>
          <table:table-cell table:formula="of:=0.225*([.H6]*ABS([.H6]) - [.H6]) + [.H6]" office:value-type="float" office:value="0.643347050754462" calcext:value-type="float">
            <text:p>0.6433</text:p>
          </table:table-cell>
          <table:table-cell table:formula="of:=[.J6]-[.D6]" office:value-type="float" office:value="0.000559441067921718" calcext:value-type="float">
            <text:p>0.0006</text:p>
          </table:table-cell>
          <table:table-cell table:formula="of:=0.225*([.I6]*ABS([.I6]) - [.I6]) + [.I6]" office:value-type="float" office:value="0.766803840877912" calcext:value-type="float">
            <text:p>0.7668</text:p>
          </table:table-cell>
          <table:table-cell table:formula="of:=[.L6]-[.E6]" office:value-type="float" office:value="0.000759397758936964" calcext:value-type="float">
            <text:p>0.0008</text:p>
          </table:table-cell>
        </table:table-row>
        <table:table-row table:style-name="ro1">
          <table:table-cell table:formula="of:=[.A6]+10" office:value-type="float" office:value="-310" calcext:value-type="float">
            <text:p>-310</text:p>
          </table:table-cell>
          <table:table-cell table:formula="of:=[.A7]*PI()/180" office:value-type="float" office:value="-5.41052068118242" calcext:value-type="float">
            <text:p>-5.4105</text:p>
          </table:table-cell>
          <table:table-cell table:formula="of:=[.B7]+PI()/2" office:value-type="float" office:value="-3.83972435438752" calcext:value-type="float">
            <text:p>-3.8397</text:p>
          </table:table-cell>
          <table:table-cell table:formula="of:=SIN([.B7])" office:value-type="float" office:value="0.766044443118978" calcext:value-type="float">
            <text:p>0.766</text:p>
          </table:table-cell>
          <table:table-cell table:formula="of:=COS([.B7])" office:value-type="float" office:value="0.642787609686538" calcext:value-type="float">
            <text:p>0.643</text:p>
          </table:table-cell>
          <table:table-cell table:formula="of:=IF(ABS([.B7])&lt;=PI();[.B7];[.B7]-SIGN([.B7])*2*PI())" office:value-type="float" office:value="0.872664625997166" calcext:value-type="float">
            <text:p>0.8727</text:p>
          </table:table-cell>
          <table:table-cell table:formula="of:=IF(ABS([.C7])&lt;=PI();[.C7];[.C7]-SIGN([.C7])*2*PI())" office:value-type="float" office:value="2.44346095279206" calcext:value-type="float">
            <text:p>2.4435</text:p>
          </table:table-cell>
          <table:table-cell table:formula="of:=([.F7]*4/PI()) - (4*[.F7]*ABS([.F7])/(PI()^2))" office:value-type="float" office:value="0.80246913580247" calcext:value-type="float">
            <text:p>0.8025</text:p>
          </table:table-cell>
          <table:table-cell table:formula="of:=([.G7]*4/PI()) - (4*[.G7]*ABS([.G7])/(PI()^2))" office:value-type="float" office:value="0.691358024691357" calcext:value-type="float">
            <text:p>0.6914</text:p>
          </table:table-cell>
          <table:table-cell table:formula="of:=0.225*([.H7]*ABS([.H7]) - [.H7]) + [.H7]" office:value-type="float" office:value="0.766803840877916" calcext:value-type="float">
            <text:p>0.7668</text:p>
          </table:table-cell>
          <table:table-cell table:formula="of:=[.J7]-[.D7]" office:value-type="float" office:value="0.000759397758937963" calcext:value-type="float">
            <text:p>0.0008</text:p>
          </table:table-cell>
          <table:table-cell table:formula="of:=0.225*([.I7]*ABS([.I7]) - [.I7]) + [.I7]" office:value-type="float" office:value="0.643347050754457" calcext:value-type="float">
            <text:p>0.6433</text:p>
          </table:table-cell>
          <table:table-cell table:formula="of:=[.L7]-[.E7]" office:value-type="float" office:value="0.000559441067919275" calcext:value-type="float">
            <text:p>0.0006</text:p>
          </table:table-cell>
        </table:table-row>
        <table:table-row table:style-name="ro1">
          <table:table-cell table:formula="of:=[.A7]+10" office:value-type="float" office:value="-300" calcext:value-type="float">
            <text:p>-300</text:p>
          </table:table-cell>
          <table:table-cell table:formula="of:=[.A8]*PI()/180" office:value-type="float" office:value="-5.23598775598299" calcext:value-type="float">
            <text:p>-5.2360</text:p>
          </table:table-cell>
          <table:table-cell table:formula="of:=[.B8]+PI()/2" office:value-type="float" office:value="-3.66519142918809" calcext:value-type="float">
            <text:p>-3.6652</text:p>
          </table:table-cell>
          <table:table-cell table:formula="of:=SIN([.B8])" office:value-type="float" office:value="0.866025403784439" calcext:value-type="float">
            <text:p>0.866</text:p>
          </table:table-cell>
          <table:table-cell table:formula="of:=COS([.B8])" office:value-type="float" office:value="0.500000000000001" calcext:value-type="float">
            <text:p>0.500</text:p>
          </table:table-cell>
          <table:table-cell table:formula="of:=IF(ABS([.B8])&lt;=PI();[.B8];[.B8]-SIGN([.B8])*2*PI())" office:value-type="float" office:value="1.0471975511966" calcext:value-type="float">
            <text:p>1.0472</text:p>
          </table:table-cell>
          <table:table-cell table:formula="of:=IF(ABS([.C8])&lt;=PI();[.C8];[.C8]-SIGN([.C8])*2*PI())" office:value-type="float" office:value="2.61799387799149" calcext:value-type="float">
            <text:p>2.6180</text:p>
          </table:table-cell>
          <table:table-cell table:formula="of:=([.F8]*4/PI()) - (4*[.F8]*ABS([.F8])/(PI()^2))" office:value-type="float" office:value="0.888888888888888" calcext:value-type="float">
            <text:p>0.8889</text:p>
          </table:table-cell>
          <table:table-cell table:formula="of:=([.G8]*4/PI()) - (4*[.G8]*ABS([.G8])/(PI()^2))" office:value-type="float" office:value="0.555555555555556" calcext:value-type="float">
            <text:p>0.5556</text:p>
          </table:table-cell>
          <table:table-cell table:formula="of:=0.225*([.H8]*ABS([.H8]) - [.H8]) + [.H8]" office:value-type="float" office:value="0.866666666666666" calcext:value-type="float">
            <text:p>0.8667</text:p>
          </table:table-cell>
          <table:table-cell table:formula="of:=[.J8]-[.D8]" office:value-type="float" office:value="0.000641262882226989" calcext:value-type="float">
            <text:p>0.0006</text:p>
          </table:table-cell>
          <table:table-cell table:formula="of:=0.225*([.I8]*ABS([.I8]) - [.I8]) + [.I8]" office:value-type="float" office:value="0.500000000000001" calcext:value-type="float">
            <text:p>0.5000</text:p>
          </table:table-cell>
          <table:table-cell table:formula="of:=[.L8]-[.E8]" office:value-type="float" office:value="0" calcext:value-type="float">
            <text:p>0.0000</text:p>
          </table:table-cell>
        </table:table-row>
        <table:table-row table:style-name="ro1">
          <table:table-cell table:formula="of:=[.A8]+10" office:value-type="float" office:value="-290" calcext:value-type="float">
            <text:p>-290</text:p>
          </table:table-cell>
          <table:table-cell table:formula="of:=[.A9]*PI()/180" office:value-type="float" office:value="-5.06145483078356" calcext:value-type="float">
            <text:p>-5.0615</text:p>
          </table:table-cell>
          <table:table-cell table:formula="of:=[.B9]+PI()/2" office:value-type="float" office:value="-3.49065850398866" calcext:value-type="float">
            <text:p>-3.4907</text:p>
          </table:table-cell>
          <table:table-cell table:formula="of:=SIN([.B9])" office:value-type="float" office:value="0.939692620785909" calcext:value-type="float">
            <text:p>0.940</text:p>
          </table:table-cell>
          <table:table-cell table:formula="of:=COS([.B9])" office:value-type="float" office:value="0.342020143325672" calcext:value-type="float">
            <text:p>0.342</text:p>
          </table:table-cell>
          <table:table-cell table:formula="of:=IF(ABS([.B9])&lt;=PI();[.B9];[.B9]-SIGN([.B9])*2*PI())" office:value-type="float" office:value="1.22173047639603" calcext:value-type="float">
            <text:p>1.2217</text:p>
          </table:table-cell>
          <table:table-cell table:formula="of:=IF(ABS([.C9])&lt;=PI();[.C9];[.C9]-SIGN([.C9])*2*PI())" office:value-type="float" office:value="2.79252680319092" calcext:value-type="float">
            <text:p>2.7925</text:p>
          </table:table-cell>
          <table:table-cell table:formula="of:=([.F9]*4/PI()) - (4*[.F9]*ABS([.F9])/(PI()^2))" office:value-type="float" office:value="0.950617283950616" calcext:value-type="float">
            <text:p>0.9506</text:p>
          </table:table-cell>
          <table:table-cell table:formula="of:=([.G9]*4/PI()) - (4*[.G9]*ABS([.G9])/(PI()^2))" office:value-type="float" office:value="0.395061728395066" calcext:value-type="float">
            <text:p>0.3951</text:p>
          </table:table-cell>
          <table:table-cell table:formula="of:=0.225*([.H9]*ABS([.H9]) - [.H9]) + [.H9]" office:value-type="float" office:value="0.940054869684498" calcext:value-type="float">
            <text:p>0.9401</text:p>
          </table:table-cell>
          <table:table-cell table:formula="of:=[.J9]-[.D9]" office:value-type="float" office:value="0.000362248898588935" calcext:value-type="float">
            <text:p>0.0004</text:p>
          </table:table-cell>
          <table:table-cell table:formula="of:=0.225*([.I9]*ABS([.I9]) - [.I9]) + [.I9]" office:value-type="float" office:value="0.341289437585738" calcext:value-type="float">
            <text:p>0.3413</text:p>
          </table:table-cell>
          <table:table-cell table:formula="of:=[.L9]-[.E9]" office:value-type="float" office:value="-0.000730705739934723" calcext:value-type="float">
            <text:p>-0.0007</text:p>
          </table:table-cell>
        </table:table-row>
        <table:table-row table:style-name="ro1">
          <table:table-cell table:formula="of:=[.A9]+10" office:value-type="float" office:value="-280" calcext:value-type="float">
            <text:p>-280</text:p>
          </table:table-cell>
          <table:table-cell table:formula="of:=[.A10]*PI()/180" office:value-type="float" office:value="-4.88692190558412" calcext:value-type="float">
            <text:p>-4.8869</text:p>
          </table:table-cell>
          <table:table-cell table:formula="of:=[.B10]+PI()/2" office:value-type="float" office:value="-3.31612557878922" calcext:value-type="float">
            <text:p>-3.3161</text:p>
          </table:table-cell>
          <table:table-cell table:formula="of:=SIN([.B10])" office:value-type="float" office:value="0.984807753012208" calcext:value-type="float">
            <text:p>0.985</text:p>
          </table:table-cell>
          <table:table-cell table:formula="of:=COS([.B10])" office:value-type="float" office:value="0.173648177666927" calcext:value-type="float">
            <text:p>0.174</text:p>
          </table:table-cell>
          <table:table-cell table:formula="of:=IF(ABS([.B10])&lt;=PI();[.B10];[.B10]-SIGN([.B10])*2*PI())" office:value-type="float" office:value="1.39626340159547" calcext:value-type="float">
            <text:p>1.3963</text:p>
          </table:table-cell>
          <table:table-cell table:formula="of:=IF(ABS([.C10])&lt;=PI();[.C10];[.C10]-SIGN([.C10])*2*PI())" office:value-type="float" office:value="2.96705972839036" calcext:value-type="float">
            <text:p>2.9671</text:p>
          </table:table-cell>
          <table:table-cell table:formula="of:=([.F10]*4/PI()) - (4*[.F10]*ABS([.F10])/(PI()^2))" office:value-type="float" office:value="0.987654320987655" calcext:value-type="float">
            <text:p>0.9877</text:p>
          </table:table-cell>
          <table:table-cell table:formula="of:=([.G10]*4/PI()) - (4*[.G10]*ABS([.G10])/(PI()^2))" office:value-type="float" office:value="0.209876543209873" calcext:value-type="float">
            <text:p>0.2099</text:p>
          </table:table-cell>
          <table:table-cell table:formula="of:=0.225*([.H10]*ABS([.H10]) - [.H10]) + [.H10]" office:value-type="float" office:value="0.984910836762689" calcext:value-type="float">
            <text:p>0.9849</text:p>
          </table:table-cell>
          <table:table-cell table:formula="of:=[.J10]-[.D10]" office:value-type="float" office:value="0.00010308375048107" calcext:value-type="float">
            <text:p>0.0001</text:p>
          </table:table-cell>
          <table:table-cell table:formula="of:=0.225*([.I10]*ABS([.I10]) - [.I10]) + [.I10]" office:value-type="float" office:value="0.17256515775034" calcext:value-type="float">
            <text:p>0.1726</text:p>
          </table:table-cell>
          <table:table-cell table:formula="of:=[.L10]-[.E10]" office:value-type="float" office:value="-0.00108301991658746" calcext:value-type="float">
            <text:p>-0.0011</text:p>
          </table:table-cell>
        </table:table-row>
        <table:table-row table:style-name="ro1">
          <table:table-cell table:formula="of:=[.A10]+10" office:value-type="float" office:value="-270" calcext:value-type="float">
            <text:p>-270</text:p>
          </table:table-cell>
          <table:table-cell table:formula="of:=[.A11]*PI()/180" office:value-type="float" office:value="-4.71238898038469" calcext:value-type="float">
            <text:p>-4.7124</text:p>
          </table:table-cell>
          <table:table-cell table:formula="of:=[.B11]+PI()/2" office:value-type="float" office:value="-3.14159265358979" calcext:value-type="float">
            <text:p>-3.1416</text:p>
          </table:table-cell>
          <table:table-cell table:formula="of:=SIN([.B11])" office:value-type="float" office:value="1" calcext:value-type="float">
            <text:p>1.000</text:p>
          </table:table-cell>
          <table:table-cell table:formula="of:=COS([.B11])" office:value-type="float" office:value="-1.83697019872103E-016" calcext:value-type="float">
            <text:p>0.000</text:p>
          </table:table-cell>
          <table:table-cell table:formula="of:=IF(ABS([.B11])&lt;=PI();[.B11];[.B11]-SIGN([.B11])*2*PI())" office:value-type="float" office:value="1.5707963267949" calcext:value-type="float">
            <text:p>1.5708</text:p>
          </table:table-cell>
          <table:table-cell table:formula="of:=IF(ABS([.C11])&lt;=PI();[.C11];[.C11]-SIGN([.C11])*2*PI())" office:value-type="float" office:value="-3.14159265358979" calcext:value-type="float">
            <text:p>-3.1416</text:p>
          </table:table-cell>
          <table:table-cell table:formula="of:=([.F11]*4/PI()) - (4*[.F11]*ABS([.F11])/(PI()^2))" office:value-type="float" office:value="1" calcext:value-type="float">
            <text:p>1.0000</text:p>
          </table:table-cell>
          <table:table-cell table:formula="of:=([.G11]*4/PI()) - (4*[.G11]*ABS([.G11])/(PI()^2))" office:value-type="float" office:value="0" calcext:value-type="float">
            <text:p>0.0000</text:p>
          </table:table-cell>
          <table:table-cell table:formula="of:=0.225*([.H11]*ABS([.H11]) - [.H11]) + [.H11]" office:value-type="float" office:value="1" calcext:value-type="float">
            <text:p>1.0000</text:p>
          </table:table-cell>
          <table:table-cell table:formula="of:=[.J11]-[.D11]" office:value-type="float" office:value="0" calcext:value-type="float">
            <text:p>0.0000</text:p>
          </table:table-cell>
          <table:table-cell table:formula="of:=0.225*([.I11]*ABS([.I11]) - [.I11]) + [.I11]" office:value-type="float" office:value="0" calcext:value-type="float">
            <text:p>0.0000</text:p>
          </table:table-cell>
          <table:table-cell table:formula="of:=[.L11]-[.E11]" office:value-type="float" office:value="1.83697019872103E-016" calcext:value-type="float">
            <text:p>0.0000</text:p>
          </table:table-cell>
        </table:table-row>
        <table:table-row table:style-name="ro1">
          <table:table-cell table:formula="of:=[.A11]+10" office:value-type="float" office:value="-260" calcext:value-type="float">
            <text:p>-260</text:p>
          </table:table-cell>
          <table:table-cell table:formula="of:=[.A12]*PI()/180" office:value-type="float" office:value="-4.53785605518526" calcext:value-type="float">
            <text:p>-4.5379</text:p>
          </table:table-cell>
          <table:table-cell table:formula="of:=[.B12]+PI()/2" office:value-type="float" office:value="-2.96705972839036" calcext:value-type="float">
            <text:p>-2.9671</text:p>
          </table:table-cell>
          <table:table-cell table:formula="of:=SIN([.B12])" office:value-type="float" office:value="0.984807753012208" calcext:value-type="float">
            <text:p>0.985</text:p>
          </table:table-cell>
          <table:table-cell table:formula="of:=COS([.B12])" office:value-type="float" office:value="-0.173648177666927" calcext:value-type="float">
            <text:p>-0.174</text:p>
          </table:table-cell>
          <table:table-cell table:formula="of:=IF(ABS([.B12])&lt;=PI();[.B12];[.B12]-SIGN([.B12])*2*PI())" office:value-type="float" office:value="1.74532925199433" calcext:value-type="float">
            <text:p>1.7453</text:p>
          </table:table-cell>
          <table:table-cell table:formula="of:=IF(ABS([.C12])&lt;=PI();[.C12];[.C12]-SIGN([.C12])*2*PI())" office:value-type="float" office:value="-2.96705972839036" calcext:value-type="float">
            <text:p>-2.9671</text:p>
          </table:table-cell>
          <table:table-cell table:formula="of:=([.F12]*4/PI()) - (4*[.F12]*ABS([.F12])/(PI()^2))" office:value-type="float" office:value="0.987654320987655" calcext:value-type="float">
            <text:p>0.9877</text:p>
          </table:table-cell>
          <table:table-cell table:formula="of:=([.G12]*4/PI()) - (4*[.G12]*ABS([.G12])/(PI()^2))" office:value-type="float" office:value="-0.209876543209873" calcext:value-type="float">
            <text:p>-0.2099</text:p>
          </table:table-cell>
          <table:table-cell table:formula="of:=0.225*([.H12]*ABS([.H12]) - [.H12]) + [.H12]" office:value-type="float" office:value="0.984910836762689" calcext:value-type="float">
            <text:p>0.9849</text:p>
          </table:table-cell>
          <table:table-cell table:formula="of:=[.J12]-[.D12]" office:value-type="float" office:value="0.000103083750481181" calcext:value-type="float">
            <text:p>0.0001</text:p>
          </table:table-cell>
          <table:table-cell table:formula="of:=0.225*([.I12]*ABS([.I12]) - [.I12]) + [.I12]" office:value-type="float" office:value="-0.172565157750339" calcext:value-type="float">
            <text:p>-0.1726</text:p>
          </table:table-cell>
          <table:table-cell table:formula="of:=[.L12]-[.E12]" office:value-type="float" office:value="0.00108301991658735" calcext:value-type="float">
            <text:p>0.0011</text:p>
          </table:table-cell>
        </table:table-row>
        <table:table-row table:style-name="ro1">
          <table:table-cell table:formula="of:=[.A12]+10" office:value-type="float" office:value="-250" calcext:value-type="float">
            <text:p>-250</text:p>
          </table:table-cell>
          <table:table-cell table:formula="of:=[.A13]*PI()/180" office:value-type="float" office:value="-4.36332312998582" calcext:value-type="float">
            <text:p>-4.3633</text:p>
          </table:table-cell>
          <table:table-cell table:formula="of:=[.B13]+PI()/2" office:value-type="float" office:value="-2.79252680319092" calcext:value-type="float">
            <text:p>-2.7925</text:p>
          </table:table-cell>
          <table:table-cell table:formula="of:=SIN([.B13])" office:value-type="float" office:value="0.939692620785908" calcext:value-type="float">
            <text:p>0.940</text:p>
          </table:table-cell>
          <table:table-cell table:formula="of:=COS([.B13])" office:value-type="float" office:value="-0.342020143325673" calcext:value-type="float">
            <text:p>-0.342</text:p>
          </table:table-cell>
          <table:table-cell table:formula="of:=IF(ABS([.B13])&lt;=PI();[.B13];[.B13]-SIGN([.B13])*2*PI())" office:value-type="float" office:value="1.91986217719377" calcext:value-type="float">
            <text:p>1.9199</text:p>
          </table:table-cell>
          <table:table-cell table:formula="of:=IF(ABS([.C13])&lt;=PI();[.C13];[.C13]-SIGN([.C13])*2*PI())" office:value-type="float" office:value="-2.79252680319092" calcext:value-type="float">
            <text:p>-2.7925</text:p>
          </table:table-cell>
          <table:table-cell table:formula="of:=([.F13]*4/PI()) - (4*[.F13]*ABS([.F13])/(PI()^2))" office:value-type="float" office:value="0.950617283950616" calcext:value-type="float">
            <text:p>0.9506</text:p>
          </table:table-cell>
          <table:table-cell table:formula="of:=([.G13]*4/PI()) - (4*[.G13]*ABS([.G13])/(PI()^2))" office:value-type="float" office:value="-0.395061728395066" calcext:value-type="float">
            <text:p>-0.3951</text:p>
          </table:table-cell>
          <table:table-cell table:formula="of:=0.225*([.H13]*ABS([.H13]) - [.H13]) + [.H13]" office:value-type="float" office:value="0.940054869684498" calcext:value-type="float">
            <text:p>0.9401</text:p>
          </table:table-cell>
          <table:table-cell table:formula="of:=[.J13]-[.D13]" office:value-type="float" office:value="0.000362248898589934" calcext:value-type="float">
            <text:p>0.0004</text:p>
          </table:table-cell>
          <table:table-cell table:formula="of:=0.225*([.I13]*ABS([.I13]) - [.I13]) + [.I13]" office:value-type="float" office:value="-0.341289437585738" calcext:value-type="float">
            <text:p>-0.3413</text:p>
          </table:table-cell>
          <table:table-cell table:formula="of:=[.L13]-[.E13]" office:value-type="float" office:value="0.000730705739935056" calcext:value-type="float">
            <text:p>0.0007</text:p>
          </table:table-cell>
        </table:table-row>
        <table:table-row table:style-name="ro1">
          <table:table-cell table:formula="of:=[.A13]+10" office:value-type="float" office:value="-240" calcext:value-type="float">
            <text:p>-240</text:p>
          </table:table-cell>
          <table:table-cell table:formula="of:=[.A14]*PI()/180" office:value-type="float" office:value="-4.18879020478639" calcext:value-type="float">
            <text:p>-4.1888</text:p>
          </table:table-cell>
          <table:table-cell table:formula="of:=[.B14]+PI()/2" office:value-type="float" office:value="-2.61799387799149" calcext:value-type="float">
            <text:p>-2.6180</text:p>
          </table:table-cell>
          <table:table-cell table:formula="of:=SIN([.B14])" office:value-type="float" office:value="0.866025403784438" calcext:value-type="float">
            <text:p>0.866</text:p>
          </table:table-cell>
          <table:table-cell table:formula="of:=COS([.B14])" office:value-type="float" office:value="-0.500000000000001" calcext:value-type="float">
            <text:p>-0.500</text:p>
          </table:table-cell>
          <table:table-cell table:formula="of:=IF(ABS([.B14])&lt;=PI();[.B14];[.B14]-SIGN([.B14])*2*PI())" office:value-type="float" office:value="2.0943951023932" calcext:value-type="float">
            <text:p>2.0944</text:p>
          </table:table-cell>
          <table:table-cell table:formula="of:=IF(ABS([.C14])&lt;=PI();[.C14];[.C14]-SIGN([.C14])*2*PI())" office:value-type="float" office:value="-2.61799387799149" calcext:value-type="float">
            <text:p>-2.6180</text:p>
          </table:table-cell>
          <table:table-cell table:formula="of:=([.F14]*4/PI()) - (4*[.F14]*ABS([.F14])/(PI()^2))" office:value-type="float" office:value="0.888888888888889" calcext:value-type="float">
            <text:p>0.8889</text:p>
          </table:table-cell>
          <table:table-cell table:formula="of:=([.G14]*4/PI()) - (4*[.G14]*ABS([.G14])/(PI()^2))" office:value-type="float" office:value="-0.555555555555556" calcext:value-type="float">
            <text:p>-0.5556</text:p>
          </table:table-cell>
          <table:table-cell table:formula="of:=0.225*([.H14]*ABS([.H14]) - [.H14]) + [.H14]" office:value-type="float" office:value="0.866666666666666" calcext:value-type="float">
            <text:p>0.8667</text:p>
          </table:table-cell>
          <table:table-cell table:formula="of:=[.J14]-[.D14]" office:value-type="float" office:value="0.000641262882228322" calcext:value-type="float">
            <text:p>0.0006</text:p>
          </table:table-cell>
          <table:table-cell table:formula="of:=0.225*([.I14]*ABS([.I14]) - [.I14]) + [.I14]" office:value-type="float" office:value="-0.500000000000001" calcext:value-type="float">
            <text:p>-0.5000</text:p>
          </table:table-cell>
          <table:table-cell table:formula="of:=[.L14]-[.E14]" office:value-type="float" office:value="0" calcext:value-type="float">
            <text:p>0.0000</text:p>
          </table:table-cell>
        </table:table-row>
        <table:table-row table:style-name="ro1">
          <table:table-cell table:formula="of:=[.A14]+10" office:value-type="float" office:value="-230" calcext:value-type="float">
            <text:p>-230</text:p>
          </table:table-cell>
          <table:table-cell table:formula="of:=[.A15]*PI()/180" office:value-type="float" office:value="-4.01425727958696" calcext:value-type="float">
            <text:p>-4.0143</text:p>
          </table:table-cell>
          <table:table-cell table:formula="of:=[.B15]+PI()/2" office:value-type="float" office:value="-2.44346095279206" calcext:value-type="float">
            <text:p>-2.4435</text:p>
          </table:table-cell>
          <table:table-cell table:formula="of:=SIN([.B15])" office:value-type="float" office:value="0.766044443118978" calcext:value-type="float">
            <text:p>0.766</text:p>
          </table:table-cell>
          <table:table-cell table:formula="of:=COS([.B15])" office:value-type="float" office:value="-0.642787609686538" calcext:value-type="float">
            <text:p>-0.643</text:p>
          </table:table-cell>
          <table:table-cell table:formula="of:=IF(ABS([.B15])&lt;=PI();[.B15];[.B15]-SIGN([.B15])*2*PI())" office:value-type="float" office:value="2.26892802759263" calcext:value-type="float">
            <text:p>2.2689</text:p>
          </table:table-cell>
          <table:table-cell table:formula="of:=IF(ABS([.C15])&lt;=PI();[.C15];[.C15]-SIGN([.C15])*2*PI())" office:value-type="float" office:value="-2.44346095279206" calcext:value-type="float">
            <text:p>-2.4435</text:p>
          </table:table-cell>
          <table:table-cell table:formula="of:=([.F15]*4/PI()) - (4*[.F15]*ABS([.F15])/(PI()^2))" office:value-type="float" office:value="0.80246913580247" calcext:value-type="float">
            <text:p>0.8025</text:p>
          </table:table-cell>
          <table:table-cell table:formula="of:=([.G15]*4/PI()) - (4*[.G15]*ABS([.G15])/(PI()^2))" office:value-type="float" office:value="-0.691358024691356" calcext:value-type="float">
            <text:p>-0.6914</text:p>
          </table:table-cell>
          <table:table-cell table:formula="of:=0.225*([.H15]*ABS([.H15]) - [.H15]) + [.H15]" office:value-type="float" office:value="0.766803840877917" calcext:value-type="float">
            <text:p>0.7668</text:p>
          </table:table-cell>
          <table:table-cell table:formula="of:=[.J15]-[.D15]" office:value-type="float" office:value="0.000759397758938518" calcext:value-type="float">
            <text:p>0.0008</text:p>
          </table:table-cell>
          <table:table-cell table:formula="of:=0.225*([.I15]*ABS([.I15]) - [.I15]) + [.I15]" office:value-type="float" office:value="-0.643347050754456" calcext:value-type="float">
            <text:p>-0.6433</text:p>
          </table:table-cell>
          <table:table-cell table:formula="of:=[.L15]-[.E15]" office:value-type="float" office:value="-0.00055944106791872" calcext:value-type="float">
            <text:p>-0.0006</text:p>
          </table:table-cell>
        </table:table-row>
        <table:table-row table:style-name="ro1">
          <table:table-cell table:formula="of:=[.A15]+10" office:value-type="float" office:value="-220" calcext:value-type="float">
            <text:p>-220</text:p>
          </table:table-cell>
          <table:table-cell table:formula="of:=[.A16]*PI()/180" office:value-type="float" office:value="-3.83972435438752" calcext:value-type="float">
            <text:p>-3.8397</text:p>
          </table:table-cell>
          <table:table-cell table:formula="of:=[.B16]+PI()/2" office:value-type="float" office:value="-2.26892802759262" calcext:value-type="float">
            <text:p>-2.2689</text:p>
          </table:table-cell>
          <table:table-cell table:formula="of:=SIN([.B16])" office:value-type="float" office:value="0.642787609686539" calcext:value-type="float">
            <text:p>0.643</text:p>
          </table:table-cell>
          <table:table-cell table:formula="of:=COS([.B16])" office:value-type="float" office:value="-0.766044443118981" calcext:value-type="float">
            <text:p>-0.766</text:p>
          </table:table-cell>
          <table:table-cell table:formula="of:=IF(ABS([.B16])&lt;=PI();[.B16];[.B16]-SIGN([.B16])*2*PI())" office:value-type="float" office:value="2.44346095279207" calcext:value-type="float">
            <text:p>2.4435</text:p>
          </table:table-cell>
          <table:table-cell table:formula="of:=IF(ABS([.C16])&lt;=PI();[.C16];[.C16]-SIGN([.C16])*2*PI())" office:value-type="float" office:value="-2.26892802759262" calcext:value-type="float">
            <text:p>-2.2689</text:p>
          </table:table-cell>
          <table:table-cell table:formula="of:=([.F16]*4/PI()) - (4*[.F16]*ABS([.F16])/(PI()^2))" office:value-type="float" office:value="0.691358024691355" calcext:value-type="float">
            <text:p>0.6914</text:p>
          </table:table-cell>
          <table:table-cell table:formula="of:=([.G16]*4/PI()) - (4*[.G16]*ABS([.G16])/(PI()^2))" office:value-type="float" office:value="-0.802469135802472" calcext:value-type="float">
            <text:p>-0.8025</text:p>
          </table:table-cell>
          <table:table-cell table:formula="of:=0.225*([.H16]*ABS([.H16]) - [.H16]) + [.H16]" office:value-type="float" office:value="0.643347050754455" calcext:value-type="float">
            <text:p>0.6433</text:p>
          </table:table-cell>
          <table:table-cell table:formula="of:=[.J16]-[.D16]" office:value-type="float" office:value="0.000559441067915722" calcext:value-type="float">
            <text:p>0.0006</text:p>
          </table:table-cell>
          <table:table-cell table:formula="of:=0.225*([.I16]*ABS([.I16]) - [.I16]) + [.I16]" office:value-type="float" office:value="-0.766803840877918" calcext:value-type="float">
            <text:p>-0.7668</text:p>
          </table:table-cell>
          <table:table-cell table:formula="of:=[.L16]-[.E16]" office:value-type="float" office:value="-0.000759397758936742" calcext:value-type="float">
            <text:p>-0.0008</text:p>
          </table:table-cell>
        </table:table-row>
        <table:table-row table:style-name="ro1">
          <table:table-cell table:formula="of:=[.A16]+10" office:value-type="float" office:value="-210" calcext:value-type="float">
            <text:p>-210</text:p>
          </table:table-cell>
          <table:table-cell table:formula="of:=[.A17]*PI()/180" office:value-type="float" office:value="-3.66519142918809" calcext:value-type="float">
            <text:p>-3.6652</text:p>
          </table:table-cell>
          <table:table-cell table:formula="of:=[.B17]+PI()/2" office:value-type="float" office:value="-2.09439510239319" calcext:value-type="float">
            <text:p>-2.0944</text:p>
          </table:table-cell>
          <table:table-cell table:formula="of:=SIN([.B17])" office:value-type="float" office:value="0.5" calcext:value-type="float">
            <text:p>0.500</text:p>
          </table:table-cell>
          <table:table-cell table:formula="of:=COS([.B17])" office:value-type="float" office:value="-0.86602540378444" calcext:value-type="float">
            <text:p>-0.866</text:p>
          </table:table-cell>
          <table:table-cell table:formula="of:=IF(ABS([.B17])&lt;=PI();[.B17];[.B17]-SIGN([.B17])*2*PI())" office:value-type="float" office:value="2.6179938779915" calcext:value-type="float">
            <text:p>2.6180</text:p>
          </table:table-cell>
          <table:table-cell table:formula="of:=IF(ABS([.C17])&lt;=PI();[.C17];[.C17]-SIGN([.C17])*2*PI())" office:value-type="float" office:value="-2.09439510239319" calcext:value-type="float">
            <text:p>-2.0944</text:p>
          </table:table-cell>
          <table:table-cell table:formula="of:=([.F17]*4/PI()) - (4*[.F17]*ABS([.F17])/(PI()^2))" office:value-type="float" office:value="0.555555555555554" calcext:value-type="float">
            <text:p>0.5556</text:p>
          </table:table-cell>
          <table:table-cell table:formula="of:=([.G17]*4/PI()) - (4*[.G17]*ABS([.G17])/(PI()^2))" office:value-type="float" office:value="-0.88888888888889" calcext:value-type="float">
            <text:p>-0.8889</text:p>
          </table:table-cell>
          <table:table-cell table:formula="of:=0.225*([.H17]*ABS([.H17]) - [.H17]) + [.H17]" office:value-type="float" office:value="0.499999999999998" calcext:value-type="float">
            <text:p>0.5000</text:p>
          </table:table-cell>
          <table:table-cell table:formula="of:=[.J17]-[.D17]" office:value-type="float" office:value="0" calcext:value-type="float">
            <text:p>0.0000</text:p>
          </table:table-cell>
          <table:table-cell table:formula="of:=0.225*([.I17]*ABS([.I17]) - [.I17]) + [.I17]" office:value-type="float" office:value="-0.866666666666668" calcext:value-type="float">
            <text:p>-0.8667</text:p>
          </table:table-cell>
          <table:table-cell table:formula="of:=[.L17]-[.E17]" office:value-type="float" office:value="-0.000641262882227989" calcext:value-type="float">
            <text:p>-0.0006</text:p>
          </table:table-cell>
        </table:table-row>
        <table:table-row table:style-name="ro1">
          <table:table-cell table:formula="of:=[.A17]+10" office:value-type="float" office:value="-200" calcext:value-type="float">
            <text:p>-200</text:p>
          </table:table-cell>
          <table:table-cell table:formula="of:=[.A18]*PI()/180" office:value-type="float" office:value="-3.49065850398866" calcext:value-type="float">
            <text:p>-3.4907</text:p>
          </table:table-cell>
          <table:table-cell table:formula="of:=[.B18]+PI()/2" office:value-type="float" office:value="-1.91986217719376" calcext:value-type="float">
            <text:p>-1.9199</text:p>
          </table:table-cell>
          <table:table-cell table:formula="of:=SIN([.B18])" office:value-type="float" office:value="0.342020143325669" calcext:value-type="float">
            <text:p>0.342</text:p>
          </table:table-cell>
          <table:table-cell table:formula="of:=COS([.B18])" office:value-type="float" office:value="-0.939692620785908" calcext:value-type="float">
            <text:p>-0.940</text:p>
          </table:table-cell>
          <table:table-cell table:formula="of:=IF(ABS([.B18])&lt;=PI();[.B18];[.B18]-SIGN([.B18])*2*PI())" office:value-type="float" office:value="2.79252680319093" calcext:value-type="float">
            <text:p>2.7925</text:p>
          </table:table-cell>
          <table:table-cell table:formula="of:=IF(ABS([.C18])&lt;=PI();[.C18];[.C18]-SIGN([.C18])*2*PI())" office:value-type="float" office:value="-1.91986217719376" calcext:value-type="float">
            <text:p>-1.9199</text:p>
          </table:table-cell>
          <table:table-cell table:formula="of:=([.F18]*4/PI()) - (4*[.F18]*ABS([.F18])/(PI()^2))" office:value-type="float" office:value="0.395061728395063" calcext:value-type="float">
            <text:p>0.3951</text:p>
          </table:table-cell>
          <table:table-cell table:formula="of:=([.G18]*4/PI()) - (4*[.G18]*ABS([.G18])/(PI()^2))" office:value-type="float" office:value="-0.950617283950617" calcext:value-type="float">
            <text:p>-0.9506</text:p>
          </table:table-cell>
          <table:table-cell table:formula="of:=0.225*([.H18]*ABS([.H18]) - [.H18]) + [.H18]" office:value-type="float" office:value="0.341289437585735" calcext:value-type="float">
            <text:p>0.3413</text:p>
          </table:table-cell>
          <table:table-cell table:formula="of:=[.J18]-[.D18]" office:value-type="float" office:value="-0.00073070573993389" calcext:value-type="float">
            <text:p>-0.0007</text:p>
          </table:table-cell>
          <table:table-cell table:formula="of:=0.225*([.I18]*ABS([.I18]) - [.I18]) + [.I18]" office:value-type="float" office:value="-0.940054869684499" calcext:value-type="float">
            <text:p>-0.9401</text:p>
          </table:table-cell>
          <table:table-cell table:formula="of:=[.L18]-[.E18]" office:value-type="float" office:value="-0.000362248898590933" calcext:value-type="float">
            <text:p>-0.0004</text:p>
          </table:table-cell>
        </table:table-row>
        <table:table-row table:style-name="ro1">
          <table:table-cell table:formula="of:=[.A18]+10" office:value-type="float" office:value="-190" calcext:value-type="float">
            <text:p>-190</text:p>
          </table:table-cell>
          <table:table-cell table:formula="of:=[.A19]*PI()/180" office:value-type="float" office:value="-3.31612557878923" calcext:value-type="float">
            <text:p>-3.3161</text:p>
          </table:table-cell>
          <table:table-cell table:formula="of:=[.B19]+PI()/2" office:value-type="float" office:value="-1.74532925199433" calcext:value-type="float">
            <text:p>-1.7453</text:p>
          </table:table-cell>
          <table:table-cell table:formula="of:=SIN([.B19])" office:value-type="float" office:value="0.17364817766693" calcext:value-type="float">
            <text:p>0.174</text:p>
          </table:table-cell>
          <table:table-cell table:formula="of:=COS([.B19])" office:value-type="float" office:value="-0.984807753012207" calcext:value-type="float">
            <text:p>-0.985</text:p>
          </table:table-cell>
          <table:table-cell table:formula="of:=IF(ABS([.B19])&lt;=PI();[.B19];[.B19]-SIGN([.B19])*2*PI())" office:value-type="float" office:value="2.96705972839036" calcext:value-type="float">
            <text:p>2.9671</text:p>
          </table:table-cell>
          <table:table-cell table:formula="of:=IF(ABS([.C19])&lt;=PI();[.C19];[.C19]-SIGN([.C19])*2*PI())" office:value-type="float" office:value="-1.74532925199433" calcext:value-type="float">
            <text:p>-1.7453</text:p>
          </table:table-cell>
          <table:table-cell table:formula="of:=([.F19]*4/PI()) - (4*[.F19]*ABS([.F19])/(PI()^2))" office:value-type="float" office:value="0.209876543209881" calcext:value-type="float">
            <text:p>0.2099</text:p>
          </table:table-cell>
          <table:table-cell table:formula="of:=([.G19]*4/PI()) - (4*[.G19]*ABS([.G19])/(PI()^2))" office:value-type="float" office:value="-0.987654320987654" calcext:value-type="float">
            <text:p>-0.9877</text:p>
          </table:table-cell>
          <table:table-cell table:formula="of:=0.225*([.H19]*ABS([.H19]) - [.H19]) + [.H19]" office:value-type="float" office:value="0.172565157750346" calcext:value-type="float">
            <text:p>0.1726</text:p>
          </table:table-cell>
          <table:table-cell table:formula="of:=[.J19]-[.D19]" office:value-type="float" office:value="-0.00108301991658355" calcext:value-type="float">
            <text:p>-0.0011</text:p>
          </table:table-cell>
          <table:table-cell table:formula="of:=0.225*([.I19]*ABS([.I19]) - [.I19]) + [.I19]" office:value-type="float" office:value="-0.984910836762688" calcext:value-type="float">
            <text:p>-0.9849</text:p>
          </table:table-cell>
          <table:table-cell table:formula="of:=[.L19]-[.E19]" office:value-type="float" office:value="-0.000103083750480848" calcext:value-type="float">
            <text:p>-0.0001</text:p>
          </table:table-cell>
        </table:table-row>
        <table:table-row table:style-name="ro1">
          <table:table-cell table:formula="of:=[.A19]+10" office:value-type="float" office:value="-180" calcext:value-type="float">
            <text:p>-180</text:p>
          </table:table-cell>
          <table:table-cell table:formula="of:=[.A20]*PI()/180" office:value-type="float" office:value="-3.14159265358979" calcext:value-type="float">
            <text:p>-3.1416</text:p>
          </table:table-cell>
          <table:table-cell table:formula="of:=[.B20]+PI()/2" office:value-type="float" office:value="-1.57079632679489" calcext:value-type="float">
            <text:p>-1.5708</text:p>
          </table:table-cell>
          <table:table-cell table:formula="of:=SIN([.B20])" office:value-type="float" office:value="-1.22464679914735E-016" calcext:value-type="float">
            <text:p>0.000</text:p>
          </table:table-cell>
          <table:table-cell table:formula="of:=COS([.B20])" office:value-type="float" office:value="-1" calcext:value-type="float">
            <text:p>-1.000</text:p>
          </table:table-cell>
          <table:table-cell table:formula="of:=IF(ABS([.B20])&lt;=PI();[.B20];[.B20]-SIGN([.B20])*2*PI())" office:value-type="float" office:value="-3.14159265358979" calcext:value-type="float">
            <text:p>-3.1416</text:p>
          </table:table-cell>
          <table:table-cell table:formula="of:=IF(ABS([.C20])&lt;=PI();[.C20];[.C20]-SIGN([.C20])*2*PI())" office:value-type="float" office:value="-1.57079632679489" calcext:value-type="float">
            <text:p>-1.5708</text:p>
          </table:table-cell>
          <table:table-cell table:formula="of:=([.F20]*4/PI()) - (4*[.F20]*ABS([.F20])/(PI()^2))" office:value-type="float" office:value="0" calcext:value-type="float">
            <text:p>0.0000</text:p>
          </table:table-cell>
          <table:table-cell table:formula="of:=([.G20]*4/PI()) - (4*[.G20]*ABS([.G20])/(PI()^2))" office:value-type="float" office:value="-1" calcext:value-type="float">
            <text:p>-1.0000</text:p>
          </table:table-cell>
          <table:table-cell table:formula="of:=0.225*([.H20]*ABS([.H20]) - [.H20]) + [.H20]" office:value-type="float" office:value="0" calcext:value-type="float">
            <text:p>0.0000</text:p>
          </table:table-cell>
          <table:table-cell table:formula="of:=[.J20]-[.D20]" office:value-type="float" office:value="1.22464679914735E-016" calcext:value-type="float">
            <text:p>0.0000</text:p>
          </table:table-cell>
          <table:table-cell table:formula="of:=0.225*([.I20]*ABS([.I20]) - [.I20]) + [.I20]" office:value-type="float" office:value="-1" calcext:value-type="float">
            <text:p>-1.0000</text:p>
          </table:table-cell>
          <table:table-cell table:formula="of:=[.L20]-[.E20]" office:value-type="float" office:value="0" calcext:value-type="float">
            <text:p>0.0000</text:p>
          </table:table-cell>
        </table:table-row>
        <table:table-row table:style-name="ro1">
          <table:table-cell table:formula="of:=[.A20]+10" office:value-type="float" office:value="-170" calcext:value-type="float">
            <text:p>-170</text:p>
          </table:table-cell>
          <table:table-cell table:formula="of:=[.A21]*PI()/180" office:value-type="float" office:value="-2.96705972839036" calcext:value-type="float">
            <text:p>-2.9671</text:p>
          </table:table-cell>
          <table:table-cell table:formula="of:=[.B21]+PI()/2" office:value-type="float" office:value="-1.39626340159546" calcext:value-type="float">
            <text:p>-1.3963</text:p>
          </table:table-cell>
          <table:table-cell table:formula="of:=SIN([.B21])" office:value-type="float" office:value="-0.17364817766693" calcext:value-type="float">
            <text:p>-0.174</text:p>
          </table:table-cell>
          <table:table-cell table:formula="of:=COS([.B21])" office:value-type="float" office:value="-0.984807753012208" calcext:value-type="float">
            <text:p>-0.985</text:p>
          </table:table-cell>
          <table:table-cell table:formula="of:=IF(ABS([.B21])&lt;=PI();[.B21];[.B21]-SIGN([.B21])*2*PI())" office:value-type="float" office:value="-2.96705972839036" calcext:value-type="float">
            <text:p>-2.9671</text:p>
          </table:table-cell>
          <table:table-cell table:formula="of:=IF(ABS([.C21])&lt;=PI();[.C21];[.C21]-SIGN([.C21])*2*PI())" office:value-type="float" office:value="-1.39626340159546" calcext:value-type="float">
            <text:p>-1.3963</text:p>
          </table:table-cell>
          <table:table-cell table:formula="of:=([.F21]*4/PI()) - (4*[.F21]*ABS([.F21])/(PI()^2))" office:value-type="float" office:value="-0.209876543209877" calcext:value-type="float">
            <text:p>-0.2099</text:p>
          </table:table-cell>
          <table:table-cell table:formula="of:=([.G21]*4/PI()) - (4*[.G21]*ABS([.G21])/(PI()^2))" office:value-type="float" office:value="-0.987654320987654" calcext:value-type="float">
            <text:p>-0.9877</text:p>
          </table:table-cell>
          <table:table-cell table:formula="of:=0.225*([.H21]*ABS([.H21]) - [.H21]) + [.H21]" office:value-type="float" office:value="-0.172565157750343" calcext:value-type="float">
            <text:p>-0.1726</text:p>
          </table:table-cell>
          <table:table-cell table:formula="of:=[.J21]-[.D21]" office:value-type="float" office:value="0.00108301991658663" calcext:value-type="float">
            <text:p>0.0011</text:p>
          </table:table-cell>
          <table:table-cell table:formula="of:=0.225*([.I21]*ABS([.I21]) - [.I21]) + [.I21]" office:value-type="float" office:value="-0.984910836762689" calcext:value-type="float">
            <text:p>-0.9849</text:p>
          </table:table-cell>
          <table:table-cell table:formula="of:=[.L21]-[.E21]" office:value-type="float" office:value="-0.000103083750480515" calcext:value-type="float">
            <text:p>-0.0001</text:p>
          </table:table-cell>
        </table:table-row>
        <table:table-row table:style-name="ro1">
          <table:table-cell table:formula="of:=[.A21]+10" office:value-type="float" office:value="-160" calcext:value-type="float">
            <text:p>-160</text:p>
          </table:table-cell>
          <table:table-cell table:formula="of:=[.A22]*PI()/180" office:value-type="float" office:value="-2.79252680319093" calcext:value-type="float">
            <text:p>-2.7925</text:p>
          </table:table-cell>
          <table:table-cell table:formula="of:=[.B22]+PI()/2" office:value-type="float" office:value="-1.22173047639603" calcext:value-type="float">
            <text:p>-1.2217</text:p>
          </table:table-cell>
          <table:table-cell table:formula="of:=SIN([.B22])" office:value-type="float" office:value="-0.342020143325669" calcext:value-type="float">
            <text:p>-0.342</text:p>
          </table:table-cell>
          <table:table-cell table:formula="of:=COS([.B22])" office:value-type="float" office:value="-0.939692620785909" calcext:value-type="float">
            <text:p>-0.940</text:p>
          </table:table-cell>
          <table:table-cell table:formula="of:=IF(ABS([.B22])&lt;=PI();[.B22];[.B22]-SIGN([.B22])*2*PI())" office:value-type="float" office:value="-2.79252680319093" calcext:value-type="float">
            <text:p>-2.7925</text:p>
          </table:table-cell>
          <table:table-cell table:formula="of:=IF(ABS([.C22])&lt;=PI();[.C22];[.C22]-SIGN([.C22])*2*PI())" office:value-type="float" office:value="-1.22173047639603" calcext:value-type="float">
            <text:p>-1.2217</text:p>
          </table:table-cell>
          <table:table-cell table:formula="of:=([.F22]*4/PI()) - (4*[.F22]*ABS([.F22])/(PI()^2))" office:value-type="float" office:value="-0.395061728395059" calcext:value-type="float">
            <text:p>-0.3951</text:p>
          </table:table-cell>
          <table:table-cell table:formula="of:=([.G22]*4/PI()) - (4*[.G22]*ABS([.G22])/(PI()^2))" office:value-type="float" office:value="-0.950617283950618" calcext:value-type="float">
            <text:p>-0.9506</text:p>
          </table:table-cell>
          <table:table-cell table:formula="of:=0.225*([.H22]*ABS([.H22]) - [.H22]) + [.H22]" office:value-type="float" office:value="-0.341289437585731" calcext:value-type="float">
            <text:p>-0.3413</text:p>
          </table:table-cell>
          <table:table-cell table:formula="of:=[.J22]-[.D22]" office:value-type="float" office:value="0.00073070573993772" calcext:value-type="float">
            <text:p>0.0007</text:p>
          </table:table-cell>
          <table:table-cell table:formula="of:=0.225*([.I22]*ABS([.I22]) - [.I22]) + [.I22]" office:value-type="float" office:value="-0.9400548696845" calcext:value-type="float">
            <text:p>-0.9401</text:p>
          </table:table-cell>
          <table:table-cell table:formula="of:=[.L22]-[.E22]" office:value-type="float" office:value="-0.000362248898590822" calcext:value-type="float">
            <text:p>-0.0004</text:p>
          </table:table-cell>
        </table:table-row>
        <table:table-row table:style-name="ro1">
          <table:table-cell table:formula="of:=[.A22]+10" office:value-type="float" office:value="-150" calcext:value-type="float">
            <text:p>-150</text:p>
          </table:table-cell>
          <table:table-cell table:formula="of:=[.A23]*PI()/180" office:value-type="float" office:value="-2.61799387799149" calcext:value-type="float">
            <text:p>-2.6180</text:p>
          </table:table-cell>
          <table:table-cell table:formula="of:=[.B23]+PI()/2" office:value-type="float" office:value="-1.04719755119659" calcext:value-type="float">
            <text:p>-1.0472</text:p>
          </table:table-cell>
          <table:table-cell table:formula="of:=SIN([.B23])" office:value-type="float" office:value="-0.5" calcext:value-type="float">
            <text:p>-0.500</text:p>
          </table:table-cell>
          <table:table-cell table:formula="of:=COS([.B23])" office:value-type="float" office:value="-0.866025403784436" calcext:value-type="float">
            <text:p>-0.866</text:p>
          </table:table-cell>
          <table:table-cell table:formula="of:=IF(ABS([.B23])&lt;=PI();[.B23];[.B23]-SIGN([.B23])*2*PI())" office:value-type="float" office:value="-2.61799387799149" calcext:value-type="float">
            <text:p>-2.6180</text:p>
          </table:table-cell>
          <table:table-cell table:formula="of:=IF(ABS([.C23])&lt;=PI();[.C23];[.C23]-SIGN([.C23])*2*PI())" office:value-type="float" office:value="-1.04719755119659" calcext:value-type="float">
            <text:p>-1.0472</text:p>
          </table:table-cell>
          <table:table-cell table:formula="of:=([.F23]*4/PI()) - (4*[.F23]*ABS([.F23])/(PI()^2))" office:value-type="float" office:value="-0.555555555555559" calcext:value-type="float">
            <text:p>-0.5556</text:p>
          </table:table-cell>
          <table:table-cell table:formula="of:=([.G23]*4/PI()) - (4*[.G23]*ABS([.G23])/(PI()^2))" office:value-type="float" office:value="-0.888888888888887" calcext:value-type="float">
            <text:p>-0.8889</text:p>
          </table:table-cell>
          <table:table-cell table:formula="of:=0.225*([.H23]*ABS([.H23]) - [.H23]) + [.H23]" office:value-type="float" office:value="-0.500000000000004" calcext:value-type="float">
            <text:p>-0.5000</text:p>
          </table:table-cell>
          <table:table-cell table:formula="of:=[.J23]-[.D23]" office:value-type="float" office:value="-3.88578058618805E-015" calcext:value-type="float">
            <text:p>0.0000</text:p>
          </table:table-cell>
          <table:table-cell table:formula="of:=0.225*([.I23]*ABS([.I23]) - [.I23]) + [.I23]" office:value-type="float" office:value="-0.866666666666665" calcext:value-type="float">
            <text:p>-0.8667</text:p>
          </table:table-cell>
          <table:table-cell table:formula="of:=[.L23]-[.E23]" office:value-type="float" office:value="-0.000641262882228211" calcext:value-type="float">
            <text:p>-0.0006</text:p>
          </table:table-cell>
        </table:table-row>
        <table:table-row table:style-name="ro1">
          <table:table-cell table:formula="of:=[.A23]+10" office:value-type="float" office:value="-140" calcext:value-type="float">
            <text:p>-140</text:p>
          </table:table-cell>
          <table:table-cell table:formula="of:=[.A24]*PI()/180" office:value-type="float" office:value="-2.44346095279206" calcext:value-type="float">
            <text:p>-2.4435</text:p>
          </table:table-cell>
          <table:table-cell table:formula="of:=[.B24]+PI()/2" office:value-type="float" office:value="-0.872664625997163" calcext:value-type="float">
            <text:p>-0.8727</text:p>
          </table:table-cell>
          <table:table-cell table:formula="of:=SIN([.B24])" office:value-type="float" office:value="-0.642787609686539" calcext:value-type="float">
            <text:p>-0.643</text:p>
          </table:table-cell>
          <table:table-cell table:formula="of:=COS([.B24])" office:value-type="float" office:value="-0.766044443118977" calcext:value-type="float">
            <text:p>-0.766</text:p>
          </table:table-cell>
          <table:table-cell table:formula="of:=IF(ABS([.B24])&lt;=PI();[.B24];[.B24]-SIGN([.B24])*2*PI())" office:value-type="float" office:value="-2.44346095279206" calcext:value-type="float">
            <text:p>-2.4435</text:p>
          </table:table-cell>
          <table:table-cell table:formula="of:=IF(ABS([.C24])&lt;=PI();[.C24];[.C24]-SIGN([.C24])*2*PI())" office:value-type="float" office:value="-0.872664625997163" calcext:value-type="float">
            <text:p>-0.8727</text:p>
          </table:table-cell>
          <table:table-cell table:formula="of:=([.F24]*4/PI()) - (4*[.F24]*ABS([.F24])/(PI()^2))" office:value-type="float" office:value="-0.691358024691359" calcext:value-type="float">
            <text:p>-0.6914</text:p>
          </table:table-cell>
          <table:table-cell table:formula="of:=([.G24]*4/PI()) - (4*[.G24]*ABS([.G24])/(PI()^2))" office:value-type="float" office:value="-0.802469135802468" calcext:value-type="float">
            <text:p>-0.8025</text:p>
          </table:table-cell>
          <table:table-cell table:formula="of:=0.225*([.H24]*ABS([.H24]) - [.H24]) + [.H24]" office:value-type="float" office:value="-0.643347050754459" calcext:value-type="float">
            <text:p>-0.6433</text:p>
          </table:table-cell>
          <table:table-cell table:formula="of:=[.J24]-[.D24]" office:value-type="float" office:value="-0.000559441067920496" calcext:value-type="float">
            <text:p>-0.0006</text:p>
          </table:table-cell>
          <table:table-cell table:formula="of:=0.225*([.I24]*ABS([.I24]) - [.I24]) + [.I24]" office:value-type="float" office:value="-0.766803840877914" calcext:value-type="float">
            <text:p>-0.7668</text:p>
          </table:table-cell>
          <table:table-cell table:formula="of:=[.L24]-[.E24]" office:value-type="float" office:value="-0.000759397758937186" calcext:value-type="float">
            <text:p>-0.0008</text:p>
          </table:table-cell>
        </table:table-row>
        <table:table-row table:style-name="ro1">
          <table:table-cell table:formula="of:=[.A24]+10" office:value-type="float" office:value="-130" calcext:value-type="float">
            <text:p>-130</text:p>
          </table:table-cell>
          <table:table-cell table:formula="of:=[.A25]*PI()/180" office:value-type="float" office:value="-2.26892802759263" calcext:value-type="float">
            <text:p>-2.2689</text:p>
          </table:table-cell>
          <table:table-cell table:formula="of:=[.B25]+PI()/2" office:value-type="float" office:value="-0.698131700797734" calcext:value-type="float">
            <text:p>-0.6981</text:p>
          </table:table-cell>
          <table:table-cell table:formula="of:=SIN([.B25])" office:value-type="float" office:value="-0.766044443118978" calcext:value-type="float">
            <text:p>-0.766</text:p>
          </table:table-cell>
          <table:table-cell table:formula="of:=COS([.B25])" office:value-type="float" office:value="-0.642787609686541" calcext:value-type="float">
            <text:p>-0.643</text:p>
          </table:table-cell>
          <table:table-cell table:formula="of:=IF(ABS([.B25])&lt;=PI();[.B25];[.B25]-SIGN([.B25])*2*PI())" office:value-type="float" office:value="-2.26892802759263" calcext:value-type="float">
            <text:p>-2.2689</text:p>
          </table:table-cell>
          <table:table-cell table:formula="of:=IF(ABS([.C25])&lt;=PI();[.C25];[.C25]-SIGN([.C25])*2*PI())" office:value-type="float" office:value="-0.698131700797734" calcext:value-type="float">
            <text:p>-0.6981</text:p>
          </table:table-cell>
          <table:table-cell table:formula="of:=([.F25]*4/PI()) - (4*[.F25]*ABS([.F25])/(PI()^2))" office:value-type="float" office:value="-0.802469135802468" calcext:value-type="float">
            <text:p>-0.8025</text:p>
          </table:table-cell>
          <table:table-cell table:formula="of:=([.G25]*4/PI()) - (4*[.G25]*ABS([.G25])/(PI()^2))" office:value-type="float" office:value="-0.691358024691359" calcext:value-type="float">
            <text:p>-0.6914</text:p>
          </table:table-cell>
          <table:table-cell table:formula="of:=0.225*([.H25]*ABS([.H25]) - [.H25]) + [.H25]" office:value-type="float" office:value="-0.766803840877914" calcext:value-type="float">
            <text:p>-0.7668</text:p>
          </table:table-cell>
          <table:table-cell table:formula="of:=[.J25]-[.D25]" office:value-type="float" office:value="-0.000759397758935965" calcext:value-type="float">
            <text:p>-0.0008</text:p>
          </table:table-cell>
          <table:table-cell table:formula="of:=0.225*([.I25]*ABS([.I25]) - [.I25]) + [.I25]" office:value-type="float" office:value="-0.643347050754459" calcext:value-type="float">
            <text:p>-0.6433</text:p>
          </table:table-cell>
          <table:table-cell table:formula="of:=[.L25]-[.E25]" office:value-type="float" office:value="-0.000559441067918831" calcext:value-type="float">
            <text:p>-0.0006</text:p>
          </table:table-cell>
        </table:table-row>
        <table:table-row table:style-name="ro1">
          <table:table-cell table:formula="of:=[.A25]+10" office:value-type="float" office:value="-120" calcext:value-type="float">
            <text:p>-120</text:p>
          </table:table-cell>
          <table:table-cell table:formula="of:=[.A26]*PI()/180" office:value-type="float" office:value="-2.0943951023932" calcext:value-type="float">
            <text:p>-2.0944</text:p>
          </table:table-cell>
          <table:table-cell table:formula="of:=[.B26]+PI()/2" office:value-type="float" office:value="-0.523598775598304" calcext:value-type="float">
            <text:p>-0.5236</text:p>
          </table:table-cell>
          <table:table-cell table:formula="of:=SIN([.B26])" office:value-type="float" office:value="-0.866025403784439" calcext:value-type="float">
            <text:p>-0.866</text:p>
          </table:table-cell>
          <table:table-cell table:formula="of:=COS([.B26])" office:value-type="float" office:value="-0.500000000000004" calcext:value-type="float">
            <text:p>-0.500</text:p>
          </table:table-cell>
          <table:table-cell table:formula="of:=IF(ABS([.B26])&lt;=PI();[.B26];[.B26]-SIGN([.B26])*2*PI())" office:value-type="float" office:value="-2.0943951023932" calcext:value-type="float">
            <text:p>-2.0944</text:p>
          </table:table-cell>
          <table:table-cell table:formula="of:=IF(ABS([.C26])&lt;=PI();[.C26];[.C26]-SIGN([.C26])*2*PI())" office:value-type="float" office:value="-0.523598775598304" calcext:value-type="float">
            <text:p>-0.5236</text:p>
          </table:table-cell>
          <table:table-cell table:formula="of:=([.F26]*4/PI()) - (4*[.F26]*ABS([.F26])/(PI()^2))" office:value-type="float" office:value="-0.888888888888887" calcext:value-type="float">
            <text:p>-0.8889</text:p>
          </table:table-cell>
          <table:table-cell table:formula="of:=([.G26]*4/PI()) - (4*[.G26]*ABS([.G26])/(PI()^2))" office:value-type="float" office:value="-0.55555555555556" calcext:value-type="float">
            <text:p>-0.5556</text:p>
          </table:table-cell>
          <table:table-cell table:formula="of:=0.225*([.H26]*ABS([.H26]) - [.H26]) + [.H26]" office:value-type="float" office:value="-0.866666666666665" calcext:value-type="float">
            <text:p>-0.8667</text:p>
          </table:table-cell>
          <table:table-cell table:formula="of:=[.J26]-[.D26]" office:value-type="float" office:value="-0.000641262882225435" calcext:value-type="float">
            <text:p>-0.0006</text:p>
          </table:table-cell>
          <table:table-cell table:formula="of:=0.225*([.I26]*ABS([.I26]) - [.I26]) + [.I26]" office:value-type="float" office:value="-0.500000000000004" calcext:value-type="float">
            <text:p>-0.5000</text:p>
          </table:table-cell>
          <table:table-cell table:formula="of:=[.L26]-[.E26]" office:value-type="float" office:value="0" calcext:value-type="float">
            <text:p>0.0000</text:p>
          </table:table-cell>
        </table:table-row>
        <table:table-row table:style-name="ro1">
          <table:table-cell table:formula="of:=[.A26]+10" office:value-type="float" office:value="-110" calcext:value-type="float">
            <text:p>-110</text:p>
          </table:table-cell>
          <table:table-cell table:formula="of:=[.A27]*PI()/180" office:value-type="float" office:value="-1.91986217719376" calcext:value-type="float">
            <text:p>-1.9199</text:p>
          </table:table-cell>
          <table:table-cell table:formula="of:=[.B27]+PI()/2" office:value-type="float" office:value="-0.349065850398863" calcext:value-type="float">
            <text:p>-0.3491</text:p>
          </table:table-cell>
          <table:table-cell table:formula="of:=SIN([.B27])" office:value-type="float" office:value="-0.939692620785908" calcext:value-type="float">
            <text:p>-0.940</text:p>
          </table:table-cell>
          <table:table-cell table:formula="of:=COS([.B27])" office:value-type="float" office:value="-0.342020143325666" calcext:value-type="float">
            <text:p>-0.342</text:p>
          </table:table-cell>
          <table:table-cell table:formula="of:=IF(ABS([.B27])&lt;=PI();[.B27];[.B27]-SIGN([.B27])*2*PI())" office:value-type="float" office:value="-1.91986217719376" calcext:value-type="float">
            <text:p>-1.9199</text:p>
          </table:table-cell>
          <table:table-cell table:formula="of:=IF(ABS([.C27])&lt;=PI();[.C27];[.C27]-SIGN([.C27])*2*PI())" office:value-type="float" office:value="-0.349065850398863" calcext:value-type="float">
            <text:p>-0.3491</text:p>
          </table:table-cell>
          <table:table-cell table:formula="of:=([.F27]*4/PI()) - (4*[.F27]*ABS([.F27])/(PI()^2))" office:value-type="float" office:value="-0.950617283950618" calcext:value-type="float">
            <text:p>-0.9506</text:p>
          </table:table-cell>
          <table:table-cell table:formula="of:=([.G27]*4/PI()) - (4*[.G27]*ABS([.G27])/(PI()^2))" office:value-type="float" office:value="-0.395061728395059" calcext:value-type="float">
            <text:p>-0.3951</text:p>
          </table:table-cell>
          <table:table-cell table:formula="of:=0.225*([.H27]*ABS([.H27]) - [.H27]) + [.H27]" office:value-type="float" office:value="-0.9400548696845" calcext:value-type="float">
            <text:p>-0.9401</text:p>
          </table:table-cell>
          <table:table-cell table:formula="of:=[.J27]-[.D27]" office:value-type="float" office:value="-0.000362248898592044" calcext:value-type="float">
            <text:p>-0.0004</text:p>
          </table:table-cell>
          <table:table-cell table:formula="of:=0.225*([.I27]*ABS([.I27]) - [.I27]) + [.I27]" office:value-type="float" office:value="-0.341289437585731" calcext:value-type="float">
            <text:p>-0.3413</text:p>
          </table:table-cell>
          <table:table-cell table:formula="of:=[.L27]-[.E27]" office:value-type="float" office:value="0.000730705739934834" calcext:value-type="float">
            <text:p>0.0007</text:p>
          </table:table-cell>
        </table:table-row>
        <table:table-row table:style-name="ro1">
          <table:table-cell table:formula="of:=[.A27]+10" office:value-type="float" office:value="-100" calcext:value-type="float">
            <text:p>-100</text:p>
          </table:table-cell>
          <table:table-cell table:formula="of:=[.A28]*PI()/180" office:value-type="float" office:value="-1.74532925199433" calcext:value-type="float">
            <text:p>-1.7453</text:p>
          </table:table-cell>
          <table:table-cell table:formula="of:=[.B28]+PI()/2" office:value-type="float" office:value="-0.174532925199433" calcext:value-type="float">
            <text:p>-0.1745</text:p>
          </table:table-cell>
          <table:table-cell table:formula="of:=SIN([.B28])" office:value-type="float" office:value="-0.984807753012208" calcext:value-type="float">
            <text:p>-0.985</text:p>
          </table:table-cell>
          <table:table-cell table:formula="of:=COS([.B28])" office:value-type="float" office:value="-0.173648177666931" calcext:value-type="float">
            <text:p>-0.174</text:p>
          </table:table-cell>
          <table:table-cell table:formula="of:=IF(ABS([.B28])&lt;=PI();[.B28];[.B28]-SIGN([.B28])*2*PI())" office:value-type="float" office:value="-1.74532925199433" calcext:value-type="float">
            <text:p>-1.7453</text:p>
          </table:table-cell>
          <table:table-cell table:formula="of:=IF(ABS([.C28])&lt;=PI();[.C28];[.C28]-SIGN([.C28])*2*PI())" office:value-type="float" office:value="-0.174532925199433" calcext:value-type="float">
            <text:p>-0.1745</text:p>
          </table:table-cell>
          <table:table-cell table:formula="of:=([.F28]*4/PI()) - (4*[.F28]*ABS([.F28])/(PI()^2))" office:value-type="float" office:value="-0.987654320987654" calcext:value-type="float">
            <text:p>-0.9877</text:p>
          </table:table-cell>
          <table:table-cell table:formula="of:=([.G28]*4/PI()) - (4*[.G28]*ABS([.G28])/(PI()^2))" office:value-type="float" office:value="-0.209876543209877" calcext:value-type="float">
            <text:p>-0.2099</text:p>
          </table:table-cell>
          <table:table-cell table:formula="of:=0.225*([.H28]*ABS([.H28]) - [.H28]) + [.H28]" office:value-type="float" office:value="-0.984910836762689" calcext:value-type="float">
            <text:p>-0.9849</text:p>
          </table:table-cell>
          <table:table-cell table:formula="of:=[.J28]-[.D28]" office:value-type="float" office:value="-0.000103083750480404" calcext:value-type="float">
            <text:p>-0.0001</text:p>
          </table:table-cell>
          <table:table-cell table:formula="of:=0.225*([.I28]*ABS([.I28]) - [.I28]) + [.I28]" office:value-type="float" office:value="-0.172565157750343" calcext:value-type="float">
            <text:p>-0.1726</text:p>
          </table:table-cell>
          <table:table-cell table:formula="of:=[.L28]-[.E28]" office:value-type="float" office:value="0.00108301991658735" calcext:value-type="float">
            <text:p>0.0011</text:p>
          </table:table-cell>
        </table:table-row>
        <table:table-row table:style-name="ro1">
          <table:table-cell table:formula="of:=[.A28]+10" office:value-type="float" office:value="-90" calcext:value-type="float">
            <text:p>-90</text:p>
          </table:table-cell>
          <table:table-cell table:formula="of:=[.A29]*PI()/180" office:value-type="float" office:value="-1.5707963267949" calcext:value-type="float">
            <text:p>-1.5708</text:p>
          </table:table-cell>
          <table:table-cell table:formula="of:=[.B29]+PI()/2" office:value-type="float" office:value="0" calcext:value-type="float">
            <text:p>0.0000</text:p>
          </table:table-cell>
          <table:table-cell table:formula="of:=SIN([.B29])" office:value-type="float" office:value="-1" calcext:value-type="float">
            <text:p>-1.000</text:p>
          </table:table-cell>
          <table:table-cell table:formula="of:=COS([.B29])" office:value-type="float" office:value="-3.49148133884313E-015" calcext:value-type="float">
            <text:p>0.000</text:p>
          </table:table-cell>
          <table:table-cell table:formula="of:=IF(ABS([.B29])&lt;=PI();[.B29];[.B29]-SIGN([.B29])*2*PI())" office:value-type="float" office:value="-1.5707963267949" calcext:value-type="float">
            <text:p>-1.5708</text:p>
          </table:table-cell>
          <table:table-cell table:formula="of:=IF(ABS([.C29])&lt;=PI();[.C29];[.C29]-SIGN([.C29])*2*PI())" office:value-type="float" office:value="0" calcext:value-type="float">
            <text:p>0.0000</text:p>
          </table:table-cell>
          <table:table-cell table:formula="of:=([.F29]*4/PI()) - (4*[.F29]*ABS([.F29])/(PI()^2))" office:value-type="float" office:value="-1" calcext:value-type="float">
            <text:p>-1.0000</text:p>
          </table:table-cell>
          <table:table-cell table:formula="of:=([.G29]*4/PI()) - (4*[.G29]*ABS([.G29])/(PI()^2))" office:value-type="float" office:value="0" calcext:value-type="float">
            <text:p>0.0000</text:p>
          </table:table-cell>
          <table:table-cell table:formula="of:=0.225*([.H29]*ABS([.H29]) - [.H29]) + [.H29]" office:value-type="float" office:value="-1" calcext:value-type="float">
            <text:p>-1.0000</text:p>
          </table:table-cell>
          <table:table-cell table:formula="of:=[.J29]-[.D29]" office:value-type="float" office:value="0" calcext:value-type="float">
            <text:p>0.0000</text:p>
          </table:table-cell>
          <table:table-cell table:formula="of:=0.225*([.I29]*ABS([.I29]) - [.I29]) + [.I29]" office:value-type="float" office:value="0" calcext:value-type="float">
            <text:p>0.0000</text:p>
          </table:table-cell>
          <table:table-cell table:formula="of:=[.L29]-[.E29]" office:value-type="float" office:value="3.49148133884313E-015" calcext:value-type="float">
            <text:p>0.0000</text:p>
          </table:table-cell>
        </table:table-row>
        <table:table-row table:style-name="ro1">
          <table:table-cell table:formula="of:=[.A29]+10" office:value-type="float" office:value="-80" calcext:value-type="float">
            <text:p>-80</text:p>
          </table:table-cell>
          <table:table-cell table:formula="of:=[.A30]*PI()/180" office:value-type="float" office:value="-1.39626340159546" calcext:value-type="float">
            <text:p>-1.3963</text:p>
          </table:table-cell>
          <table:table-cell table:formula="of:=[.B30]+PI()/2" office:value-type="float" office:value="0.174532925199437" calcext:value-type="float">
            <text:p>0.1745</text:p>
          </table:table-cell>
          <table:table-cell table:formula="of:=SIN([.B30])" office:value-type="float" office:value="-0.984807753012208" calcext:value-type="float">
            <text:p>-0.985</text:p>
          </table:table-cell>
          <table:table-cell table:formula="of:=COS([.B30])" office:value-type="float" office:value="0.173648177666934" calcext:value-type="float">
            <text:p>0.174</text:p>
          </table:table-cell>
          <table:table-cell table:formula="of:=IF(ABS([.B30])&lt;=PI();[.B30];[.B30]-SIGN([.B30])*2*PI())" office:value-type="float" office:value="-1.39626340159546" calcext:value-type="float">
            <text:p>-1.3963</text:p>
          </table:table-cell>
          <table:table-cell table:formula="of:=IF(ABS([.C30])&lt;=PI();[.C30];[.C30]-SIGN([.C30])*2*PI())" office:value-type="float" office:value="0.174532925199437" calcext:value-type="float">
            <text:p>0.1745</text:p>
          </table:table-cell>
          <table:table-cell table:formula="of:=([.F30]*4/PI()) - (4*[.F30]*ABS([.F30])/(PI()^2))" office:value-type="float" office:value="-0.987654320987654" calcext:value-type="float">
            <text:p>-0.9877</text:p>
          </table:table-cell>
          <table:table-cell table:formula="of:=([.G30]*4/PI()) - (4*[.G30]*ABS([.G30])/(PI()^2))" office:value-type="float" office:value="0.209876543209881" calcext:value-type="float">
            <text:p>0.2099</text:p>
          </table:table-cell>
          <table:table-cell table:formula="of:=0.225*([.H30]*ABS([.H30]) - [.H30]) + [.H30]" office:value-type="float" office:value="-0.984910836762688" calcext:value-type="float">
            <text:p>-0.9849</text:p>
          </table:table-cell>
          <table:table-cell table:formula="of:=[.J30]-[.D30]" office:value-type="float" office:value="-0.000103083750479849" calcext:value-type="float">
            <text:p>-0.0001</text:p>
          </table:table-cell>
          <table:table-cell table:formula="of:=0.225*([.I30]*ABS([.I30]) - [.I30]) + [.I30]" office:value-type="float" office:value="0.172565157750346" calcext:value-type="float">
            <text:p>0.1726</text:p>
          </table:table-cell>
          <table:table-cell table:formula="of:=[.L30]-[.E30]" office:value-type="float" office:value="-0.00108301991658744" calcext:value-type="float">
            <text:p>-0.0011</text:p>
          </table:table-cell>
        </table:table-row>
        <table:table-row table:style-name="ro1">
          <table:table-cell table:formula="of:=[.A30]+10" office:value-type="float" office:value="-70" calcext:value-type="float">
            <text:p>-70</text:p>
          </table:table-cell>
          <table:table-cell table:formula="of:=[.A31]*PI()/180" office:value-type="float" office:value="-1.22173047639603" calcext:value-type="float">
            <text:p>-1.2217</text:p>
          </table:table-cell>
          <table:table-cell table:formula="of:=[.B31]+PI()/2" office:value-type="float" office:value="0.349065850398867" calcext:value-type="float">
            <text:p>0.3491</text:p>
          </table:table-cell>
          <table:table-cell table:formula="of:=SIN([.B31])" office:value-type="float" office:value="-0.939692620785908" calcext:value-type="float">
            <text:p>-0.940</text:p>
          </table:table-cell>
          <table:table-cell table:formula="of:=COS([.B31])" office:value-type="float" office:value="0.342020143325669" calcext:value-type="float">
            <text:p>0.342</text:p>
          </table:table-cell>
          <table:table-cell table:formula="of:=IF(ABS([.B31])&lt;=PI();[.B31];[.B31]-SIGN([.B31])*2*PI())" office:value-type="float" office:value="-1.22173047639603" calcext:value-type="float">
            <text:p>-1.2217</text:p>
          </table:table-cell>
          <table:table-cell table:formula="of:=IF(ABS([.C31])&lt;=PI();[.C31];[.C31]-SIGN([.C31])*2*PI())" office:value-type="float" office:value="0.349065850398867" calcext:value-type="float">
            <text:p>0.3491</text:p>
          </table:table-cell>
          <table:table-cell table:formula="of:=([.F31]*4/PI()) - (4*[.F31]*ABS([.F31])/(PI()^2))" office:value-type="float" office:value="-0.950617283950617" calcext:value-type="float">
            <text:p>-0.9506</text:p>
          </table:table-cell>
          <table:table-cell table:formula="of:=([.G31]*4/PI()) - (4*[.G31]*ABS([.G31])/(PI()^2))" office:value-type="float" office:value="0.395061728395062" calcext:value-type="float">
            <text:p>0.3951</text:p>
          </table:table-cell>
          <table:table-cell table:formula="of:=0.225*([.H31]*ABS([.H31]) - [.H31]) + [.H31]" office:value-type="float" office:value="-0.940054869684499" calcext:value-type="float">
            <text:p>-0.9401</text:p>
          </table:table-cell>
          <table:table-cell table:formula="of:=[.J31]-[.D31]" office:value-type="float" office:value="-0.000362248898591044" calcext:value-type="float">
            <text:p>-0.0004</text:p>
          </table:table-cell>
          <table:table-cell table:formula="of:=0.225*([.I31]*ABS([.I31]) - [.I31]) + [.I31]" office:value-type="float" office:value="0.341289437585735" calcext:value-type="float">
            <text:p>0.3413</text:p>
          </table:table-cell>
          <table:table-cell table:formula="of:=[.L31]-[.E31]" office:value-type="float" office:value="-0.000730705739934889" calcext:value-type="float">
            <text:p>-0.0007</text:p>
          </table:table-cell>
        </table:table-row>
        <table:table-row table:style-name="ro1">
          <table:table-cell table:formula="of:=[.A31]+10" office:value-type="float" office:value="-60" calcext:value-type="float">
            <text:p>-60</text:p>
          </table:table-cell>
          <table:table-cell table:formula="of:=[.A32]*PI()/180" office:value-type="float" office:value="-1.0471975511966" calcext:value-type="float">
            <text:p>-1.0472</text:p>
          </table:table-cell>
          <table:table-cell table:formula="of:=[.B32]+PI()/2" office:value-type="float" office:value="0.523598775598297" calcext:value-type="float">
            <text:p>0.5236</text:p>
          </table:table-cell>
          <table:table-cell table:formula="of:=SIN([.B32])" office:value-type="float" office:value="-0.866025403784439" calcext:value-type="float">
            <text:p>-0.866</text:p>
          </table:table-cell>
          <table:table-cell table:formula="of:=COS([.B32])" office:value-type="float" office:value="0.499999999999998" calcext:value-type="float">
            <text:p>0.500</text:p>
          </table:table-cell>
          <table:table-cell table:formula="of:=IF(ABS([.B32])&lt;=PI();[.B32];[.B32]-SIGN([.B32])*2*PI())" office:value-type="float" office:value="-1.0471975511966" calcext:value-type="float">
            <text:p>-1.0472</text:p>
          </table:table-cell>
          <table:table-cell table:formula="of:=IF(ABS([.C32])&lt;=PI();[.C32];[.C32]-SIGN([.C32])*2*PI())" office:value-type="float" office:value="0.523598775598297" calcext:value-type="float">
            <text:p>0.5236</text:p>
          </table:table-cell>
          <table:table-cell table:formula="of:=([.F32]*4/PI()) - (4*[.F32]*ABS([.F32])/(PI()^2))" office:value-type="float" office:value="-0.88888888888889" calcext:value-type="float">
            <text:p>-0.8889</text:p>
          </table:table-cell>
          <table:table-cell table:formula="of:=([.G32]*4/PI()) - (4*[.G32]*ABS([.G32])/(PI()^2))" office:value-type="float" office:value="0.555555555555554" calcext:value-type="float">
            <text:p>0.5556</text:p>
          </table:table-cell>
          <table:table-cell table:formula="of:=0.225*([.H32]*ABS([.H32]) - [.H32]) + [.H32]" office:value-type="float" office:value="-0.866666666666668" calcext:value-type="float">
            <text:p>-0.8667</text:p>
          </table:table-cell>
          <table:table-cell table:formula="of:=[.J32]-[.D32]" office:value-type="float" office:value="-0.000641262882228877" calcext:value-type="float">
            <text:p>-0.0006</text:p>
          </table:table-cell>
          <table:table-cell table:formula="of:=0.225*([.I32]*ABS([.I32]) - [.I32]) + [.I32]" office:value-type="float" office:value="0.499999999999998" calcext:value-type="float">
            <text:p>0.5000</text:p>
          </table:table-cell>
          <table:table-cell table:formula="of:=[.L32]-[.E32]" office:value-type="float" office:value="0" calcext:value-type="float">
            <text:p>0.0000</text:p>
          </table:table-cell>
        </table:table-row>
        <table:table-row table:style-name="ro1">
          <table:table-cell table:formula="of:=[.A32]+10" office:value-type="float" office:value="-50" calcext:value-type="float">
            <text:p>-50</text:p>
          </table:table-cell>
          <table:table-cell table:formula="of:=[.A33]*PI()/180" office:value-type="float" office:value="-0.872664625997165" calcext:value-type="float">
            <text:p>-0.8727</text:p>
          </table:table-cell>
          <table:table-cell table:formula="of:=[.B33]+PI()/2" office:value-type="float" office:value="0.698131700797731" calcext:value-type="float">
            <text:p>0.6981</text:p>
          </table:table-cell>
          <table:table-cell table:formula="of:=SIN([.B33])" office:value-type="float" office:value="-0.766044443118978" calcext:value-type="float">
            <text:p>-0.766</text:p>
          </table:table-cell>
          <table:table-cell table:formula="of:=COS([.B33])" office:value-type="float" office:value="0.642787609686539" calcext:value-type="float">
            <text:p>0.643</text:p>
          </table:table-cell>
          <table:table-cell table:formula="of:=IF(ABS([.B33])&lt;=PI();[.B33];[.B33]-SIGN([.B33])*2*PI())" office:value-type="float" office:value="-0.872664625997165" calcext:value-type="float">
            <text:p>-0.8727</text:p>
          </table:table-cell>
          <table:table-cell table:formula="of:=IF(ABS([.C33])&lt;=PI();[.C33];[.C33]-SIGN([.C33])*2*PI())" office:value-type="float" office:value="0.698131700797731" calcext:value-type="float">
            <text:p>0.6981</text:p>
          </table:table-cell>
          <table:table-cell table:formula="of:=([.F33]*4/PI()) - (4*[.F33]*ABS([.F33])/(PI()^2))" office:value-type="float" office:value="-0.802469135802469" calcext:value-type="float">
            <text:p>-0.8025</text:p>
          </table:table-cell>
          <table:table-cell table:formula="of:=([.G33]*4/PI()) - (4*[.G33]*ABS([.G33])/(PI()^2))" office:value-type="float" office:value="0.691358024691358" calcext:value-type="float">
            <text:p>0.6914</text:p>
          </table:table-cell>
          <table:table-cell table:formula="of:=0.225*([.H33]*ABS([.H33]) - [.H33]) + [.H33]" office:value-type="float" office:value="-0.766803840877915" calcext:value-type="float">
            <text:p>-0.7668</text:p>
          </table:table-cell>
          <table:table-cell table:formula="of:=[.J33]-[.D33]" office:value-type="float" office:value="-0.000759397758937186" calcext:value-type="float">
            <text:p>-0.0008</text:p>
          </table:table-cell>
          <table:table-cell table:formula="of:=0.225*([.I33]*ABS([.I33]) - [.I33]) + [.I33]" office:value-type="float" office:value="0.643347050754458" calcext:value-type="float">
            <text:p>0.6433</text:p>
          </table:table-cell>
          <table:table-cell table:formula="of:=[.L33]-[.E33]" office:value-type="float" office:value="0.00055944106791872" calcext:value-type="float">
            <text:p>0.0006</text:p>
          </table:table-cell>
        </table:table-row>
        <table:table-row table:style-name="ro1">
          <table:table-cell table:formula="of:=[.A33]+10" office:value-type="float" office:value="-40" calcext:value-type="float">
            <text:p>-40</text:p>
          </table:table-cell>
          <table:table-cell table:formula="of:=[.A34]*PI()/180" office:value-type="float" office:value="-0.698131700797732" calcext:value-type="float">
            <text:p>-0.6981</text:p>
          </table:table-cell>
          <table:table-cell table:formula="of:=[.B34]+PI()/2" office:value-type="float" office:value="0.872664625997165" calcext:value-type="float">
            <text:p>0.8727</text:p>
          </table:table-cell>
          <table:table-cell table:formula="of:=SIN([.B34])" office:value-type="float" office:value="-0.642787609686539" calcext:value-type="float">
            <text:p>-0.643</text:p>
          </table:table-cell>
          <table:table-cell table:formula="of:=COS([.B34])" office:value-type="float" office:value="0.766044443118978" calcext:value-type="float">
            <text:p>0.766</text:p>
          </table:table-cell>
          <table:table-cell table:formula="of:=IF(ABS([.B34])&lt;=PI();[.B34];[.B34]-SIGN([.B34])*2*PI())" office:value-type="float" office:value="-0.698131700797732" calcext:value-type="float">
            <text:p>-0.6981</text:p>
          </table:table-cell>
          <table:table-cell table:formula="of:=IF(ABS([.C34])&lt;=PI();[.C34];[.C34]-SIGN([.C34])*2*PI())" office:value-type="float" office:value="0.872664625997165" calcext:value-type="float">
            <text:p>0.8727</text:p>
          </table:table-cell>
          <table:table-cell table:formula="of:=([.F34]*4/PI()) - (4*[.F34]*ABS([.F34])/(PI()^2))" office:value-type="float" office:value="-0.691358024691358" calcext:value-type="float">
            <text:p>-0.6914</text:p>
          </table:table-cell>
          <table:table-cell table:formula="of:=([.G34]*4/PI()) - (4*[.G34]*ABS([.G34])/(PI()^2))" office:value-type="float" office:value="0.802469135802469" calcext:value-type="float">
            <text:p>0.8025</text:p>
          </table:table-cell>
          <table:table-cell table:formula="of:=0.225*([.H34]*ABS([.H34]) - [.H34]) + [.H34]" office:value-type="float" office:value="-0.643347050754458" calcext:value-type="float">
            <text:p>-0.6433</text:p>
          </table:table-cell>
          <table:table-cell table:formula="of:=[.J34]-[.D34]" office:value-type="float" office:value="-0.000559441067919386" calcext:value-type="float">
            <text:p>-0.0006</text:p>
          </table:table-cell>
          <table:table-cell table:formula="of:=0.225*([.I34]*ABS([.I34]) - [.I34]) + [.I34]" office:value-type="float" office:value="0.766803840877915" calcext:value-type="float">
            <text:p>0.7668</text:p>
          </table:table-cell>
          <table:table-cell table:formula="of:=[.L34]-[.E34]" office:value-type="float" office:value="0.000759397758937075" calcext:value-type="float">
            <text:p>0.0008</text:p>
          </table:table-cell>
        </table:table-row>
        <table:table-row table:style-name="ro1">
          <table:table-cell table:formula="of:=[.A34]+10" office:value-type="float" office:value="-30" calcext:value-type="float">
            <text:p>-30</text:p>
          </table:table-cell>
          <table:table-cell table:formula="of:=[.A35]*PI()/180" office:value-type="float" office:value="-0.523598775598299" calcext:value-type="float">
            <text:p>-0.5236</text:p>
          </table:table-cell>
          <table:table-cell table:formula="of:=[.B35]+PI()/2" office:value-type="float" office:value="1.0471975511966" calcext:value-type="float">
            <text:p>1.0472</text:p>
          </table:table-cell>
          <table:table-cell table:formula="of:=SIN([.B35])" office:value-type="float" office:value="-0.5" calcext:value-type="float">
            <text:p>-0.500</text:p>
          </table:table-cell>
          <table:table-cell table:formula="of:=COS([.B35])" office:value-type="float" office:value="0.866025403784439" calcext:value-type="float">
            <text:p>0.866</text:p>
          </table:table-cell>
          <table:table-cell table:formula="of:=IF(ABS([.B35])&lt;=PI();[.B35];[.B35]-SIGN([.B35])*2*PI())" office:value-type="float" office:value="-0.523598775598299" calcext:value-type="float">
            <text:p>-0.5236</text:p>
          </table:table-cell>
          <table:table-cell table:formula="of:=IF(ABS([.C35])&lt;=PI();[.C35];[.C35]-SIGN([.C35])*2*PI())" office:value-type="float" office:value="1.0471975511966" calcext:value-type="float">
            <text:p>1.0472</text:p>
          </table:table-cell>
          <table:table-cell table:formula="of:=([.F35]*4/PI()) - (4*[.F35]*ABS([.F35])/(PI()^2))" office:value-type="float" office:value="-0.555555555555556" calcext:value-type="float">
            <text:p>-0.5556</text:p>
          </table:table-cell>
          <table:table-cell table:formula="of:=([.G35]*4/PI()) - (4*[.G35]*ABS([.G35])/(PI()^2))" office:value-type="float" office:value="0.888888888888889" calcext:value-type="float">
            <text:p>0.8889</text:p>
          </table:table-cell>
          <table:table-cell table:formula="of:=0.225*([.H35]*ABS([.H35]) - [.H35]) + [.H35]" office:value-type="float" office:value="-0.5" calcext:value-type="float">
            <text:p>-0.5000</text:p>
          </table:table-cell>
          <table:table-cell table:formula="of:=[.J35]-[.D35]" office:value-type="float" office:value="0" calcext:value-type="float">
            <text:p>0.0000</text:p>
          </table:table-cell>
          <table:table-cell table:formula="of:=0.225*([.I35]*ABS([.I35]) - [.I35]) + [.I35]" office:value-type="float" office:value="0.866666666666667" calcext:value-type="float">
            <text:p>0.8667</text:p>
          </table:table-cell>
          <table:table-cell table:formula="of:=[.L35]-[.E35]" office:value-type="float" office:value="0.000641262882227989" calcext:value-type="float">
            <text:p>0.0006</text:p>
          </table:table-cell>
        </table:table-row>
        <table:table-row table:style-name="ro1">
          <table:table-cell table:formula="of:=[.A35]+10" office:value-type="float" office:value="-20" calcext:value-type="float">
            <text:p>-20</text:p>
          </table:table-cell>
          <table:table-cell table:formula="of:=[.A36]*PI()/180" office:value-type="float" office:value="-0.349065850398866" calcext:value-type="float">
            <text:p>-0.3491</text:p>
          </table:table-cell>
          <table:table-cell table:formula="of:=[.B36]+PI()/2" office:value-type="float" office:value="1.22173047639603" calcext:value-type="float">
            <text:p>1.2217</text:p>
          </table:table-cell>
          <table:table-cell table:formula="of:=SIN([.B36])" office:value-type="float" office:value="-0.342020143325669" calcext:value-type="float">
            <text:p>-0.342</text:p>
          </table:table-cell>
          <table:table-cell table:formula="of:=COS([.B36])" office:value-type="float" office:value="0.939692620785908" calcext:value-type="float">
            <text:p>0.940</text:p>
          </table:table-cell>
          <table:table-cell table:formula="of:=IF(ABS([.B36])&lt;=PI();[.B36];[.B36]-SIGN([.B36])*2*PI())" office:value-type="float" office:value="-0.349065850398866" calcext:value-type="float">
            <text:p>-0.3491</text:p>
          </table:table-cell>
          <table:table-cell table:formula="of:=IF(ABS([.C36])&lt;=PI();[.C36];[.C36]-SIGN([.C36])*2*PI())" office:value-type="float" office:value="1.22173047639603" calcext:value-type="float">
            <text:p>1.2217</text:p>
          </table:table-cell>
          <table:table-cell table:formula="of:=([.F36]*4/PI()) - (4*[.F36]*ABS([.F36])/(PI()^2))" office:value-type="float" office:value="-0.395061728395062" calcext:value-type="float">
            <text:p>-0.3951</text:p>
          </table:table-cell>
          <table:table-cell table:formula="of:=([.G36]*4/PI()) - (4*[.G36]*ABS([.G36])/(PI()^2))" office:value-type="float" office:value="0.950617283950617" calcext:value-type="float">
            <text:p>0.9506</text:p>
          </table:table-cell>
          <table:table-cell table:formula="of:=0.225*([.H36]*ABS([.H36]) - [.H36]) + [.H36]" office:value-type="float" office:value="-0.341289437585734" calcext:value-type="float">
            <text:p>-0.3413</text:p>
          </table:table-cell>
          <table:table-cell table:formula="of:=[.J36]-[.D36]" office:value-type="float" office:value="0.000730705739935111" calcext:value-type="float">
            <text:p>0.0007</text:p>
          </table:table-cell>
          <table:table-cell table:formula="of:=0.225*([.I36]*ABS([.I36]) - [.I36]) + [.I36]" office:value-type="float" office:value="0.940054869684499" calcext:value-type="float">
            <text:p>0.9401</text:p>
          </table:table-cell>
          <table:table-cell table:formula="of:=[.L36]-[.E36]" office:value-type="float" office:value="0.000362248898591044" calcext:value-type="float">
            <text:p>0.0004</text:p>
          </table:table-cell>
        </table:table-row>
        <table:table-row table:style-name="ro1">
          <table:table-cell table:formula="of:=[.A36]+10" office:value-type="float" office:value="-10" calcext:value-type="float">
            <text:p>-10</text:p>
          </table:table-cell>
          <table:table-cell table:formula="of:=[.A37]*PI()/180" office:value-type="float" office:value="-0.174532925199433" calcext:value-type="float">
            <text:p>-0.1745</text:p>
          </table:table-cell>
          <table:table-cell table:formula="of:=[.B37]+PI()/2" office:value-type="float" office:value="1.39626340159546" calcext:value-type="float">
            <text:p>1.3963</text:p>
          </table:table-cell>
          <table:table-cell table:formula="of:=SIN([.B37])" office:value-type="float" office:value="-0.17364817766693" calcext:value-type="float">
            <text:p>-0.174</text:p>
          </table:table-cell>
          <table:table-cell table:formula="of:=COS([.B37])" office:value-type="float" office:value="0.984807753012208" calcext:value-type="float">
            <text:p>0.985</text:p>
          </table:table-cell>
          <table:table-cell table:formula="of:=IF(ABS([.B37])&lt;=PI();[.B37];[.B37]-SIGN([.B37])*2*PI())" office:value-type="float" office:value="-0.174532925199433" calcext:value-type="float">
            <text:p>-0.1745</text:p>
          </table:table-cell>
          <table:table-cell table:formula="of:=IF(ABS([.C37])&lt;=PI();[.C37];[.C37]-SIGN([.C37])*2*PI())" office:value-type="float" office:value="1.39626340159546" calcext:value-type="float">
            <text:p>1.3963</text:p>
          </table:table-cell>
          <table:table-cell table:formula="of:=([.F37]*4/PI()) - (4*[.F37]*ABS([.F37])/(PI()^2))" office:value-type="float" office:value="-0.209876543209877" calcext:value-type="float">
            <text:p>-0.2099</text:p>
          </table:table-cell>
          <table:table-cell table:formula="of:=([.G37]*4/PI()) - (4*[.G37]*ABS([.G37])/(PI()^2))" office:value-type="float" office:value="0.987654320987654" calcext:value-type="float">
            <text:p>0.9877</text:p>
          </table:table-cell>
          <table:table-cell table:formula="of:=0.225*([.H37]*ABS([.H37]) - [.H37]) + [.H37]" office:value-type="float" office:value="-0.172565157750343" calcext:value-type="float">
            <text:p>-0.1726</text:p>
          </table:table-cell>
          <table:table-cell table:formula="of:=[.J37]-[.D37]" office:value-type="float" office:value="0.00108301991658702" calcext:value-type="float">
            <text:p>0.0011</text:p>
          </table:table-cell>
          <table:table-cell table:formula="of:=0.225*([.I37]*ABS([.I37]) - [.I37]) + [.I37]" office:value-type="float" office:value="0.984910836762689" calcext:value-type="float">
            <text:p>0.9849</text:p>
          </table:table-cell>
          <table:table-cell table:formula="of:=[.L37]-[.E37]" office:value-type="float" office:value="0.000103083750480515" calcext:value-type="float">
            <text:p>0.0001</text:p>
          </table:table-cell>
        </table:table-row>
        <table:table-row table:style-name="ro1">
          <table:table-cell table:formula="of:=[.A37]+10" office:value-type="float" office:value="0" calcext:value-type="float">
            <text:p>0</text:p>
          </table:table-cell>
          <table:table-cell table:formula="of:=[.A38]*PI()/180" office:value-type="float" office:value="0" calcext:value-type="float">
            <text:p>0.0000</text:p>
          </table:table-cell>
          <table:table-cell table:formula="of:=[.B38]+PI()/2" office:value-type="float" office:value="1.5707963267949" calcext:value-type="float">
            <text:p>1.5708</text:p>
          </table:table-cell>
          <table:table-cell table:formula="of:=SIN([.B38])" office:value-type="float" office:value="0" calcext:value-type="float">
            <text:p>0.000</text:p>
          </table:table-cell>
          <table:table-cell table:formula="of:=COS([.B38])" office:value-type="float" office:value="1" calcext:value-type="float">
            <text:p>1.000</text:p>
          </table:table-cell>
          <table:table-cell table:formula="of:=IF(ABS([.B38])&lt;=PI();[.B38];[.B38]-SIGN([.B38])*2*PI())" office:value-type="float" office:value="0" calcext:value-type="float">
            <text:p>0.0000</text:p>
          </table:table-cell>
          <table:table-cell table:formula="of:=IF(ABS([.C38])&lt;=PI();[.C38];[.C38]-SIGN([.C38])*2*PI())" office:value-type="float" office:value="1.5707963267949" calcext:value-type="float">
            <text:p>1.5708</text:p>
          </table:table-cell>
          <table:table-cell table:formula="of:=([.F38]*4/PI()) - (4*[.F38]*ABS([.F38])/(PI()^2))" office:value-type="float" office:value="0" calcext:value-type="float">
            <text:p>0.0000</text:p>
          </table:table-cell>
          <table:table-cell table:formula="of:=([.G38]*4/PI()) - (4*[.G38]*ABS([.G38])/(PI()^2))" office:value-type="float" office:value="1" calcext:value-type="float">
            <text:p>1.0000</text:p>
          </table:table-cell>
          <table:table-cell table:formula="of:=0.225*([.H38]*ABS([.H38]) - [.H38]) + [.H38]" office:value-type="float" office:value="0" calcext:value-type="float">
            <text:p>0.0000</text:p>
          </table:table-cell>
          <table:table-cell table:formula="of:=[.J38]-[.D38]" office:value-type="float" office:value="0" calcext:value-type="float">
            <text:p>0.0000</text:p>
          </table:table-cell>
          <table:table-cell table:formula="of:=0.225*([.I38]*ABS([.I38]) - [.I38]) + [.I38]" office:value-type="float" office:value="1" calcext:value-type="float">
            <text:p>1.0000</text:p>
          </table:table-cell>
          <table:table-cell table:formula="of:=[.L38]-[.E38]" office:value-type="float" office:value="0" calcext:value-type="float">
            <text:p>0.0000</text:p>
          </table:table-cell>
        </table:table-row>
        <table:table-row table:style-name="ro1">
          <table:table-cell table:formula="of:=[.A38]+10" office:value-type="float" office:value="10" calcext:value-type="float">
            <text:p>10</text:p>
          </table:table-cell>
          <table:table-cell table:formula="of:=[.A39]*PI()/180" office:value-type="float" office:value="0.174532925199433" calcext:value-type="float">
            <text:p>0.1745</text:p>
          </table:table-cell>
          <table:table-cell table:formula="of:=[.B39]+PI()/2" office:value-type="float" office:value="1.74532925199433" calcext:value-type="float">
            <text:p>1.7453</text:p>
          </table:table-cell>
          <table:table-cell table:formula="of:=SIN([.B39])" office:value-type="float" office:value="0.17364817766693" calcext:value-type="float">
            <text:p>0.174</text:p>
          </table:table-cell>
          <table:table-cell table:formula="of:=COS([.B39])" office:value-type="float" office:value="0.984807753012208" calcext:value-type="float">
            <text:p>0.985</text:p>
          </table:table-cell>
          <table:table-cell table:formula="of:=IF(ABS([.B39])&lt;=PI();[.B39];[.B39]-SIGN([.B39])*2*PI())" office:value-type="float" office:value="0.174532925199433" calcext:value-type="float">
            <text:p>0.1745</text:p>
          </table:table-cell>
          <table:table-cell table:formula="of:=IF(ABS([.C39])&lt;=PI();[.C39];[.C39]-SIGN([.C39])*2*PI())" office:value-type="float" office:value="1.74532925199433" calcext:value-type="float">
            <text:p>1.7453</text:p>
          </table:table-cell>
          <table:table-cell table:formula="of:=([.F39]*4/PI()) - (4*[.F39]*ABS([.F39])/(PI()^2))" office:value-type="float" office:value="0.209876543209877" calcext:value-type="float">
            <text:p>0.2099</text:p>
          </table:table-cell>
          <table:table-cell table:formula="of:=([.G39]*4/PI()) - (4*[.G39]*ABS([.G39])/(PI()^2))" office:value-type="float" office:value="0.987654320987654" calcext:value-type="float">
            <text:p>0.9877</text:p>
          </table:table-cell>
          <table:table-cell table:formula="of:=0.225*([.H39]*ABS([.H39]) - [.H39]) + [.H39]" office:value-type="float" office:value="0.172565157750343" calcext:value-type="float">
            <text:p>0.1726</text:p>
          </table:table-cell>
          <table:table-cell table:formula="of:=[.J39]-[.D39]" office:value-type="float" office:value="-0.00108301991658702" calcext:value-type="float">
            <text:p>-0.0011</text:p>
          </table:table-cell>
          <table:table-cell table:formula="of:=0.225*([.I39]*ABS([.I39]) - [.I39]) + [.I39]" office:value-type="float" office:value="0.984910836762689" calcext:value-type="float">
            <text:p>0.9849</text:p>
          </table:table-cell>
          <table:table-cell table:formula="of:=[.L39]-[.E39]" office:value-type="float" office:value="0.000103083750480515" calcext:value-type="float">
            <text:p>0.0001</text:p>
          </table:table-cell>
        </table:table-row>
        <table:table-row table:style-name="ro1">
          <table:table-cell table:formula="of:=[.A39]+10" office:value-type="float" office:value="20" calcext:value-type="float">
            <text:p>20</text:p>
          </table:table-cell>
          <table:table-cell table:formula="of:=[.A40]*PI()/180" office:value-type="float" office:value="0.349065850398866" calcext:value-type="float">
            <text:p>0.3491</text:p>
          </table:table-cell>
          <table:table-cell table:formula="of:=[.B40]+PI()/2" office:value-type="float" office:value="1.91986217719376" calcext:value-type="float">
            <text:p>1.9199</text:p>
          </table:table-cell>
          <table:table-cell table:formula="of:=SIN([.B40])" office:value-type="float" office:value="0.342020143325669" calcext:value-type="float">
            <text:p>0.342</text:p>
          </table:table-cell>
          <table:table-cell table:formula="of:=COS([.B40])" office:value-type="float" office:value="0.939692620785908" calcext:value-type="float">
            <text:p>0.940</text:p>
          </table:table-cell>
          <table:table-cell table:formula="of:=IF(ABS([.B40])&lt;=PI();[.B40];[.B40]-SIGN([.B40])*2*PI())" office:value-type="float" office:value="0.349065850398866" calcext:value-type="float">
            <text:p>0.3491</text:p>
          </table:table-cell>
          <table:table-cell table:formula="of:=IF(ABS([.C40])&lt;=PI();[.C40];[.C40]-SIGN([.C40])*2*PI())" office:value-type="float" office:value="1.91986217719376" calcext:value-type="float">
            <text:p>1.9199</text:p>
          </table:table-cell>
          <table:table-cell table:formula="of:=([.F40]*4/PI()) - (4*[.F40]*ABS([.F40])/(PI()^2))" office:value-type="float" office:value="0.395061728395062" calcext:value-type="float">
            <text:p>0.3951</text:p>
          </table:table-cell>
          <table:table-cell table:formula="of:=([.G40]*4/PI()) - (4*[.G40]*ABS([.G40])/(PI()^2))" office:value-type="float" office:value="0.950617283950617" calcext:value-type="float">
            <text:p>0.9506</text:p>
          </table:table-cell>
          <table:table-cell table:formula="of:=0.225*([.H40]*ABS([.H40]) - [.H40]) + [.H40]" office:value-type="float" office:value="0.341289437585734" calcext:value-type="float">
            <text:p>0.3413</text:p>
          </table:table-cell>
          <table:table-cell table:formula="of:=[.J40]-[.D40]" office:value-type="float" office:value="-0.000730705739935111" calcext:value-type="float">
            <text:p>-0.0007</text:p>
          </table:table-cell>
          <table:table-cell table:formula="of:=0.225*([.I40]*ABS([.I40]) - [.I40]) + [.I40]" office:value-type="float" office:value="0.940054869684499" calcext:value-type="float">
            <text:p>0.9401</text:p>
          </table:table-cell>
          <table:table-cell table:formula="of:=[.L40]-[.E40]" office:value-type="float" office:value="0.000362248898591044" calcext:value-type="float">
            <text:p>0.0004</text:p>
          </table:table-cell>
        </table:table-row>
        <table:table-row table:style-name="ro1">
          <table:table-cell table:formula="of:=[.A40]+10" office:value-type="float" office:value="30" calcext:value-type="float">
            <text:p>30</text:p>
          </table:table-cell>
          <table:table-cell table:formula="of:=[.A41]*PI()/180" office:value-type="float" office:value="0.523598775598299" calcext:value-type="float">
            <text:p>0.5236</text:p>
          </table:table-cell>
          <table:table-cell table:formula="of:=[.B41]+PI()/2" office:value-type="float" office:value="2.0943951023932" calcext:value-type="float">
            <text:p>2.0944</text:p>
          </table:table-cell>
          <table:table-cell table:formula="of:=SIN([.B41])" office:value-type="float" office:value="0.5" calcext:value-type="float">
            <text:p>0.500</text:p>
          </table:table-cell>
          <table:table-cell table:formula="of:=COS([.B41])" office:value-type="float" office:value="0.866025403784439" calcext:value-type="float">
            <text:p>0.866</text:p>
          </table:table-cell>
          <table:table-cell table:formula="of:=IF(ABS([.B41])&lt;=PI();[.B41];[.B41]-SIGN([.B41])*2*PI())" office:value-type="float" office:value="0.523598775598299" calcext:value-type="float">
            <text:p>0.5236</text:p>
          </table:table-cell>
          <table:table-cell table:formula="of:=IF(ABS([.C41])&lt;=PI();[.C41];[.C41]-SIGN([.C41])*2*PI())" office:value-type="float" office:value="2.0943951023932" calcext:value-type="float">
            <text:p>2.0944</text:p>
          </table:table-cell>
          <table:table-cell table:formula="of:=([.F41]*4/PI()) - (4*[.F41]*ABS([.F41])/(PI()^2))" office:value-type="float" office:value="0.555555555555556" calcext:value-type="float">
            <text:p>0.5556</text:p>
          </table:table-cell>
          <table:table-cell table:formula="of:=([.G41]*4/PI()) - (4*[.G41]*ABS([.G41])/(PI()^2))" office:value-type="float" office:value="0.888888888888889" calcext:value-type="float">
            <text:p>0.8889</text:p>
          </table:table-cell>
          <table:table-cell table:formula="of:=0.225*([.H41]*ABS([.H41]) - [.H41]) + [.H41]" office:value-type="float" office:value="0.5" calcext:value-type="float">
            <text:p>0.5000</text:p>
          </table:table-cell>
          <table:table-cell table:formula="of:=[.J41]-[.D41]" office:value-type="float" office:value="0" calcext:value-type="float">
            <text:p>0.0000</text:p>
          </table:table-cell>
          <table:table-cell table:formula="of:=0.225*([.I41]*ABS([.I41]) - [.I41]) + [.I41]" office:value-type="float" office:value="0.866666666666667" calcext:value-type="float">
            <text:p>0.8667</text:p>
          </table:table-cell>
          <table:table-cell table:formula="of:=[.L41]-[.E41]" office:value-type="float" office:value="0.000641262882227989" calcext:value-type="float">
            <text:p>0.0006</text:p>
          </table:table-cell>
        </table:table-row>
        <table:table-row table:style-name="ro1">
          <table:table-cell table:formula="of:=[.A41]+10" office:value-type="float" office:value="40" calcext:value-type="float">
            <text:p>40</text:p>
          </table:table-cell>
          <table:table-cell table:formula="of:=[.A42]*PI()/180" office:value-type="float" office:value="0.698131700797732" calcext:value-type="float">
            <text:p>0.6981</text:p>
          </table:table-cell>
          <table:table-cell table:formula="of:=[.B42]+PI()/2" office:value-type="float" office:value="2.26892802759263" calcext:value-type="float">
            <text:p>2.2689</text:p>
          </table:table-cell>
          <table:table-cell table:formula="of:=SIN([.B42])" office:value-type="float" office:value="0.642787609686539" calcext:value-type="float">
            <text:p>0.643</text:p>
          </table:table-cell>
          <table:table-cell table:formula="of:=COS([.B42])" office:value-type="float" office:value="0.766044443118978" calcext:value-type="float">
            <text:p>0.766</text:p>
          </table:table-cell>
          <table:table-cell table:formula="of:=IF(ABS([.B42])&lt;=PI();[.B42];[.B42]-SIGN([.B42])*2*PI())" office:value-type="float" office:value="0.698131700797732" calcext:value-type="float">
            <text:p>0.6981</text:p>
          </table:table-cell>
          <table:table-cell table:formula="of:=IF(ABS([.C42])&lt;=PI();[.C42];[.C42]-SIGN([.C42])*2*PI())" office:value-type="float" office:value="2.26892802759263" calcext:value-type="float">
            <text:p>2.2689</text:p>
          </table:table-cell>
          <table:table-cell table:formula="of:=([.F42]*4/PI()) - (4*[.F42]*ABS([.F42])/(PI()^2))" office:value-type="float" office:value="0.691358024691358" calcext:value-type="float">
            <text:p>0.6914</text:p>
          </table:table-cell>
          <table:table-cell table:formula="of:=([.G42]*4/PI()) - (4*[.G42]*ABS([.G42])/(PI()^2))" office:value-type="float" office:value="0.802469135802469" calcext:value-type="float">
            <text:p>0.8025</text:p>
          </table:table-cell>
          <table:table-cell table:formula="of:=0.225*([.H42]*ABS([.H42]) - [.H42]) + [.H42]" office:value-type="float" office:value="0.643347050754458" calcext:value-type="float">
            <text:p>0.6433</text:p>
          </table:table-cell>
          <table:table-cell table:formula="of:=[.J42]-[.D42]" office:value-type="float" office:value="0.000559441067919386" calcext:value-type="float">
            <text:p>0.0006</text:p>
          </table:table-cell>
          <table:table-cell table:formula="of:=0.225*([.I42]*ABS([.I42]) - [.I42]) + [.I42]" office:value-type="float" office:value="0.766803840877915" calcext:value-type="float">
            <text:p>0.7668</text:p>
          </table:table-cell>
          <table:table-cell table:formula="of:=[.L42]-[.E42]" office:value-type="float" office:value="0.000759397758937075" calcext:value-type="float">
            <text:p>0.0008</text:p>
          </table:table-cell>
        </table:table-row>
        <table:table-row table:style-name="ro1">
          <table:table-cell table:formula="of:=[.A42]+10" office:value-type="float" office:value="50" calcext:value-type="float">
            <text:p>50</text:p>
          </table:table-cell>
          <table:table-cell table:formula="of:=[.A43]*PI()/180" office:value-type="float" office:value="0.872664625997165" calcext:value-type="float">
            <text:p>0.8727</text:p>
          </table:table-cell>
          <table:table-cell table:formula="of:=[.B43]+PI()/2" office:value-type="float" office:value="2.44346095279206" calcext:value-type="float">
            <text:p>2.4435</text:p>
          </table:table-cell>
          <table:table-cell table:formula="of:=SIN([.B43])" office:value-type="float" office:value="0.766044443118978" calcext:value-type="float">
            <text:p>0.766</text:p>
          </table:table-cell>
          <table:table-cell table:formula="of:=COS([.B43])" office:value-type="float" office:value="0.642787609686539" calcext:value-type="float">
            <text:p>0.643</text:p>
          </table:table-cell>
          <table:table-cell table:formula="of:=IF(ABS([.B43])&lt;=PI();[.B43];[.B43]-SIGN([.B43])*2*PI())" office:value-type="float" office:value="0.872664625997165" calcext:value-type="float">
            <text:p>0.8727</text:p>
          </table:table-cell>
          <table:table-cell table:formula="of:=IF(ABS([.C43])&lt;=PI();[.C43];[.C43]-SIGN([.C43])*2*PI())" office:value-type="float" office:value="2.44346095279206" calcext:value-type="float">
            <text:p>2.4435</text:p>
          </table:table-cell>
          <table:table-cell table:formula="of:=([.F43]*4/PI()) - (4*[.F43]*ABS([.F43])/(PI()^2))" office:value-type="float" office:value="0.802469135802469" calcext:value-type="float">
            <text:p>0.8025</text:p>
          </table:table-cell>
          <table:table-cell table:formula="of:=([.G43]*4/PI()) - (4*[.G43]*ABS([.G43])/(PI()^2))" office:value-type="float" office:value="0.691358024691358" calcext:value-type="float">
            <text:p>0.6914</text:p>
          </table:table-cell>
          <table:table-cell table:formula="of:=0.225*([.H43]*ABS([.H43]) - [.H43]) + [.H43]" office:value-type="float" office:value="0.766803840877915" calcext:value-type="float">
            <text:p>0.7668</text:p>
          </table:table-cell>
          <table:table-cell table:formula="of:=[.J43]-[.D43]" office:value-type="float" office:value="0.000759397758937186" calcext:value-type="float">
            <text:p>0.0008</text:p>
          </table:table-cell>
          <table:table-cell table:formula="of:=0.225*([.I43]*ABS([.I43]) - [.I43]) + [.I43]" office:value-type="float" office:value="0.643347050754458" calcext:value-type="float">
            <text:p>0.6433</text:p>
          </table:table-cell>
          <table:table-cell table:formula="of:=[.L43]-[.E43]" office:value-type="float" office:value="0.000559441067918942" calcext:value-type="float">
            <text:p>0.0006</text:p>
          </table:table-cell>
        </table:table-row>
        <table:table-row table:style-name="ro1">
          <table:table-cell table:formula="of:=[.A43]+10" office:value-type="float" office:value="60" calcext:value-type="float">
            <text:p>60</text:p>
          </table:table-cell>
          <table:table-cell table:formula="of:=[.A44]*PI()/180" office:value-type="float" office:value="1.0471975511966" calcext:value-type="float">
            <text:p>1.0472</text:p>
          </table:table-cell>
          <table:table-cell table:formula="of:=[.B44]+PI()/2" office:value-type="float" office:value="2.6179938779915" calcext:value-type="float">
            <text:p>2.6180</text:p>
          </table:table-cell>
          <table:table-cell table:formula="of:=SIN([.B44])" office:value-type="float" office:value="0.866025403784439" calcext:value-type="float">
            <text:p>0.866</text:p>
          </table:table-cell>
          <table:table-cell table:formula="of:=COS([.B44])" office:value-type="float" office:value="0.499999999999998" calcext:value-type="float">
            <text:p>0.500</text:p>
          </table:table-cell>
          <table:table-cell table:formula="of:=IF(ABS([.B44])&lt;=PI();[.B44];[.B44]-SIGN([.B44])*2*PI())" office:value-type="float" office:value="1.0471975511966" calcext:value-type="float">
            <text:p>1.0472</text:p>
          </table:table-cell>
          <table:table-cell table:formula="of:=IF(ABS([.C44])&lt;=PI();[.C44];[.C44]-SIGN([.C44])*2*PI())" office:value-type="float" office:value="2.6179938779915" calcext:value-type="float">
            <text:p>2.6180</text:p>
          </table:table-cell>
          <table:table-cell table:formula="of:=([.F44]*4/PI()) - (4*[.F44]*ABS([.F44])/(PI()^2))" office:value-type="float" office:value="0.88888888888889" calcext:value-type="float">
            <text:p>0.8889</text:p>
          </table:table-cell>
          <table:table-cell table:formula="of:=([.G44]*4/PI()) - (4*[.G44]*ABS([.G44])/(PI()^2))" office:value-type="float" office:value="0.555555555555553" calcext:value-type="float">
            <text:p>0.5556</text:p>
          </table:table-cell>
          <table:table-cell table:formula="of:=0.225*([.H44]*ABS([.H44]) - [.H44]) + [.H44]" office:value-type="float" office:value="0.866666666666668" calcext:value-type="float">
            <text:p>0.8667</text:p>
          </table:table-cell>
          <table:table-cell table:formula="of:=[.J44]-[.D44]" office:value-type="float" office:value="0.000641262882228877" calcext:value-type="float">
            <text:p>0.0006</text:p>
          </table:table-cell>
          <table:table-cell table:formula="of:=0.225*([.I44]*ABS([.I44]) - [.I44]) + [.I44]" office:value-type="float" office:value="0.499999999999998" calcext:value-type="float">
            <text:p>0.5000</text:p>
          </table:table-cell>
          <table:table-cell table:formula="of:=[.L44]-[.E44]" office:value-type="float" office:value="0" calcext:value-type="float">
            <text:p>0.0000</text:p>
          </table:table-cell>
        </table:table-row>
        <table:table-row table:style-name="ro1">
          <table:table-cell table:formula="of:=[.A44]+10" office:value-type="float" office:value="70" calcext:value-type="float">
            <text:p>70</text:p>
          </table:table-cell>
          <table:table-cell table:formula="of:=[.A45]*PI()/180" office:value-type="float" office:value="1.22173047639603" calcext:value-type="float">
            <text:p>1.2217</text:p>
          </table:table-cell>
          <table:table-cell table:formula="of:=[.B45]+PI()/2" office:value-type="float" office:value="2.79252680319093" calcext:value-type="float">
            <text:p>2.7925</text:p>
          </table:table-cell>
          <table:table-cell table:formula="of:=SIN([.B45])" office:value-type="float" office:value="0.939692620785908" calcext:value-type="float">
            <text:p>0.940</text:p>
          </table:table-cell>
          <table:table-cell table:formula="of:=COS([.B45])" office:value-type="float" office:value="0.342020143325669" calcext:value-type="float">
            <text:p>0.342</text:p>
          </table:table-cell>
          <table:table-cell table:formula="of:=IF(ABS([.B45])&lt;=PI();[.B45];[.B45]-SIGN([.B45])*2*PI())" office:value-type="float" office:value="1.22173047639603" calcext:value-type="float">
            <text:p>1.2217</text:p>
          </table:table-cell>
          <table:table-cell table:formula="of:=IF(ABS([.C45])&lt;=PI();[.C45];[.C45]-SIGN([.C45])*2*PI())" office:value-type="float" office:value="2.79252680319093" calcext:value-type="float">
            <text:p>2.7925</text:p>
          </table:table-cell>
          <table:table-cell table:formula="of:=([.F45]*4/PI()) - (4*[.F45]*ABS([.F45])/(PI()^2))" office:value-type="float" office:value="0.950617283950617" calcext:value-type="float">
            <text:p>0.9506</text:p>
          </table:table-cell>
          <table:table-cell table:formula="of:=([.G45]*4/PI()) - (4*[.G45]*ABS([.G45])/(PI()^2))" office:value-type="float" office:value="0.395061728395062" calcext:value-type="float">
            <text:p>0.3951</text:p>
          </table:table-cell>
          <table:table-cell table:formula="of:=0.225*([.H45]*ABS([.H45]) - [.H45]) + [.H45]" office:value-type="float" office:value="0.940054869684499" calcext:value-type="float">
            <text:p>0.9401</text:p>
          </table:table-cell>
          <table:table-cell table:formula="of:=[.J45]-[.D45]" office:value-type="float" office:value="0.000362248898591044" calcext:value-type="float">
            <text:p>0.0004</text:p>
          </table:table-cell>
          <table:table-cell table:formula="of:=0.225*([.I45]*ABS([.I45]) - [.I45]) + [.I45]" office:value-type="float" office:value="0.341289437585734" calcext:value-type="float">
            <text:p>0.3413</text:p>
          </table:table-cell>
          <table:table-cell table:formula="of:=[.L45]-[.E45]" office:value-type="float" office:value="-0.000730705739935167" calcext:value-type="float">
            <text:p>-0.0007</text:p>
          </table:table-cell>
        </table:table-row>
        <table:table-row table:style-name="ro1">
          <table:table-cell table:formula="of:=[.A45]+10" office:value-type="float" office:value="80" calcext:value-type="float">
            <text:p>80</text:p>
          </table:table-cell>
          <table:table-cell table:formula="of:=[.A46]*PI()/180" office:value-type="float" office:value="1.39626340159546" calcext:value-type="float">
            <text:p>1.3963</text:p>
          </table:table-cell>
          <table:table-cell table:formula="of:=[.B46]+PI()/2" office:value-type="float" office:value="2.96705972839036" calcext:value-type="float">
            <text:p>2.9671</text:p>
          </table:table-cell>
          <table:table-cell table:formula="of:=SIN([.B46])" office:value-type="float" office:value="0.984807753012208" calcext:value-type="float">
            <text:p>0.985</text:p>
          </table:table-cell>
          <table:table-cell table:formula="of:=COS([.B46])" office:value-type="float" office:value="0.173648177666934" calcext:value-type="float">
            <text:p>0.174</text:p>
          </table:table-cell>
          <table:table-cell table:formula="of:=IF(ABS([.B46])&lt;=PI();[.B46];[.B46]-SIGN([.B46])*2*PI())" office:value-type="float" office:value="1.39626340159546" calcext:value-type="float">
            <text:p>1.3963</text:p>
          </table:table-cell>
          <table:table-cell table:formula="of:=IF(ABS([.C46])&lt;=PI();[.C46];[.C46]-SIGN([.C46])*2*PI())" office:value-type="float" office:value="2.96705972839036" calcext:value-type="float">
            <text:p>2.9671</text:p>
          </table:table-cell>
          <table:table-cell table:formula="of:=([.F46]*4/PI()) - (4*[.F46]*ABS([.F46])/(PI()^2))" office:value-type="float" office:value="0.987654320987654" calcext:value-type="float">
            <text:p>0.9877</text:p>
          </table:table-cell>
          <table:table-cell table:formula="of:=([.G46]*4/PI()) - (4*[.G46]*ABS([.G46])/(PI()^2))" office:value-type="float" office:value="0.209876543209881" calcext:value-type="float">
            <text:p>0.2099</text:p>
          </table:table-cell>
          <table:table-cell table:formula="of:=0.225*([.H46]*ABS([.H46]) - [.H46]) + [.H46]" office:value-type="float" office:value="0.984910836762688" calcext:value-type="float">
            <text:p>0.9849</text:p>
          </table:table-cell>
          <table:table-cell table:formula="of:=[.J46]-[.D46]" office:value-type="float" office:value="0.000103083750479849" calcext:value-type="float">
            <text:p>0.0001</text:p>
          </table:table-cell>
          <table:table-cell table:formula="of:=0.225*([.I46]*ABS([.I46]) - [.I46]) + [.I46]" office:value-type="float" office:value="0.172565157750346" calcext:value-type="float">
            <text:p>0.1726</text:p>
          </table:table-cell>
          <table:table-cell table:formula="of:=[.L46]-[.E46]" office:value-type="float" office:value="-0.00108301991658746" calcext:value-type="float">
            <text:p>-0.0011</text:p>
          </table:table-cell>
        </table:table-row>
        <table:table-row table:style-name="ro1">
          <table:table-cell table:formula="of:=[.A46]+10" office:value-type="float" office:value="90" calcext:value-type="float">
            <text:p>90</text:p>
          </table:table-cell>
          <table:table-cell table:formula="of:=[.A47]*PI()/180" office:value-type="float" office:value="1.5707963267949" calcext:value-type="float">
            <text:p>1.5708</text:p>
          </table:table-cell>
          <table:table-cell table:formula="of:=[.B47]+PI()/2" office:value-type="float" office:value="3.1415926535898" calcext:value-type="float">
            <text:p>3.1416</text:p>
          </table:table-cell>
          <table:table-cell table:formula="of:=SIN([.B47])" office:value-type="float" office:value="1" calcext:value-type="float">
            <text:p>1.000</text:p>
          </table:table-cell>
          <table:table-cell table:formula="of:=COS([.B47])" office:value-type="float" office:value="-3.49148133884313E-015" calcext:value-type="float">
            <text:p>0.000</text:p>
          </table:table-cell>
          <table:table-cell table:formula="of:=IF(ABS([.B47])&lt;=PI();[.B47];[.B47]-SIGN([.B47])*2*PI())" office:value-type="float" office:value="1.5707963267949" calcext:value-type="float">
            <text:p>1.5708</text:p>
          </table:table-cell>
          <table:table-cell table:formula="of:=IF(ABS([.C47])&lt;=PI();[.C47];[.C47]-SIGN([.C47])*2*PI())" office:value-type="float" office:value="3.1415926535898" calcext:value-type="float">
            <text:p>3.1416</text:p>
          </table:table-cell>
          <table:table-cell table:formula="of:=([.F47]*4/PI()) - (4*[.F47]*ABS([.F47])/(PI()^2))" office:value-type="float" office:value="1" calcext:value-type="float">
            <text:p>1.0000</text:p>
          </table:table-cell>
          <table:table-cell table:formula="of:=([.G47]*4/PI()) - (4*[.G47]*ABS([.G47])/(PI()^2))" office:value-type="float" office:value="0" calcext:value-type="float">
            <text:p>0.0000</text:p>
          </table:table-cell>
          <table:table-cell table:formula="of:=0.225*([.H47]*ABS([.H47]) - [.H47]) + [.H47]" office:value-type="float" office:value="1" calcext:value-type="float">
            <text:p>1.0000</text:p>
          </table:table-cell>
          <table:table-cell table:formula="of:=[.J47]-[.D47]" office:value-type="float" office:value="0" calcext:value-type="float">
            <text:p>0.0000</text:p>
          </table:table-cell>
          <table:table-cell table:formula="of:=0.225*([.I47]*ABS([.I47]) - [.I47]) + [.I47]" office:value-type="float" office:value="0" calcext:value-type="float">
            <text:p>0.0000</text:p>
          </table:table-cell>
          <table:table-cell table:formula="of:=[.L47]-[.E47]" office:value-type="float" office:value="3.49148133884313E-015" calcext:value-type="float">
            <text:p>0.0000</text:p>
          </table:table-cell>
        </table:table-row>
        <table:table-row table:style-name="ro1">
          <table:table-cell table:formula="of:=[.A47]+10" office:value-type="float" office:value="100" calcext:value-type="float">
            <text:p>100</text:p>
          </table:table-cell>
          <table:table-cell table:formula="of:=[.A48]*PI()/180" office:value-type="float" office:value="1.74532925199433" calcext:value-type="float">
            <text:p>1.7453</text:p>
          </table:table-cell>
          <table:table-cell table:formula="of:=[.B48]+PI()/2" office:value-type="float" office:value="3.31612557878923" calcext:value-type="float">
            <text:p>3.3161</text:p>
          </table:table-cell>
          <table:table-cell table:formula="of:=SIN([.B48])" office:value-type="float" office:value="0.984807753012208" calcext:value-type="float">
            <text:p>0.985</text:p>
          </table:table-cell>
          <table:table-cell table:formula="of:=COS([.B48])" office:value-type="float" office:value="-0.173648177666931" calcext:value-type="float">
            <text:p>-0.174</text:p>
          </table:table-cell>
          <table:table-cell table:formula="of:=IF(ABS([.B48])&lt;=PI();[.B48];[.B48]-SIGN([.B48])*2*PI())" office:value-type="float" office:value="1.74532925199433" calcext:value-type="float">
            <text:p>1.7453</text:p>
          </table:table-cell>
          <table:table-cell table:formula="of:=IF(ABS([.C48])&lt;=PI();[.C48];[.C48]-SIGN([.C48])*2*PI())" office:value-type="float" office:value="-2.96705972839036" calcext:value-type="float">
            <text:p>-2.9671</text:p>
          </table:table-cell>
          <table:table-cell table:formula="of:=([.F48]*4/PI()) - (4*[.F48]*ABS([.F48])/(PI()^2))" office:value-type="float" office:value="0.987654320987654" calcext:value-type="float">
            <text:p>0.9877</text:p>
          </table:table-cell>
          <table:table-cell table:formula="of:=([.G48]*4/PI()) - (4*[.G48]*ABS([.G48])/(PI()^2))" office:value-type="float" office:value="-0.209876543209877" calcext:value-type="float">
            <text:p>-0.2099</text:p>
          </table:table-cell>
          <table:table-cell table:formula="of:=0.225*([.H48]*ABS([.H48]) - [.H48]) + [.H48]" office:value-type="float" office:value="0.984910836762689" calcext:value-type="float">
            <text:p>0.9849</text:p>
          </table:table-cell>
          <table:table-cell table:formula="of:=[.J48]-[.D48]" office:value-type="float" office:value="0.000103083750480404" calcext:value-type="float">
            <text:p>0.0001</text:p>
          </table:table-cell>
          <table:table-cell table:formula="of:=0.225*([.I48]*ABS([.I48]) - [.I48]) + [.I48]" office:value-type="float" office:value="-0.172565157750344" calcext:value-type="float">
            <text:p>-0.1726</text:p>
          </table:table-cell>
          <table:table-cell table:formula="of:=[.L48]-[.E48]" office:value-type="float" office:value="0.00108301991658699" calcext:value-type="float">
            <text:p>0.0011</text:p>
          </table:table-cell>
        </table:table-row>
        <table:table-row table:style-name="ro1">
          <table:table-cell table:formula="of:=[.A48]+10" office:value-type="float" office:value="110" calcext:value-type="float">
            <text:p>110</text:p>
          </table:table-cell>
          <table:table-cell table:formula="of:=[.A49]*PI()/180" office:value-type="float" office:value="1.91986217719376" calcext:value-type="float">
            <text:p>1.9199</text:p>
          </table:table-cell>
          <table:table-cell table:formula="of:=[.B49]+PI()/2" office:value-type="float" office:value="3.49065850398866" calcext:value-type="float">
            <text:p>3.4907</text:p>
          </table:table-cell>
          <table:table-cell table:formula="of:=SIN([.B49])" office:value-type="float" office:value="0.939692620785908" calcext:value-type="float">
            <text:p>0.940</text:p>
          </table:table-cell>
          <table:table-cell table:formula="of:=COS([.B49])" office:value-type="float" office:value="-0.342020143325666" calcext:value-type="float">
            <text:p>-0.342</text:p>
          </table:table-cell>
          <table:table-cell table:formula="of:=IF(ABS([.B49])&lt;=PI();[.B49];[.B49]-SIGN([.B49])*2*PI())" office:value-type="float" office:value="1.91986217719376" calcext:value-type="float">
            <text:p>1.9199</text:p>
          </table:table-cell>
          <table:table-cell table:formula="of:=IF(ABS([.C49])&lt;=PI();[.C49];[.C49]-SIGN([.C49])*2*PI())" office:value-type="float" office:value="-2.79252680319093" calcext:value-type="float">
            <text:p>-2.7925</text:p>
          </table:table-cell>
          <table:table-cell table:formula="of:=([.F49]*4/PI()) - (4*[.F49]*ABS([.F49])/(PI()^2))" office:value-type="float" office:value="0.950617283950618" calcext:value-type="float">
            <text:p>0.9506</text:p>
          </table:table-cell>
          <table:table-cell table:formula="of:=([.G49]*4/PI()) - (4*[.G49]*ABS([.G49])/(PI()^2))" office:value-type="float" office:value="-0.395061728395059" calcext:value-type="float">
            <text:p>-0.3951</text:p>
          </table:table-cell>
          <table:table-cell table:formula="of:=0.225*([.H49]*ABS([.H49]) - [.H49]) + [.H49]" office:value-type="float" office:value="0.9400548696845" calcext:value-type="float">
            <text:p>0.9401</text:p>
          </table:table-cell>
          <table:table-cell table:formula="of:=[.J49]-[.D49]" office:value-type="float" office:value="0.000362248898592044" calcext:value-type="float">
            <text:p>0.0004</text:p>
          </table:table-cell>
          <table:table-cell table:formula="of:=0.225*([.I49]*ABS([.I49]) - [.I49]) + [.I49]" office:value-type="float" office:value="-0.341289437585731" calcext:value-type="float">
            <text:p>-0.3413</text:p>
          </table:table-cell>
          <table:table-cell table:formula="of:=[.L49]-[.E49]" office:value-type="float" office:value="0.000730705739934889" calcext:value-type="float">
            <text:p>0.0007</text:p>
          </table:table-cell>
        </table:table-row>
        <table:table-row table:style-name="ro1">
          <table:table-cell table:formula="of:=[.A49]+10" office:value-type="float" office:value="120" calcext:value-type="float">
            <text:p>120</text:p>
          </table:table-cell>
          <table:table-cell table:formula="of:=[.A50]*PI()/180" office:value-type="float" office:value="2.0943951023932" calcext:value-type="float">
            <text:p>2.0944</text:p>
          </table:table-cell>
          <table:table-cell table:formula="of:=[.B50]+PI()/2" office:value-type="float" office:value="3.6651914291881" calcext:value-type="float">
            <text:p>3.6652</text:p>
          </table:table-cell>
          <table:table-cell table:formula="of:=SIN([.B50])" office:value-type="float" office:value="0.866025403784439" calcext:value-type="float">
            <text:p>0.866</text:p>
          </table:table-cell>
          <table:table-cell table:formula="of:=COS([.B50])" office:value-type="float" office:value="-0.500000000000004" calcext:value-type="float">
            <text:p>-0.500</text:p>
          </table:table-cell>
          <table:table-cell table:formula="of:=IF(ABS([.B50])&lt;=PI();[.B50];[.B50]-SIGN([.B50])*2*PI())" office:value-type="float" office:value="2.0943951023932" calcext:value-type="float">
            <text:p>2.0944</text:p>
          </table:table-cell>
          <table:table-cell table:formula="of:=IF(ABS([.C50])&lt;=PI();[.C50];[.C50]-SIGN([.C50])*2*PI())" office:value-type="float" office:value="-2.61799387799149" calcext:value-type="float">
            <text:p>-2.6180</text:p>
          </table:table-cell>
          <table:table-cell table:formula="of:=([.F50]*4/PI()) - (4*[.F50]*ABS([.F50])/(PI()^2))" office:value-type="float" office:value="0.888888888888887" calcext:value-type="float">
            <text:p>0.8889</text:p>
          </table:table-cell>
          <table:table-cell table:formula="of:=([.G50]*4/PI()) - (4*[.G50]*ABS([.G50])/(PI()^2))" office:value-type="float" office:value="-0.555555555555559" calcext:value-type="float">
            <text:p>-0.5556</text:p>
          </table:table-cell>
          <table:table-cell table:formula="of:=0.225*([.H50]*ABS([.H50]) - [.H50]) + [.H50]" office:value-type="float" office:value="0.866666666666665" calcext:value-type="float">
            <text:p>0.8667</text:p>
          </table:table-cell>
          <table:table-cell table:formula="of:=[.J50]-[.D50]" office:value-type="float" office:value="0.000641262882225435" calcext:value-type="float">
            <text:p>0.0006</text:p>
          </table:table-cell>
          <table:table-cell table:formula="of:=0.225*([.I50]*ABS([.I50]) - [.I50]) + [.I50]" office:value-type="float" office:value="-0.500000000000004" calcext:value-type="float">
            <text:p>-0.5000</text:p>
          </table:table-cell>
          <table:table-cell table:formula="of:=[.L50]-[.E50]" office:value-type="float" office:value="0" calcext:value-type="float">
            <text:p>0.0000</text:p>
          </table:table-cell>
        </table:table-row>
        <table:table-row table:style-name="ro1">
          <table:table-cell table:formula="of:=[.A50]+10" office:value-type="float" office:value="130" calcext:value-type="float">
            <text:p>130</text:p>
          </table:table-cell>
          <table:table-cell table:formula="of:=[.A51]*PI()/180" office:value-type="float" office:value="2.26892802759263" calcext:value-type="float">
            <text:p>2.2689</text:p>
          </table:table-cell>
          <table:table-cell table:formula="of:=[.B51]+PI()/2" office:value-type="float" office:value="3.83972435438753" calcext:value-type="float">
            <text:p>3.8397</text:p>
          </table:table-cell>
          <table:table-cell table:formula="of:=SIN([.B51])" office:value-type="float" office:value="0.766044443118978" calcext:value-type="float">
            <text:p>0.766</text:p>
          </table:table-cell>
          <table:table-cell table:formula="of:=COS([.B51])" office:value-type="float" office:value="-0.642787609686541" calcext:value-type="float">
            <text:p>-0.643</text:p>
          </table:table-cell>
          <table:table-cell table:formula="of:=IF(ABS([.B51])&lt;=PI();[.B51];[.B51]-SIGN([.B51])*2*PI())" office:value-type="float" office:value="2.26892802759263" calcext:value-type="float">
            <text:p>2.2689</text:p>
          </table:table-cell>
          <table:table-cell table:formula="of:=IF(ABS([.C51])&lt;=PI();[.C51];[.C51]-SIGN([.C51])*2*PI())" office:value-type="float" office:value="-2.44346095279206" calcext:value-type="float">
            <text:p>-2.4435</text:p>
          </table:table-cell>
          <table:table-cell table:formula="of:=([.F51]*4/PI()) - (4*[.F51]*ABS([.F51])/(PI()^2))" office:value-type="float" office:value="0.802469135802468" calcext:value-type="float">
            <text:p>0.8025</text:p>
          </table:table-cell>
          <table:table-cell table:formula="of:=([.G51]*4/PI()) - (4*[.G51]*ABS([.G51])/(PI()^2))" office:value-type="float" office:value="-0.69135802469136" calcext:value-type="float">
            <text:p>-0.6914</text:p>
          </table:table-cell>
          <table:table-cell table:formula="of:=0.225*([.H51]*ABS([.H51]) - [.H51]) + [.H51]" office:value-type="float" office:value="0.766803840877914" calcext:value-type="float">
            <text:p>0.7668</text:p>
          </table:table-cell>
          <table:table-cell table:formula="of:=[.J51]-[.D51]" office:value-type="float" office:value="0.000759397758935965" calcext:value-type="float">
            <text:p>0.0008</text:p>
          </table:table-cell>
          <table:table-cell table:formula="of:=0.225*([.I51]*ABS([.I51]) - [.I51]) + [.I51]" office:value-type="float" office:value="-0.64334705075446" calcext:value-type="float">
            <text:p>-0.6433</text:p>
          </table:table-cell>
          <table:table-cell table:formula="of:=[.L51]-[.E51]" office:value-type="float" office:value="-0.000559441067919386" calcext:value-type="float">
            <text:p>-0.0006</text:p>
          </table:table-cell>
        </table:table-row>
        <table:table-row table:style-name="ro1">
          <table:table-cell table:formula="of:=[.A51]+10" office:value-type="float" office:value="140" calcext:value-type="float">
            <text:p>140</text:p>
          </table:table-cell>
          <table:table-cell table:formula="of:=[.A52]*PI()/180" office:value-type="float" office:value="2.44346095279206" calcext:value-type="float">
            <text:p>2.4435</text:p>
          </table:table-cell>
          <table:table-cell table:formula="of:=[.B52]+PI()/2" office:value-type="float" office:value="4.01425727958696" calcext:value-type="float">
            <text:p>4.0143</text:p>
          </table:table-cell>
          <table:table-cell table:formula="of:=SIN([.B52])" office:value-type="float" office:value="0.642787609686539" calcext:value-type="float">
            <text:p>0.643</text:p>
          </table:table-cell>
          <table:table-cell table:formula="of:=COS([.B52])" office:value-type="float" office:value="-0.766044443118977" calcext:value-type="float">
            <text:p>-0.766</text:p>
          </table:table-cell>
          <table:table-cell table:formula="of:=IF(ABS([.B52])&lt;=PI();[.B52];[.B52]-SIGN([.B52])*2*PI())" office:value-type="float" office:value="2.44346095279206" calcext:value-type="float">
            <text:p>2.4435</text:p>
          </table:table-cell>
          <table:table-cell table:formula="of:=IF(ABS([.C52])&lt;=PI();[.C52];[.C52]-SIGN([.C52])*2*PI())" office:value-type="float" office:value="-2.26892802759263" calcext:value-type="float">
            <text:p>-2.2689</text:p>
          </table:table-cell>
          <table:table-cell table:formula="of:=([.F52]*4/PI()) - (4*[.F52]*ABS([.F52])/(PI()^2))" office:value-type="float" office:value="0.691358024691359" calcext:value-type="float">
            <text:p>0.6914</text:p>
          </table:table-cell>
          <table:table-cell table:formula="of:=([.G52]*4/PI()) - (4*[.G52]*ABS([.G52])/(PI()^2))" office:value-type="float" office:value="-0.802469135802469" calcext:value-type="float">
            <text:p>-0.8025</text:p>
          </table:table-cell>
          <table:table-cell table:formula="of:=0.225*([.H52]*ABS([.H52]) - [.H52]) + [.H52]" office:value-type="float" office:value="0.643347050754459" calcext:value-type="float">
            <text:p>0.6433</text:p>
          </table:table-cell>
          <table:table-cell table:formula="of:=[.J52]-[.D52]" office:value-type="float" office:value="0.000559441067920496" calcext:value-type="float">
            <text:p>0.0006</text:p>
          </table:table-cell>
          <table:table-cell table:formula="of:=0.225*([.I52]*ABS([.I52]) - [.I52]) + [.I52]" office:value-type="float" office:value="-0.766803840877914" calcext:value-type="float">
            <text:p>-0.7668</text:p>
          </table:table-cell>
          <table:table-cell table:formula="of:=[.L52]-[.E52]" office:value-type="float" office:value="-0.000759397758937408" calcext:value-type="float">
            <text:p>-0.0008</text:p>
          </table:table-cell>
        </table:table-row>
        <table:table-row table:style-name="ro1">
          <table:table-cell table:formula="of:=[.A52]+10" office:value-type="float" office:value="150" calcext:value-type="float">
            <text:p>150</text:p>
          </table:table-cell>
          <table:table-cell table:formula="of:=[.A53]*PI()/180" office:value-type="float" office:value="2.61799387799149" calcext:value-type="float">
            <text:p>2.6180</text:p>
          </table:table-cell>
          <table:table-cell table:formula="of:=[.B53]+PI()/2" office:value-type="float" office:value="4.18879020478639" calcext:value-type="float">
            <text:p>4.1888</text:p>
          </table:table-cell>
          <table:table-cell table:formula="of:=SIN([.B53])" office:value-type="float" office:value="0.5" calcext:value-type="float">
            <text:p>0.500</text:p>
          </table:table-cell>
          <table:table-cell table:formula="of:=COS([.B53])" office:value-type="float" office:value="-0.866025403784436" calcext:value-type="float">
            <text:p>-0.866</text:p>
          </table:table-cell>
          <table:table-cell table:formula="of:=IF(ABS([.B53])&lt;=PI();[.B53];[.B53]-SIGN([.B53])*2*PI())" office:value-type="float" office:value="2.61799387799149" calcext:value-type="float">
            <text:p>2.6180</text:p>
          </table:table-cell>
          <table:table-cell table:formula="of:=IF(ABS([.C53])&lt;=PI();[.C53];[.C53]-SIGN([.C53])*2*PI())" office:value-type="float" office:value="-2.0943951023932" calcext:value-type="float">
            <text:p>-2.0944</text:p>
          </table:table-cell>
          <table:table-cell table:formula="of:=([.F53]*4/PI()) - (4*[.F53]*ABS([.F53])/(PI()^2))" office:value-type="float" office:value="0.555555555555559" calcext:value-type="float">
            <text:p>0.5556</text:p>
          </table:table-cell>
          <table:table-cell table:formula="of:=([.G53]*4/PI()) - (4*[.G53]*ABS([.G53])/(PI()^2))" office:value-type="float" office:value="-0.888888888888887" calcext:value-type="float">
            <text:p>-0.8889</text:p>
          </table:table-cell>
          <table:table-cell table:formula="of:=0.225*([.H53]*ABS([.H53]) - [.H53]) + [.H53]" office:value-type="float" office:value="0.500000000000004" calcext:value-type="float">
            <text:p>0.5000</text:p>
          </table:table-cell>
          <table:table-cell table:formula="of:=[.J53]-[.D53]" office:value-type="float" office:value="3.88578058618805E-015" calcext:value-type="float">
            <text:p>0.0000</text:p>
          </table:table-cell>
          <table:table-cell table:formula="of:=0.225*([.I53]*ABS([.I53]) - [.I53]) + [.I53]" office:value-type="float" office:value="-0.866666666666665" calcext:value-type="float">
            <text:p>-0.8667</text:p>
          </table:table-cell>
          <table:table-cell table:formula="of:=[.L53]-[.E53]" office:value-type="float" office:value="-0.000641262882227989" calcext:value-type="float">
            <text:p>-0.0006</text:p>
          </table:table-cell>
        </table:table-row>
        <table:table-row table:style-name="ro1">
          <table:table-cell table:formula="of:=[.A53]+10" office:value-type="float" office:value="160" calcext:value-type="float">
            <text:p>160</text:p>
          </table:table-cell>
          <table:table-cell table:formula="of:=[.A54]*PI()/180" office:value-type="float" office:value="2.79252680319093" calcext:value-type="float">
            <text:p>2.7925</text:p>
          </table:table-cell>
          <table:table-cell table:formula="of:=[.B54]+PI()/2" office:value-type="float" office:value="4.36332312998583" calcext:value-type="float">
            <text:p>4.3633</text:p>
          </table:table-cell>
          <table:table-cell table:formula="of:=SIN([.B54])" office:value-type="float" office:value="0.342020143325669" calcext:value-type="float">
            <text:p>0.342</text:p>
          </table:table-cell>
          <table:table-cell table:formula="of:=COS([.B54])" office:value-type="float" office:value="-0.939692620785909" calcext:value-type="float">
            <text:p>-0.940</text:p>
          </table:table-cell>
          <table:table-cell table:formula="of:=IF(ABS([.B54])&lt;=PI();[.B54];[.B54]-SIGN([.B54])*2*PI())" office:value-type="float" office:value="2.79252680319093" calcext:value-type="float">
            <text:p>2.7925</text:p>
          </table:table-cell>
          <table:table-cell table:formula="of:=IF(ABS([.C54])&lt;=PI();[.C54];[.C54]-SIGN([.C54])*2*PI())" office:value-type="float" office:value="-1.91986217719376" calcext:value-type="float">
            <text:p>-1.9199</text:p>
          </table:table-cell>
          <table:table-cell table:formula="of:=([.F54]*4/PI()) - (4*[.F54]*ABS([.F54])/(PI()^2))" office:value-type="float" office:value="0.395061728395059" calcext:value-type="float">
            <text:p>0.3951</text:p>
          </table:table-cell>
          <table:table-cell table:formula="of:=([.G54]*4/PI()) - (4*[.G54]*ABS([.G54])/(PI()^2))" office:value-type="float" office:value="-0.950617283950618" calcext:value-type="float">
            <text:p>-0.9506</text:p>
          </table:table-cell>
          <table:table-cell table:formula="of:=0.225*([.H54]*ABS([.H54]) - [.H54]) + [.H54]" office:value-type="float" office:value="0.341289437585731" calcext:value-type="float">
            <text:p>0.3413</text:p>
          </table:table-cell>
          <table:table-cell table:formula="of:=[.J54]-[.D54]" office:value-type="float" office:value="-0.00073070573993772" calcext:value-type="float">
            <text:p>-0.0007</text:p>
          </table:table-cell>
          <table:table-cell table:formula="of:=0.225*([.I54]*ABS([.I54]) - [.I54]) + [.I54]" office:value-type="float" office:value="-0.9400548696845" calcext:value-type="float">
            <text:p>-0.9401</text:p>
          </table:table-cell>
          <table:table-cell table:formula="of:=[.L54]-[.E54]" office:value-type="float" office:value="-0.000362248898590933" calcext:value-type="float">
            <text:p>-0.0004</text:p>
          </table:table-cell>
        </table:table-row>
        <table:table-row table:style-name="ro1">
          <table:table-cell table:formula="of:=[.A54]+10" office:value-type="float" office:value="170" calcext:value-type="float">
            <text:p>170</text:p>
          </table:table-cell>
          <table:table-cell table:formula="of:=[.A55]*PI()/180" office:value-type="float" office:value="2.96705972839036" calcext:value-type="float">
            <text:p>2.9671</text:p>
          </table:table-cell>
          <table:table-cell table:formula="of:=[.B55]+PI()/2" office:value-type="float" office:value="4.53785605518526" calcext:value-type="float">
            <text:p>4.5379</text:p>
          </table:table-cell>
          <table:table-cell table:formula="of:=SIN([.B55])" office:value-type="float" office:value="0.17364817766693" calcext:value-type="float">
            <text:p>0.174</text:p>
          </table:table-cell>
          <table:table-cell table:formula="of:=COS([.B55])" office:value-type="float" office:value="-0.984807753012208" calcext:value-type="float">
            <text:p>-0.985</text:p>
          </table:table-cell>
          <table:table-cell table:formula="of:=IF(ABS([.B55])&lt;=PI();[.B55];[.B55]-SIGN([.B55])*2*PI())" office:value-type="float" office:value="2.96705972839036" calcext:value-type="float">
            <text:p>2.9671</text:p>
          </table:table-cell>
          <table:table-cell table:formula="of:=IF(ABS([.C55])&lt;=PI();[.C55];[.C55]-SIGN([.C55])*2*PI())" office:value-type="float" office:value="-1.74532925199433" calcext:value-type="float">
            <text:p>-1.7453</text:p>
          </table:table-cell>
          <table:table-cell table:formula="of:=([.F55]*4/PI()) - (4*[.F55]*ABS([.F55])/(PI()^2))" office:value-type="float" office:value="0.209876543209877" calcext:value-type="float">
            <text:p>0.2099</text:p>
          </table:table-cell>
          <table:table-cell table:formula="of:=([.G55]*4/PI()) - (4*[.G55]*ABS([.G55])/(PI()^2))" office:value-type="float" office:value="-0.987654320987654" calcext:value-type="float">
            <text:p>-0.9877</text:p>
          </table:table-cell>
          <table:table-cell table:formula="of:=0.225*([.H55]*ABS([.H55]) - [.H55]) + [.H55]" office:value-type="float" office:value="0.172565157750343" calcext:value-type="float">
            <text:p>0.1726</text:p>
          </table:table-cell>
          <table:table-cell table:formula="of:=[.J55]-[.D55]" office:value-type="float" office:value="-0.00108301991658663" calcext:value-type="float">
            <text:p>-0.0011</text:p>
          </table:table-cell>
          <table:table-cell table:formula="of:=0.225*([.I55]*ABS([.I55]) - [.I55]) + [.I55]" office:value-type="float" office:value="-0.984910836762689" calcext:value-type="float">
            <text:p>-0.9849</text:p>
          </table:table-cell>
          <table:table-cell table:formula="of:=[.L55]-[.E55]" office:value-type="float" office:value="-0.000103083750480515" calcext:value-type="float">
            <text:p>-0.0001</text:p>
          </table:table-cell>
        </table:table-row>
        <table:table-row table:style-name="ro1">
          <table:table-cell table:formula="of:=[.A55]+10" office:value-type="float" office:value="180" calcext:value-type="float">
            <text:p>180</text:p>
          </table:table-cell>
          <table:table-cell table:formula="of:=[.A56]*PI()/180" office:value-type="float" office:value="3.14159265358979" calcext:value-type="float">
            <text:p>3.1416</text:p>
          </table:table-cell>
          <table:table-cell table:formula="of:=[.B56]+PI()/2" office:value-type="float" office:value="4.71238898038469" calcext:value-type="float">
            <text:p>4.7124</text:p>
          </table:table-cell>
          <table:table-cell table:formula="of:=SIN([.B56])" office:value-type="float" office:value="1.22464679914735E-016" calcext:value-type="float">
            <text:p>0.000</text:p>
          </table:table-cell>
          <table:table-cell table:formula="of:=COS([.B56])" office:value-type="float" office:value="-1" calcext:value-type="float">
            <text:p>-1.000</text:p>
          </table:table-cell>
          <table:table-cell table:formula="of:=IF(ABS([.B56])&lt;=PI();[.B56];[.B56]-SIGN([.B56])*2*PI())" office:value-type="float" office:value="3.14159265358979" calcext:value-type="float">
            <text:p>3.1416</text:p>
          </table:table-cell>
          <table:table-cell table:formula="of:=IF(ABS([.C56])&lt;=PI();[.C56];[.C56]-SIGN([.C56])*2*PI())" office:value-type="float" office:value="-1.5707963267949" calcext:value-type="float">
            <text:p>-1.5708</text:p>
          </table:table-cell>
          <table:table-cell table:formula="of:=([.F56]*4/PI()) - (4*[.F56]*ABS([.F56])/(PI()^2))" office:value-type="float" office:value="0" calcext:value-type="float">
            <text:p>0.0000</text:p>
          </table:table-cell>
          <table:table-cell table:formula="of:=([.G56]*4/PI()) - (4*[.G56]*ABS([.G56])/(PI()^2))" office:value-type="float" office:value="-1" calcext:value-type="float">
            <text:p>-1.0000</text:p>
          </table:table-cell>
          <table:table-cell table:formula="of:=0.225*([.H56]*ABS([.H56]) - [.H56]) + [.H56]" office:value-type="float" office:value="0" calcext:value-type="float">
            <text:p>0.0000</text:p>
          </table:table-cell>
          <table:table-cell table:formula="of:=[.J56]-[.D56]" office:value-type="float" office:value="-1.22464679914735E-016" calcext:value-type="float">
            <text:p>0.0000</text:p>
          </table:table-cell>
          <table:table-cell table:formula="of:=0.225*([.I56]*ABS([.I56]) - [.I56]) + [.I56]" office:value-type="float" office:value="-1" calcext:value-type="float">
            <text:p>-1.0000</text:p>
          </table:table-cell>
          <table:table-cell table:formula="of:=[.L56]-[.E56]" office:value-type="float" office:value="0" calcext:value-type="float">
            <text:p>0.0000</text:p>
          </table:table-cell>
        </table:table-row>
        <table:table-row table:style-name="ro1">
          <table:table-cell table:formula="of:=[.A56]+10" office:value-type="float" office:value="190" calcext:value-type="float">
            <text:p>190</text:p>
          </table:table-cell>
          <table:table-cell table:formula="of:=[.A57]*PI()/180" office:value-type="float" office:value="3.31612557878923" calcext:value-type="float">
            <text:p>3.3161</text:p>
          </table:table-cell>
          <table:table-cell table:formula="of:=[.B57]+PI()/2" office:value-type="float" office:value="4.88692190558413" calcext:value-type="float">
            <text:p>4.8869</text:p>
          </table:table-cell>
          <table:table-cell table:formula="of:=SIN([.B57])" office:value-type="float" office:value="-0.17364817766693" calcext:value-type="float">
            <text:p>-0.174</text:p>
          </table:table-cell>
          <table:table-cell table:formula="of:=COS([.B57])" office:value-type="float" office:value="-0.984807753012207" calcext:value-type="float">
            <text:p>-0.985</text:p>
          </table:table-cell>
          <table:table-cell table:formula="of:=IF(ABS([.B57])&lt;=PI();[.B57];[.B57]-SIGN([.B57])*2*PI())" office:value-type="float" office:value="-2.96705972839036" calcext:value-type="float">
            <text:p>-2.9671</text:p>
          </table:table-cell>
          <table:table-cell table:formula="of:=IF(ABS([.C57])&lt;=PI();[.C57];[.C57]-SIGN([.C57])*2*PI())" office:value-type="float" office:value="-1.39626340159546" calcext:value-type="float">
            <text:p>-1.3963</text:p>
          </table:table-cell>
          <table:table-cell table:formula="of:=([.F57]*4/PI()) - (4*[.F57]*ABS([.F57])/(PI()^2))" office:value-type="float" office:value="-0.209876543209881" calcext:value-type="float">
            <text:p>-0.2099</text:p>
          </table:table-cell>
          <table:table-cell table:formula="of:=([.G57]*4/PI()) - (4*[.G57]*ABS([.G57])/(PI()^2))" office:value-type="float" office:value="-0.987654320987654" calcext:value-type="float">
            <text:p>-0.9877</text:p>
          </table:table-cell>
          <table:table-cell table:formula="of:=0.225*([.H57]*ABS([.H57]) - [.H57]) + [.H57]" office:value-type="float" office:value="-0.172565157750346" calcext:value-type="float">
            <text:p>-0.1726</text:p>
          </table:table-cell>
          <table:table-cell table:formula="of:=[.J57]-[.D57]" office:value-type="float" office:value="0.00108301991658355" calcext:value-type="float">
            <text:p>0.0011</text:p>
          </table:table-cell>
          <table:table-cell table:formula="of:=0.225*([.I57]*ABS([.I57]) - [.I57]) + [.I57]" office:value-type="float" office:value="-0.984910836762688" calcext:value-type="float">
            <text:p>-0.9849</text:p>
          </table:table-cell>
          <table:table-cell table:formula="of:=[.L57]-[.E57]" office:value-type="float" office:value="-0.000103083750480515" calcext:value-type="float">
            <text:p>-0.0001</text:p>
          </table:table-cell>
        </table:table-row>
        <table:table-row table:style-name="ro1">
          <table:table-cell table:formula="of:=[.A57]+10" office:value-type="float" office:value="200" calcext:value-type="float">
            <text:p>200</text:p>
          </table:table-cell>
          <table:table-cell table:formula="of:=[.A58]*PI()/180" office:value-type="float" office:value="3.49065850398866" calcext:value-type="float">
            <text:p>3.4907</text:p>
          </table:table-cell>
          <table:table-cell table:formula="of:=[.B58]+PI()/2" office:value-type="float" office:value="5.06145483078356" calcext:value-type="float">
            <text:p>5.0615</text:p>
          </table:table-cell>
          <table:table-cell table:formula="of:=SIN([.B58])" office:value-type="float" office:value="-0.342020143325669" calcext:value-type="float">
            <text:p>-0.342</text:p>
          </table:table-cell>
          <table:table-cell table:formula="of:=COS([.B58])" office:value-type="float" office:value="-0.939692620785908" calcext:value-type="float">
            <text:p>-0.940</text:p>
          </table:table-cell>
          <table:table-cell table:formula="of:=IF(ABS([.B58])&lt;=PI();[.B58];[.B58]-SIGN([.B58])*2*PI())" office:value-type="float" office:value="-2.79252680319093" calcext:value-type="float">
            <text:p>-2.7925</text:p>
          </table:table-cell>
          <table:table-cell table:formula="of:=IF(ABS([.C58])&lt;=PI();[.C58];[.C58]-SIGN([.C58])*2*PI())" office:value-type="float" office:value="-1.22173047639603" calcext:value-type="float">
            <text:p>-1.2217</text:p>
          </table:table-cell>
          <table:table-cell table:formula="of:=([.F58]*4/PI()) - (4*[.F58]*ABS([.F58])/(PI()^2))" office:value-type="float" office:value="-0.395061728395063" calcext:value-type="float">
            <text:p>-0.3951</text:p>
          </table:table-cell>
          <table:table-cell table:formula="of:=([.G58]*4/PI()) - (4*[.G58]*ABS([.G58])/(PI()^2))" office:value-type="float" office:value="-0.950617283950617" calcext:value-type="float">
            <text:p>-0.9506</text:p>
          </table:table-cell>
          <table:table-cell table:formula="of:=0.225*([.H58]*ABS([.H58]) - [.H58]) + [.H58]" office:value-type="float" office:value="-0.341289437585735" calcext:value-type="float">
            <text:p>-0.3413</text:p>
          </table:table-cell>
          <table:table-cell table:formula="of:=[.J58]-[.D58]" office:value-type="float" office:value="0.00073070573993389" calcext:value-type="float">
            <text:p>0.0007</text:p>
          </table:table-cell>
          <table:table-cell table:formula="of:=0.225*([.I58]*ABS([.I58]) - [.I58]) + [.I58]" office:value-type="float" office:value="-0.940054869684499" calcext:value-type="float">
            <text:p>-0.9401</text:p>
          </table:table-cell>
          <table:table-cell table:formula="of:=[.L58]-[.E58]" office:value-type="float" office:value="-0.000362248898590822" calcext:value-type="float">
            <text:p>-0.0004</text:p>
          </table:table-cell>
        </table:table-row>
        <table:table-row table:style-name="ro1">
          <table:table-cell table:formula="of:=[.A58]+10" office:value-type="float" office:value="210" calcext:value-type="float">
            <text:p>210</text:p>
          </table:table-cell>
          <table:table-cell table:formula="of:=[.A59]*PI()/180" office:value-type="float" office:value="3.66519142918809" calcext:value-type="float">
            <text:p>3.6652</text:p>
          </table:table-cell>
          <table:table-cell table:formula="of:=[.B59]+PI()/2" office:value-type="float" office:value="5.23598775598299" calcext:value-type="float">
            <text:p>5.2360</text:p>
          </table:table-cell>
          <table:table-cell table:formula="of:=SIN([.B59])" office:value-type="float" office:value="-0.5" calcext:value-type="float">
            <text:p>-0.500</text:p>
          </table:table-cell>
          <table:table-cell table:formula="of:=COS([.B59])" office:value-type="float" office:value="-0.86602540378444" calcext:value-type="float">
            <text:p>-0.866</text:p>
          </table:table-cell>
          <table:table-cell table:formula="of:=IF(ABS([.B59])&lt;=PI();[.B59];[.B59]-SIGN([.B59])*2*PI())" office:value-type="float" office:value="-2.6179938779915" calcext:value-type="float">
            <text:p>-2.6180</text:p>
          </table:table-cell>
          <table:table-cell table:formula="of:=IF(ABS([.C59])&lt;=PI();[.C59];[.C59]-SIGN([.C59])*2*PI())" office:value-type="float" office:value="-1.0471975511966" calcext:value-type="float">
            <text:p>-1.0472</text:p>
          </table:table-cell>
          <table:table-cell table:formula="of:=([.F59]*4/PI()) - (4*[.F59]*ABS([.F59])/(PI()^2))" office:value-type="float" office:value="-0.555555555555554" calcext:value-type="float">
            <text:p>-0.5556</text:p>
          </table:table-cell>
          <table:table-cell table:formula="of:=([.G59]*4/PI()) - (4*[.G59]*ABS([.G59])/(PI()^2))" office:value-type="float" office:value="-0.88888888888889" calcext:value-type="float">
            <text:p>-0.8889</text:p>
          </table:table-cell>
          <table:table-cell table:formula="of:=0.225*([.H59]*ABS([.H59]) - [.H59]) + [.H59]" office:value-type="float" office:value="-0.499999999999998" calcext:value-type="float">
            <text:p>-0.5000</text:p>
          </table:table-cell>
          <table:table-cell table:formula="of:=[.J59]-[.D59]" office:value-type="float" office:value="0" calcext:value-type="float">
            <text:p>0.0000</text:p>
          </table:table-cell>
          <table:table-cell table:formula="of:=0.225*([.I59]*ABS([.I59]) - [.I59]) + [.I59]" office:value-type="float" office:value="-0.866666666666668" calcext:value-type="float">
            <text:p>-0.8667</text:p>
          </table:table-cell>
          <table:table-cell table:formula="of:=[.L59]-[.E59]" office:value-type="float" office:value="-0.000641262882228211" calcext:value-type="float">
            <text:p>-0.0006</text:p>
          </table:table-cell>
        </table:table-row>
        <table:table-row table:style-name="ro1">
          <table:table-cell table:formula="of:=[.A59]+10" office:value-type="float" office:value="220" calcext:value-type="float">
            <text:p>220</text:p>
          </table:table-cell>
          <table:table-cell table:formula="of:=[.A60]*PI()/180" office:value-type="float" office:value="3.83972435438752" calcext:value-type="float">
            <text:p>3.8397</text:p>
          </table:table-cell>
          <table:table-cell table:formula="of:=[.B60]+PI()/2" office:value-type="float" office:value="5.41052068118242" calcext:value-type="float">
            <text:p>5.4105</text:p>
          </table:table-cell>
          <table:table-cell table:formula="of:=SIN([.B60])" office:value-type="float" office:value="-0.642787609686539" calcext:value-type="float">
            <text:p>-0.643</text:p>
          </table:table-cell>
          <table:table-cell table:formula="of:=COS([.B60])" office:value-type="float" office:value="-0.766044443118981" calcext:value-type="float">
            <text:p>-0.766</text:p>
          </table:table-cell>
          <table:table-cell table:formula="of:=IF(ABS([.B60])&lt;=PI();[.B60];[.B60]-SIGN([.B60])*2*PI())" office:value-type="float" office:value="-2.44346095279207" calcext:value-type="float">
            <text:p>-2.4435</text:p>
          </table:table-cell>
          <table:table-cell table:formula="of:=IF(ABS([.C60])&lt;=PI();[.C60];[.C60]-SIGN([.C60])*2*PI())" office:value-type="float" office:value="-0.872664625997169" calcext:value-type="float">
            <text:p>-0.8727</text:p>
          </table:table-cell>
          <table:table-cell table:formula="of:=([.F60]*4/PI()) - (4*[.F60]*ABS([.F60])/(PI()^2))" office:value-type="float" office:value="-0.691358024691355" calcext:value-type="float">
            <text:p>-0.6914</text:p>
          </table:table-cell>
          <table:table-cell table:formula="of:=([.G60]*4/PI()) - (4*[.G60]*ABS([.G60])/(PI()^2))" office:value-type="float" office:value="-0.802469135802471" calcext:value-type="float">
            <text:p>-0.8025</text:p>
          </table:table-cell>
          <table:table-cell table:formula="of:=0.225*([.H60]*ABS([.H60]) - [.H60]) + [.H60]" office:value-type="float" office:value="-0.643347050754455" calcext:value-type="float">
            <text:p>-0.6433</text:p>
          </table:table-cell>
          <table:table-cell table:formula="of:=[.J60]-[.D60]" office:value-type="float" office:value="-0.000559441067915722" calcext:value-type="float">
            <text:p>-0.0006</text:p>
          </table:table-cell>
          <table:table-cell table:formula="of:=0.225*([.I60]*ABS([.I60]) - [.I60]) + [.I60]" office:value-type="float" office:value="-0.766803840877918" calcext:value-type="float">
            <text:p>-0.7668</text:p>
          </table:table-cell>
          <table:table-cell table:formula="of:=[.L60]-[.E60]" office:value-type="float" office:value="-0.00075939775893652" calcext:value-type="float">
            <text:p>-0.0008</text:p>
          </table:table-cell>
        </table:table-row>
        <table:table-row table:style-name="ro1">
          <table:table-cell table:formula="of:=[.A60]+10" office:value-type="float" office:value="230" calcext:value-type="float">
            <text:p>230</text:p>
          </table:table-cell>
          <table:table-cell table:formula="of:=[.A61]*PI()/180" office:value-type="float" office:value="4.01425727958696" calcext:value-type="float">
            <text:p>4.0143</text:p>
          </table:table-cell>
          <table:table-cell table:formula="of:=[.B61]+PI()/2" office:value-type="float" office:value="5.58505360638186" calcext:value-type="float">
            <text:p>5.5851</text:p>
          </table:table-cell>
          <table:table-cell table:formula="of:=SIN([.B61])" office:value-type="float" office:value="-0.766044443118978" calcext:value-type="float">
            <text:p>-0.766</text:p>
          </table:table-cell>
          <table:table-cell table:formula="of:=COS([.B61])" office:value-type="float" office:value="-0.642787609686538" calcext:value-type="float">
            <text:p>-0.643</text:p>
          </table:table-cell>
          <table:table-cell table:formula="of:=IF(ABS([.B61])&lt;=PI();[.B61];[.B61]-SIGN([.B61])*2*PI())" office:value-type="float" office:value="-2.26892802759263" calcext:value-type="float">
            <text:p>-2.2689</text:p>
          </table:table-cell>
          <table:table-cell table:formula="of:=IF(ABS([.C61])&lt;=PI();[.C61];[.C61]-SIGN([.C61])*2*PI())" office:value-type="float" office:value="-0.698131700797729" calcext:value-type="float">
            <text:p>-0.6981</text:p>
          </table:table-cell>
          <table:table-cell table:formula="of:=([.F61]*4/PI()) - (4*[.F61]*ABS([.F61])/(PI()^2))" office:value-type="float" office:value="-0.80246913580247" calcext:value-type="float">
            <text:p>-0.8025</text:p>
          </table:table-cell>
          <table:table-cell table:formula="of:=([.G61]*4/PI()) - (4*[.G61]*ABS([.G61])/(PI()^2))" office:value-type="float" office:value="-0.691358024691356" calcext:value-type="float">
            <text:p>-0.6914</text:p>
          </table:table-cell>
          <table:table-cell table:formula="of:=0.225*([.H61]*ABS([.H61]) - [.H61]) + [.H61]" office:value-type="float" office:value="-0.766803840877917" calcext:value-type="float">
            <text:p>-0.7668</text:p>
          </table:table-cell>
          <table:table-cell table:formula="of:=[.J61]-[.D61]" office:value-type="float" office:value="-0.000759397758938518" calcext:value-type="float">
            <text:p>-0.0008</text:p>
          </table:table-cell>
          <table:table-cell table:formula="of:=0.225*([.I61]*ABS([.I61]) - [.I61]) + [.I61]" office:value-type="float" office:value="-0.643347050754456" calcext:value-type="float">
            <text:p>-0.6433</text:p>
          </table:table-cell>
          <table:table-cell table:formula="of:=[.L61]-[.E61]" office:value-type="float" office:value="-0.00055944106791872" calcext:value-type="float">
            <text:p>-0.0006</text:p>
          </table:table-cell>
        </table:table-row>
        <table:table-row table:style-name="ro1">
          <table:table-cell table:formula="of:=[.A61]+10" office:value-type="float" office:value="240" calcext:value-type="float">
            <text:p>240</text:p>
          </table:table-cell>
          <table:table-cell table:formula="of:=[.A62]*PI()/180" office:value-type="float" office:value="4.18879020478639" calcext:value-type="float">
            <text:p>4.1888</text:p>
          </table:table-cell>
          <table:table-cell table:formula="of:=[.B62]+PI()/2" office:value-type="float" office:value="5.75958653158129" calcext:value-type="float">
            <text:p>5.7596</text:p>
          </table:table-cell>
          <table:table-cell table:formula="of:=SIN([.B62])" office:value-type="float" office:value="-0.866025403784438" calcext:value-type="float">
            <text:p>-0.866</text:p>
          </table:table-cell>
          <table:table-cell table:formula="of:=COS([.B62])" office:value-type="float" office:value="-0.500000000000001" calcext:value-type="float">
            <text:p>-0.500</text:p>
          </table:table-cell>
          <table:table-cell table:formula="of:=IF(ABS([.B62])&lt;=PI();[.B62];[.B62]-SIGN([.B62])*2*PI())" office:value-type="float" office:value="-2.0943951023932" calcext:value-type="float">
            <text:p>-2.0944</text:p>
          </table:table-cell>
          <table:table-cell table:formula="of:=IF(ABS([.C62])&lt;=PI();[.C62];[.C62]-SIGN([.C62])*2*PI())" office:value-type="float" office:value="-0.5235987755983" calcext:value-type="float">
            <text:p>-0.5236</text:p>
          </table:table-cell>
          <table:table-cell table:formula="of:=([.F62]*4/PI()) - (4*[.F62]*ABS([.F62])/(PI()^2))" office:value-type="float" office:value="-0.888888888888889" calcext:value-type="float">
            <text:p>-0.8889</text:p>
          </table:table-cell>
          <table:table-cell table:formula="of:=([.G62]*4/PI()) - (4*[.G62]*ABS([.G62])/(PI()^2))" office:value-type="float" office:value="-0.555555555555557" calcext:value-type="float">
            <text:p>-0.5556</text:p>
          </table:table-cell>
          <table:table-cell table:formula="of:=0.225*([.H62]*ABS([.H62]) - [.H62]) + [.H62]" office:value-type="float" office:value="-0.866666666666666" calcext:value-type="float">
            <text:p>-0.8667</text:p>
          </table:table-cell>
          <table:table-cell table:formula="of:=[.J62]-[.D62]" office:value-type="float" office:value="-0.000641262882228322" calcext:value-type="float">
            <text:p>-0.0006</text:p>
          </table:table-cell>
          <table:table-cell table:formula="of:=0.225*([.I62]*ABS([.I62]) - [.I62]) + [.I62]" office:value-type="float" office:value="-0.500000000000001" calcext:value-type="float">
            <text:p>-0.5000</text:p>
          </table:table-cell>
          <table:table-cell table:formula="of:=[.L62]-[.E62]" office:value-type="float" office:value="0" calcext:value-type="float">
            <text:p>0.0000</text:p>
          </table:table-cell>
        </table:table-row>
        <table:table-row table:style-name="ro1">
          <table:table-cell table:formula="of:=[.A62]+10" office:value-type="float" office:value="250" calcext:value-type="float">
            <text:p>250</text:p>
          </table:table-cell>
          <table:table-cell table:formula="of:=[.A63]*PI()/180" office:value-type="float" office:value="4.36332312998582" calcext:value-type="float">
            <text:p>4.3633</text:p>
          </table:table-cell>
          <table:table-cell table:formula="of:=[.B63]+PI()/2" office:value-type="float" office:value="5.93411945678072" calcext:value-type="float">
            <text:p>5.9341</text:p>
          </table:table-cell>
          <table:table-cell table:formula="of:=SIN([.B63])" office:value-type="float" office:value="-0.939692620785908" calcext:value-type="float">
            <text:p>-0.940</text:p>
          </table:table-cell>
          <table:table-cell table:formula="of:=COS([.B63])" office:value-type="float" office:value="-0.342020143325673" calcext:value-type="float">
            <text:p>-0.342</text:p>
          </table:table-cell>
          <table:table-cell table:formula="of:=IF(ABS([.B63])&lt;=PI();[.B63];[.B63]-SIGN([.B63])*2*PI())" office:value-type="float" office:value="-1.91986217719377" calcext:value-type="float">
            <text:p>-1.9199</text:p>
          </table:table-cell>
          <table:table-cell table:formula="of:=IF(ABS([.C63])&lt;=PI();[.C63];[.C63]-SIGN([.C63])*2*PI())" office:value-type="float" office:value="-0.34906585039887" calcext:value-type="float">
            <text:p>-0.3491</text:p>
          </table:table-cell>
          <table:table-cell table:formula="of:=([.F63]*4/PI()) - (4*[.F63]*ABS([.F63])/(PI()^2))" office:value-type="float" office:value="-0.950617283950616" calcext:value-type="float">
            <text:p>-0.9506</text:p>
          </table:table-cell>
          <table:table-cell table:formula="of:=([.G63]*4/PI()) - (4*[.G63]*ABS([.G63])/(PI()^2))" office:value-type="float" office:value="-0.395061728395066" calcext:value-type="float">
            <text:p>-0.3951</text:p>
          </table:table-cell>
          <table:table-cell table:formula="of:=0.225*([.H63]*ABS([.H63]) - [.H63]) + [.H63]" office:value-type="float" office:value="-0.940054869684498" calcext:value-type="float">
            <text:p>-0.9401</text:p>
          </table:table-cell>
          <table:table-cell table:formula="of:=[.J63]-[.D63]" office:value-type="float" office:value="-0.000362248898589934" calcext:value-type="float">
            <text:p>-0.0004</text:p>
          </table:table-cell>
          <table:table-cell table:formula="of:=0.225*([.I63]*ABS([.I63]) - [.I63]) + [.I63]" office:value-type="float" office:value="-0.341289437585738" calcext:value-type="float">
            <text:p>-0.3413</text:p>
          </table:table-cell>
          <table:table-cell table:formula="of:=[.L63]-[.E63]" office:value-type="float" office:value="0.000730705739935056" calcext:value-type="float">
            <text:p>0.0007</text:p>
          </table:table-cell>
        </table:table-row>
        <table:table-row table:style-name="ro1">
          <table:table-cell table:formula="of:=[.A63]+10" office:value-type="float" office:value="260" calcext:value-type="float">
            <text:p>260</text:p>
          </table:table-cell>
          <table:table-cell table:formula="of:=[.A64]*PI()/180" office:value-type="float" office:value="4.53785605518526" calcext:value-type="float">
            <text:p>4.5379</text:p>
          </table:table-cell>
          <table:table-cell table:formula="of:=[.B64]+PI()/2" office:value-type="float" office:value="6.10865238198016" calcext:value-type="float">
            <text:p>6.1087</text:p>
          </table:table-cell>
          <table:table-cell table:formula="of:=SIN([.B64])" office:value-type="float" office:value="-0.984807753012208" calcext:value-type="float">
            <text:p>-0.985</text:p>
          </table:table-cell>
          <table:table-cell table:formula="of:=COS([.B64])" office:value-type="float" office:value="-0.173648177666927" calcext:value-type="float">
            <text:p>-0.174</text:p>
          </table:table-cell>
          <table:table-cell table:formula="of:=IF(ABS([.B64])&lt;=PI();[.B64];[.B64]-SIGN([.B64])*2*PI())" office:value-type="float" office:value="-1.74532925199433" calcext:value-type="float">
            <text:p>-1.7453</text:p>
          </table:table-cell>
          <table:table-cell table:formula="of:=IF(ABS([.C64])&lt;=PI();[.C64];[.C64]-SIGN([.C64])*2*PI())" office:value-type="float" office:value="-0.174532925199429" calcext:value-type="float">
            <text:p>-0.1745</text:p>
          </table:table-cell>
          <table:table-cell table:formula="of:=([.F64]*4/PI()) - (4*[.F64]*ABS([.F64])/(PI()^2))" office:value-type="float" office:value="-0.987654320987655" calcext:value-type="float">
            <text:p>-0.9877</text:p>
          </table:table-cell>
          <table:table-cell table:formula="of:=([.G64]*4/PI()) - (4*[.G64]*ABS([.G64])/(PI()^2))" office:value-type="float" office:value="-0.209876543209872" calcext:value-type="float">
            <text:p>-0.2099</text:p>
          </table:table-cell>
          <table:table-cell table:formula="of:=0.225*([.H64]*ABS([.H64]) - [.H64]) + [.H64]" office:value-type="float" office:value="-0.984910836762689" calcext:value-type="float">
            <text:p>-0.9849</text:p>
          </table:table-cell>
          <table:table-cell table:formula="of:=[.J64]-[.D64]" office:value-type="float" office:value="-0.000103083750481181" calcext:value-type="float">
            <text:p>-0.0001</text:p>
          </table:table-cell>
          <table:table-cell table:formula="of:=0.225*([.I64]*ABS([.I64]) - [.I64]) + [.I64]" office:value-type="float" office:value="-0.172565157750339" calcext:value-type="float">
            <text:p>-0.1726</text:p>
          </table:table-cell>
          <table:table-cell table:formula="of:=[.L64]-[.E64]" office:value-type="float" office:value="0.0010830199165876" calcext:value-type="float">
            <text:p>0.0011</text:p>
          </table:table-cell>
        </table:table-row>
        <table:table-row table:style-name="ro1">
          <table:table-cell table:formula="of:=[.A64]+10" office:value-type="float" office:value="270" calcext:value-type="float">
            <text:p>270</text:p>
          </table:table-cell>
          <table:table-cell table:formula="of:=[.A65]*PI()/180" office:value-type="float" office:value="4.71238898038469" calcext:value-type="float">
            <text:p>4.7124</text:p>
          </table:table-cell>
          <table:table-cell table:formula="of:=[.B65]+PI()/2" office:value-type="float" office:value="6.28318530717959" calcext:value-type="float">
            <text:p>6.2832</text:p>
          </table:table-cell>
          <table:table-cell table:formula="of:=SIN([.B65])" office:value-type="float" office:value="-1" calcext:value-type="float">
            <text:p>-1.000</text:p>
          </table:table-cell>
          <table:table-cell table:formula="of:=COS([.B65])" office:value-type="float" office:value="-1.83697019872103E-016" calcext:value-type="float">
            <text:p>0.000</text:p>
          </table:table-cell>
          <table:table-cell table:formula="of:=IF(ABS([.B65])&lt;=PI();[.B65];[.B65]-SIGN([.B65])*2*PI())" office:value-type="float" office:value="-1.5707963267949" calcext:value-type="float">
            <text:p>-1.5708</text:p>
          </table:table-cell>
          <table:table-cell table:formula="of:=IF(ABS([.C65])&lt;=PI();[.C65];[.C65]-SIGN([.C65])*2*PI())" office:value-type="float" office:value="0" calcext:value-type="float">
            <text:p>0.0000</text:p>
          </table:table-cell>
          <table:table-cell table:formula="of:=([.F65]*4/PI()) - (4*[.F65]*ABS([.F65])/(PI()^2))" office:value-type="float" office:value="-1" calcext:value-type="float">
            <text:p>-1.0000</text:p>
          </table:table-cell>
          <table:table-cell table:formula="of:=([.G65]*4/PI()) - (4*[.G65]*ABS([.G65])/(PI()^2))" office:value-type="float" office:value="0" calcext:value-type="float">
            <text:p>0.0000</text:p>
          </table:table-cell>
          <table:table-cell table:formula="of:=0.225*([.H65]*ABS([.H65]) - [.H65]) + [.H65]" office:value-type="float" office:value="-1" calcext:value-type="float">
            <text:p>-1.0000</text:p>
          </table:table-cell>
          <table:table-cell table:formula="of:=[.J65]-[.D65]" office:value-type="float" office:value="0" calcext:value-type="float">
            <text:p>0.0000</text:p>
          </table:table-cell>
          <table:table-cell table:formula="of:=0.225*([.I65]*ABS([.I65]) - [.I65]) + [.I65]" office:value-type="float" office:value="0" calcext:value-type="float">
            <text:p>0.0000</text:p>
          </table:table-cell>
          <table:table-cell table:formula="of:=[.L65]-[.E65]" office:value-type="float" office:value="1.83697019872103E-016" calcext:value-type="float">
            <text:p>0.0000</text:p>
          </table:table-cell>
        </table:table-row>
        <table:table-row table:style-name="ro1">
          <table:table-cell table:formula="of:=[.A65]+10" office:value-type="float" office:value="280" calcext:value-type="float">
            <text:p>280</text:p>
          </table:table-cell>
          <table:table-cell table:formula="of:=[.A66]*PI()/180" office:value-type="float" office:value="4.88692190558412" calcext:value-type="float">
            <text:p>4.8869</text:p>
          </table:table-cell>
          <table:table-cell table:formula="of:=[.B66]+PI()/2" office:value-type="float" office:value="6.45771823237902" calcext:value-type="float">
            <text:p>6.4577</text:p>
          </table:table-cell>
          <table:table-cell table:formula="of:=SIN([.B66])" office:value-type="float" office:value="-0.984807753012208" calcext:value-type="float">
            <text:p>-0.985</text:p>
          </table:table-cell>
          <table:table-cell table:formula="of:=COS([.B66])" office:value-type="float" office:value="0.173648177666927" calcext:value-type="float">
            <text:p>0.174</text:p>
          </table:table-cell>
          <table:table-cell table:formula="of:=IF(ABS([.B66])&lt;=PI();[.B66];[.B66]-SIGN([.B66])*2*PI())" office:value-type="float" office:value="-1.39626340159547" calcext:value-type="float">
            <text:p>-1.3963</text:p>
          </table:table-cell>
          <table:table-cell table:formula="of:=IF(ABS([.C66])&lt;=PI();[.C66];[.C66]-SIGN([.C66])*2*PI())" office:value-type="float" office:value="0.17453292519943" calcext:value-type="float">
            <text:p>0.1745</text:p>
          </table:table-cell>
          <table:table-cell table:formula="of:=([.F66]*4/PI()) - (4*[.F66]*ABS([.F66])/(PI()^2))" office:value-type="float" office:value="-0.987654320987655" calcext:value-type="float">
            <text:p>-0.9877</text:p>
          </table:table-cell>
          <table:table-cell table:formula="of:=([.G66]*4/PI()) - (4*[.G66]*ABS([.G66])/(PI()^2))" office:value-type="float" office:value="0.209876543209873" calcext:value-type="float">
            <text:p>0.2099</text:p>
          </table:table-cell>
          <table:table-cell table:formula="of:=0.225*([.H66]*ABS([.H66]) - [.H66]) + [.H66]" office:value-type="float" office:value="-0.984910836762689" calcext:value-type="float">
            <text:p>-0.9849</text:p>
          </table:table-cell>
          <table:table-cell table:formula="of:=[.J66]-[.D66]" office:value-type="float" office:value="-0.00010308375048107" calcext:value-type="float">
            <text:p>-0.0001</text:p>
          </table:table-cell>
          <table:table-cell table:formula="of:=0.225*([.I66]*ABS([.I66]) - [.I66]) + [.I66]" office:value-type="float" office:value="0.17256515775034" calcext:value-type="float">
            <text:p>0.1726</text:p>
          </table:table-cell>
          <table:table-cell table:formula="of:=[.L66]-[.E66]" office:value-type="float" office:value="-0.00108301991658721" calcext:value-type="float">
            <text:p>-0.0011</text:p>
          </table:table-cell>
        </table:table-row>
        <table:table-row table:style-name="ro1">
          <table:table-cell table:formula="of:=[.A66]+10" office:value-type="float" office:value="290" calcext:value-type="float">
            <text:p>290</text:p>
          </table:table-cell>
          <table:table-cell table:formula="of:=[.A67]*PI()/180" office:value-type="float" office:value="5.06145483078356" calcext:value-type="float">
            <text:p>5.0615</text:p>
          </table:table-cell>
          <table:table-cell table:formula="of:=[.B67]+PI()/2" office:value-type="float" office:value="6.63225115757846" calcext:value-type="float">
            <text:p>6.6323</text:p>
          </table:table-cell>
          <table:table-cell table:formula="of:=SIN([.B67])" office:value-type="float" office:value="-0.939692620785909" calcext:value-type="float">
            <text:p>-0.940</text:p>
          </table:table-cell>
          <table:table-cell table:formula="of:=COS([.B67])" office:value-type="float" office:value="0.342020143325672" calcext:value-type="float">
            <text:p>0.342</text:p>
          </table:table-cell>
          <table:table-cell table:formula="of:=IF(ABS([.B67])&lt;=PI();[.B67];[.B67]-SIGN([.B67])*2*PI())" office:value-type="float" office:value="-1.22173047639603" calcext:value-type="float">
            <text:p>-1.2217</text:p>
          </table:table-cell>
          <table:table-cell table:formula="of:=IF(ABS([.C67])&lt;=PI();[.C67];[.C67]-SIGN([.C67])*2*PI())" office:value-type="float" office:value="0.34906585039887" calcext:value-type="float">
            <text:p>0.3491</text:p>
          </table:table-cell>
          <table:table-cell table:formula="of:=([.F67]*4/PI()) - (4*[.F67]*ABS([.F67])/(PI()^2))" office:value-type="float" office:value="-0.950617283950616" calcext:value-type="float">
            <text:p>-0.9506</text:p>
          </table:table-cell>
          <table:table-cell table:formula="of:=([.G67]*4/PI()) - (4*[.G67]*ABS([.G67])/(PI()^2))" office:value-type="float" office:value="0.395061728395066" calcext:value-type="float">
            <text:p>0.3951</text:p>
          </table:table-cell>
          <table:table-cell table:formula="of:=0.225*([.H67]*ABS([.H67]) - [.H67]) + [.H67]" office:value-type="float" office:value="-0.940054869684498" calcext:value-type="float">
            <text:p>-0.9401</text:p>
          </table:table-cell>
          <table:table-cell table:formula="of:=[.J67]-[.D67]" office:value-type="float" office:value="-0.000362248898588935" calcext:value-type="float">
            <text:p>-0.0004</text:p>
          </table:table-cell>
          <table:table-cell table:formula="of:=0.225*([.I67]*ABS([.I67]) - [.I67]) + [.I67]" office:value-type="float" office:value="0.341289437585738" calcext:value-type="float">
            <text:p>0.3413</text:p>
          </table:table-cell>
          <table:table-cell table:formula="of:=[.L67]-[.E67]" office:value-type="float" office:value="-0.000730705739934723" calcext:value-type="float">
            <text:p>-0.0007</text:p>
          </table:table-cell>
        </table:table-row>
        <table:table-row table:style-name="ro1">
          <table:table-cell table:formula="of:=[.A67]+10" office:value-type="float" office:value="300" calcext:value-type="float">
            <text:p>300</text:p>
          </table:table-cell>
          <table:table-cell table:formula="of:=[.A68]*PI()/180" office:value-type="float" office:value="5.23598775598299" calcext:value-type="float">
            <text:p>5.2360</text:p>
          </table:table-cell>
          <table:table-cell table:formula="of:=[.B68]+PI()/2" office:value-type="float" office:value="6.80678408277789" calcext:value-type="float">
            <text:p>6.8068</text:p>
          </table:table-cell>
          <table:table-cell table:formula="of:=SIN([.B68])" office:value-type="float" office:value="-0.866025403784439" calcext:value-type="float">
            <text:p>-0.866</text:p>
          </table:table-cell>
          <table:table-cell table:formula="of:=COS([.B68])" office:value-type="float" office:value="0.500000000000001" calcext:value-type="float">
            <text:p>0.500</text:p>
          </table:table-cell>
          <table:table-cell table:formula="of:=IF(ABS([.B68])&lt;=PI();[.B68];[.B68]-SIGN([.B68])*2*PI())" office:value-type="float" office:value="-1.0471975511966" calcext:value-type="float">
            <text:p>-1.0472</text:p>
          </table:table-cell>
          <table:table-cell table:formula="of:=IF(ABS([.C68])&lt;=PI();[.C68];[.C68]-SIGN([.C68])*2*PI())" office:value-type="float" office:value="0.5235987755983" calcext:value-type="float">
            <text:p>0.5236</text:p>
          </table:table-cell>
          <table:table-cell table:formula="of:=([.F68]*4/PI()) - (4*[.F68]*ABS([.F68])/(PI()^2))" office:value-type="float" office:value="-0.888888888888888" calcext:value-type="float">
            <text:p>-0.8889</text:p>
          </table:table-cell>
          <table:table-cell table:formula="of:=([.G68]*4/PI()) - (4*[.G68]*ABS([.G68])/(PI()^2))" office:value-type="float" office:value="0.555555555555557" calcext:value-type="float">
            <text:p>0.5556</text:p>
          </table:table-cell>
          <table:table-cell table:formula="of:=0.225*([.H68]*ABS([.H68]) - [.H68]) + [.H68]" office:value-type="float" office:value="-0.866666666666666" calcext:value-type="float">
            <text:p>-0.8667</text:p>
          </table:table-cell>
          <table:table-cell table:formula="of:=[.J68]-[.D68]" office:value-type="float" office:value="-0.000641262882226989" calcext:value-type="float">
            <text:p>-0.0006</text:p>
          </table:table-cell>
          <table:table-cell table:formula="of:=0.225*([.I68]*ABS([.I68]) - [.I68]) + [.I68]" office:value-type="float" office:value="0.500000000000001" calcext:value-type="float">
            <text:p>0.5000</text:p>
          </table:table-cell>
          <table:table-cell table:formula="of:=[.L68]-[.E68]" office:value-type="float" office:value="0" calcext:value-type="float">
            <text:p>0.0000</text:p>
          </table:table-cell>
        </table:table-row>
        <table:table-row table:style-name="ro1">
          <table:table-cell table:formula="of:=[.A68]+10" office:value-type="float" office:value="310" calcext:value-type="float">
            <text:p>310</text:p>
          </table:table-cell>
          <table:table-cell table:formula="of:=[.A69]*PI()/180" office:value-type="float" office:value="5.41052068118242" calcext:value-type="float">
            <text:p>5.4105</text:p>
          </table:table-cell>
          <table:table-cell table:formula="of:=[.B69]+PI()/2" office:value-type="float" office:value="6.98131700797732" calcext:value-type="float">
            <text:p>6.9813</text:p>
          </table:table-cell>
          <table:table-cell table:formula="of:=SIN([.B69])" office:value-type="float" office:value="-0.766044443118978" calcext:value-type="float">
            <text:p>-0.766</text:p>
          </table:table-cell>
          <table:table-cell table:formula="of:=COS([.B69])" office:value-type="float" office:value="0.642787609686538" calcext:value-type="float">
            <text:p>0.643</text:p>
          </table:table-cell>
          <table:table-cell table:formula="of:=IF(ABS([.B69])&lt;=PI();[.B69];[.B69]-SIGN([.B69])*2*PI())" office:value-type="float" office:value="-0.872664625997166" calcext:value-type="float">
            <text:p>-0.8727</text:p>
          </table:table-cell>
          <table:table-cell table:formula="of:=IF(ABS([.C69])&lt;=PI();[.C69];[.C69]-SIGN([.C69])*2*PI())" office:value-type="float" office:value="0.69813170079773" calcext:value-type="float">
            <text:p>0.6981</text:p>
          </table:table-cell>
          <table:table-cell table:formula="of:=([.F69]*4/PI()) - (4*[.F69]*ABS([.F69])/(PI()^2))" office:value-type="float" office:value="-0.80246913580247" calcext:value-type="float">
            <text:p>-0.8025</text:p>
          </table:table-cell>
          <table:table-cell table:formula="of:=([.G69]*4/PI()) - (4*[.G69]*ABS([.G69])/(PI()^2))" office:value-type="float" office:value="0.691358024691357" calcext:value-type="float">
            <text:p>0.6914</text:p>
          </table:table-cell>
          <table:table-cell table:formula="of:=0.225*([.H69]*ABS([.H69]) - [.H69]) + [.H69]" office:value-type="float" office:value="-0.766803840877916" calcext:value-type="float">
            <text:p>-0.7668</text:p>
          </table:table-cell>
          <table:table-cell table:formula="of:=[.J69]-[.D69]" office:value-type="float" office:value="-0.000759397758937963" calcext:value-type="float">
            <text:p>-0.0008</text:p>
          </table:table-cell>
          <table:table-cell table:formula="of:=0.225*([.I69]*ABS([.I69]) - [.I69]) + [.I69]" office:value-type="float" office:value="0.643347050754457" calcext:value-type="float">
            <text:p>0.6433</text:p>
          </table:table-cell>
          <table:table-cell table:formula="of:=[.L69]-[.E69]" office:value-type="float" office:value="0.000559441067918942" calcext:value-type="float">
            <text:p>0.0006</text:p>
          </table:table-cell>
        </table:table-row>
        <table:table-row table:style-name="ro1">
          <table:table-cell table:formula="of:=[.A69]+10" office:value-type="float" office:value="320" calcext:value-type="float">
            <text:p>320</text:p>
          </table:table-cell>
          <table:table-cell table:formula="of:=[.A70]*PI()/180" office:value-type="float" office:value="5.58505360638185" calcext:value-type="float">
            <text:p>5.5851</text:p>
          </table:table-cell>
          <table:table-cell table:formula="of:=[.B70]+PI()/2" office:value-type="float" office:value="7.15584993317675" calcext:value-type="float">
            <text:p>7.1558</text:p>
          </table:table-cell>
          <table:table-cell table:formula="of:=SIN([.B70])" office:value-type="float" office:value="-0.64278760968654" calcext:value-type="float">
            <text:p>-0.643</text:p>
          </table:table-cell>
          <table:table-cell table:formula="of:=COS([.B70])" office:value-type="float" office:value="0.766044443118975" calcext:value-type="float">
            <text:p>0.766</text:p>
          </table:table-cell>
          <table:table-cell table:formula="of:=IF(ABS([.B70])&lt;=PI();[.B70];[.B70]-SIGN([.B70])*2*PI())" office:value-type="float" office:value="-0.698131700797736" calcext:value-type="float">
            <text:p>-0.6981</text:p>
          </table:table-cell>
          <table:table-cell table:formula="of:=IF(ABS([.C70])&lt;=PI();[.C70];[.C70]-SIGN([.C70])*2*PI())" office:value-type="float" office:value="0.87266462599716" calcext:value-type="float">
            <text:p>0.8727</text:p>
          </table:table-cell>
          <table:table-cell table:formula="of:=([.F70]*4/PI()) - (4*[.F70]*ABS([.F70])/(PI()^2))" office:value-type="float" office:value="-0.691358024691361" calcext:value-type="float">
            <text:p>-0.6914</text:p>
          </table:table-cell>
          <table:table-cell table:formula="of:=([.G70]*4/PI()) - (4*[.G70]*ABS([.G70])/(PI()^2))" office:value-type="float" office:value="0.802469135802467" calcext:value-type="float">
            <text:p>0.8025</text:p>
          </table:table-cell>
          <table:table-cell table:formula="of:=0.225*([.H70]*ABS([.H70]) - [.H70]) + [.H70]" office:value-type="float" office:value="-0.643347050754462" calcext:value-type="float">
            <text:p>-0.6433</text:p>
          </table:table-cell>
          <table:table-cell table:formula="of:=[.J70]-[.D70]" office:value-type="float" office:value="-0.000559441067921718" calcext:value-type="float">
            <text:p>-0.0006</text:p>
          </table:table-cell>
          <table:table-cell table:formula="of:=0.225*([.I70]*ABS([.I70]) - [.I70]) + [.I70]" office:value-type="float" office:value="0.766803840877912" calcext:value-type="float">
            <text:p>0.7668</text:p>
          </table:table-cell>
          <table:table-cell table:formula="of:=[.L70]-[.E70]" office:value-type="float" office:value="0.000759397758937186" calcext:value-type="float">
            <text:p>0.0008</text:p>
          </table:table-cell>
        </table:table-row>
        <table:table-row table:style-name="ro1">
          <table:table-cell table:formula="of:=[.A70]+10" office:value-type="float" office:value="330" calcext:value-type="float">
            <text:p>330</text:p>
          </table:table-cell>
          <table:table-cell table:formula="of:=[.A71]*PI()/180" office:value-type="float" office:value="5.75958653158129" calcext:value-type="float">
            <text:p>5.7596</text:p>
          </table:table-cell>
          <table:table-cell table:formula="of:=[.B71]+PI()/2" office:value-type="float" office:value="7.33038285837619" calcext:value-type="float">
            <text:p>7.3304</text:p>
          </table:table-cell>
          <table:table-cell table:formula="of:=SIN([.B71])" office:value-type="float" office:value="-0.5" calcext:value-type="float">
            <text:p>-0.500</text:p>
          </table:table-cell>
          <table:table-cell table:formula="of:=COS([.B71])" office:value-type="float" office:value="0.86602540378444" calcext:value-type="float">
            <text:p>0.866</text:p>
          </table:table-cell>
          <table:table-cell table:formula="of:=IF(ABS([.B71])&lt;=PI();[.B71];[.B71]-SIGN([.B71])*2*PI())" office:value-type="float" office:value="-0.523598775598297" calcext:value-type="float">
            <text:p>-0.5236</text:p>
          </table:table-cell>
          <table:table-cell table:formula="of:=IF(ABS([.C71])&lt;=PI();[.C71];[.C71]-SIGN([.C71])*2*PI())" office:value-type="float" office:value="1.0471975511966" calcext:value-type="float">
            <text:p>1.0472</text:p>
          </table:table-cell>
          <table:table-cell table:formula="of:=([.F71]*4/PI()) - (4*[.F71]*ABS([.F71])/(PI()^2))" office:value-type="float" office:value="-0.555555555555554" calcext:value-type="float">
            <text:p>-0.5556</text:p>
          </table:table-cell>
          <table:table-cell table:formula="of:=([.G71]*4/PI()) - (4*[.G71]*ABS([.G71])/(PI()^2))" office:value-type="float" office:value="0.88888888888889" calcext:value-type="float">
            <text:p>0.8889</text:p>
          </table:table-cell>
          <table:table-cell table:formula="of:=0.225*([.H71]*ABS([.H71]) - [.H71]) + [.H71]" office:value-type="float" office:value="-0.499999999999998" calcext:value-type="float">
            <text:p>-0.5000</text:p>
          </table:table-cell>
          <table:table-cell table:formula="of:=[.J71]-[.D71]" office:value-type="float" office:value="1.99840144432528E-015" calcext:value-type="float">
            <text:p>0.0000</text:p>
          </table:table-cell>
          <table:table-cell table:formula="of:=0.225*([.I71]*ABS([.I71]) - [.I71]) + [.I71]" office:value-type="float" office:value="0.866666666666668" calcext:value-type="float">
            <text:p>0.8667</text:p>
          </table:table-cell>
          <table:table-cell table:formula="of:=[.L71]-[.E71]" office:value-type="float" office:value="0.000641262882228211" calcext:value-type="float">
            <text:p>0.0006</text:p>
          </table:table-cell>
        </table:table-row>
        <table:table-row table:style-name="ro1">
          <table:table-cell table:formula="of:=[.A71]+10" office:value-type="float" office:value="340" calcext:value-type="float">
            <text:p>340</text:p>
          </table:table-cell>
          <table:table-cell table:formula="of:=[.A72]*PI()/180" office:value-type="float" office:value="5.93411945678072" calcext:value-type="float">
            <text:p>5.9341</text:p>
          </table:table-cell>
          <table:table-cell table:formula="of:=[.B72]+PI()/2" office:value-type="float" office:value="7.50491578357562" calcext:value-type="float">
            <text:p>7.5049</text:p>
          </table:table-cell>
          <table:table-cell table:formula="of:=SIN([.B72])" office:value-type="float" office:value="-0.342020143325669" calcext:value-type="float">
            <text:p>-0.342</text:p>
          </table:table-cell>
          <table:table-cell table:formula="of:=COS([.B72])" office:value-type="float" office:value="0.939692620785908" calcext:value-type="float">
            <text:p>0.940</text:p>
          </table:table-cell>
          <table:table-cell table:formula="of:=IF(ABS([.B72])&lt;=PI();[.B72];[.B72]-SIGN([.B72])*2*PI())" office:value-type="float" office:value="-0.349065850398866" calcext:value-type="float">
            <text:p>-0.3491</text:p>
          </table:table-cell>
          <table:table-cell table:formula="of:=IF(ABS([.C72])&lt;=PI();[.C72];[.C72]-SIGN([.C72])*2*PI())" office:value-type="float" office:value="1.22173047639603" calcext:value-type="float">
            <text:p>1.2217</text:p>
          </table:table-cell>
          <table:table-cell table:formula="of:=([.F72]*4/PI()) - (4*[.F72]*ABS([.F72])/(PI()^2))" office:value-type="float" office:value="-0.395061728395062" calcext:value-type="float">
            <text:p>-0.3951</text:p>
          </table:table-cell>
          <table:table-cell table:formula="of:=([.G72]*4/PI()) - (4*[.G72]*ABS([.G72])/(PI()^2))" office:value-type="float" office:value="0.950617283950617" calcext:value-type="float">
            <text:p>0.9506</text:p>
          </table:table-cell>
          <table:table-cell table:formula="of:=0.225*([.H72]*ABS([.H72]) - [.H72]) + [.H72]" office:value-type="float" office:value="-0.341289437585734" calcext:value-type="float">
            <text:p>-0.3413</text:p>
          </table:table-cell>
          <table:table-cell table:formula="of:=[.J72]-[.D72]" office:value-type="float" office:value="0.000730705739934667" calcext:value-type="float">
            <text:p>0.0007</text:p>
          </table:table-cell>
          <table:table-cell table:formula="of:=0.225*([.I72]*ABS([.I72]) - [.I72]) + [.I72]" office:value-type="float" office:value="0.940054869684499" calcext:value-type="float">
            <text:p>0.9401</text:p>
          </table:table-cell>
          <table:table-cell table:formula="of:=[.L72]-[.E72]" office:value-type="float" office:value="0.000362248898591044" calcext:value-type="float">
            <text:p>0.0004</text:p>
          </table:table-cell>
        </table:table-row>
        <table:table-row table:style-name="ro1">
          <table:table-cell table:formula="of:=[.A72]+10" office:value-type="float" office:value="350" calcext:value-type="float">
            <text:p>350</text:p>
          </table:table-cell>
          <table:table-cell table:formula="of:=[.A73]*PI()/180" office:value-type="float" office:value="6.10865238198015" calcext:value-type="float">
            <text:p>6.1087</text:p>
          </table:table-cell>
          <table:table-cell table:formula="of:=[.B73]+PI()/2" office:value-type="float" office:value="7.67944870877505" calcext:value-type="float">
            <text:p>7.6794</text:p>
          </table:table-cell>
          <table:table-cell table:formula="of:=SIN([.B73])" office:value-type="float" office:value="-0.173648177666931" calcext:value-type="float">
            <text:p>-0.174</text:p>
          </table:table-cell>
          <table:table-cell table:formula="of:=COS([.B73])" office:value-type="float" office:value="0.984807753012207" calcext:value-type="float">
            <text:p>0.985</text:p>
          </table:table-cell>
          <table:table-cell table:formula="of:=IF(ABS([.B73])&lt;=PI();[.B73];[.B73]-SIGN([.B73])*2*PI())" office:value-type="float" office:value="-0.174532925199436" calcext:value-type="float">
            <text:p>-0.1745</text:p>
          </table:table-cell>
          <table:table-cell table:formula="of:=IF(ABS([.C73])&lt;=PI();[.C73];[.C73]-SIGN([.C73])*2*PI())" office:value-type="float" office:value="1.39626340159546" calcext:value-type="float">
            <text:p>1.3963</text:p>
          </table:table-cell>
          <table:table-cell table:formula="of:=([.F73]*4/PI()) - (4*[.F73]*ABS([.F73])/(PI()^2))" office:value-type="float" office:value="-0.20987654320988" calcext:value-type="float">
            <text:p>-0.2099</text:p>
          </table:table-cell>
          <table:table-cell table:formula="of:=([.G73]*4/PI()) - (4*[.G73]*ABS([.G73])/(PI()^2))" office:value-type="float" office:value="0.987654320987654" calcext:value-type="float">
            <text:p>0.9877</text:p>
          </table:table-cell>
          <table:table-cell table:formula="of:=0.225*([.H73]*ABS([.H73]) - [.H73]) + [.H73]" office:value-type="float" office:value="-0.172565157750346" calcext:value-type="float">
            <text:p>-0.1726</text:p>
          </table:table-cell>
          <table:table-cell table:formula="of:=[.J73]-[.D73]" office:value-type="float" office:value="0.0010830199165848" calcext:value-type="float">
            <text:p>0.0011</text:p>
          </table:table-cell>
          <table:table-cell table:formula="of:=0.225*([.I73]*ABS([.I73]) - [.I73]) + [.I73]" office:value-type="float" office:value="0.984910836762688" calcext:value-type="float">
            <text:p>0.9849</text:p>
          </table:table-cell>
          <table:table-cell table:formula="of:=[.L73]-[.E73]" office:value-type="float" office:value="0.000103083750480515" calcext:value-type="float">
            <text:p>0.0001</text:p>
          </table:table-cell>
        </table:table-row>
        <table:table-row table:style-name="ro1">
          <table:table-cell table:formula="of:=[.A73]+10" office:value-type="float" office:value="360" calcext:value-type="float">
            <text:p>360</text:p>
          </table:table-cell>
          <table:table-cell table:formula="of:=[.A74]*PI()/180" office:value-type="float" office:value="6.28318530717959" calcext:value-type="float">
            <text:p>6.2832</text:p>
          </table:table-cell>
          <table:table-cell table:formula="of:=[.B74]+PI()/2" office:value-type="float" office:value="7.85398163397449" calcext:value-type="float">
            <text:p>7.8540</text:p>
          </table:table-cell>
          <table:table-cell table:formula="of:=SIN([.B74])" office:value-type="float" office:value="-2.44929359829471E-016" calcext:value-type="float">
            <text:p>0.000</text:p>
          </table:table-cell>
          <table:table-cell table:formula="of:=COS([.B74])" office:value-type="float" office:value="1" calcext:value-type="float">
            <text:p>1.000</text:p>
          </table:table-cell>
          <table:table-cell table:formula="of:=IF(ABS([.B74])&lt;=PI();[.B74];[.B74]-SIGN([.B74])*2*PI())" office:value-type="float" office:value="0" calcext:value-type="float">
            <text:p>0.0000</text:p>
          </table:table-cell>
          <table:table-cell table:formula="of:=IF(ABS([.C74])&lt;=PI();[.C74];[.C74]-SIGN([.C74])*2*PI())" office:value-type="float" office:value="1.5707963267949" calcext:value-type="float">
            <text:p>1.5708</text:p>
          </table:table-cell>
          <table:table-cell table:formula="of:=([.F74]*4/PI()) - (4*[.F74]*ABS([.F74])/(PI()^2))" office:value-type="float" office:value="0" calcext:value-type="float">
            <text:p>0.0000</text:p>
          </table:table-cell>
          <table:table-cell table:formula="of:=([.G74]*4/PI()) - (4*[.G74]*ABS([.G74])/(PI()^2))" office:value-type="float" office:value="1" calcext:value-type="float">
            <text:p>1.0000</text:p>
          </table:table-cell>
          <table:table-cell table:formula="of:=0.225*([.H74]*ABS([.H74]) - [.H74]) + [.H74]" office:value-type="float" office:value="0" calcext:value-type="float">
            <text:p>0.0000</text:p>
          </table:table-cell>
          <table:table-cell table:formula="of:=[.J74]-[.D74]" office:value-type="float" office:value="2.44929359829471E-016" calcext:value-type="float">
            <text:p>0.0000</text:p>
          </table:table-cell>
          <table:table-cell table:formula="of:=0.225*([.I74]*ABS([.I74]) - [.I74]) + [.I74]" office:value-type="float" office:value="1" calcext:value-type="float">
            <text:p>1.0000</text:p>
          </table:table-cell>
          <table:table-cell table:formula="of:=[.L74]-[.E74]" office:value-type="float" office:value="0" calcext:value-type="float">
            <text:p>0.0000</text:p>
          </table:table-cell>
        </table:table-row>
        <table:table-row table:style-name="ro1">
          <table:table-cell table:number-columns-repeated="11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8"/>
          <table:table-cell table:style-name="ce1" office:value-type="string" calcext:value-type="string">
            <text:p>Std Dev:</text:p>
          </table:table-cell>
          <table:table-cell table:formula="of:=STDEV([.K2:.K74])" office:value-type="float" office:value="0.000591569559271959" calcext:value-type="float">
            <text:p>0.0006</text:p>
          </table:table-cell>
          <table:table-cell table:style-name="ce1" office:value-type="string" calcext:value-type="string">
            <text:p>Std Dev:</text:p>
          </table:table-cell>
          <table:table-cell table:formula="of:=STDEV([.M2:.M74])" office:value-type="float" office:value="0.000591569559272295" calcext:value-type="float">
            <text:p>0.0006</text:p>
          </table:table-cell>
        </table:table-row>
        <table:table-row table:style-name="ro1">
          <table:table-cell/>
          <table:table-cell table:style-name="Default" table:number-columns-repeated="8"/>
          <table:table-cell table:style-name="ce1"/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09:14:26.6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21:49:16.866000000</meta:creation-date>
    <dc:date>2017-02-26T16:46:25.628000000</dc:date>
    <meta:editing-duration>PT6H54M5S</meta:editing-duration>
    <meta:editing-cycles>6</meta:editing-cycles>
    <meta:generator>LibreOffice/5.2.1.2$Windows_x86 LibreOffice_project/31dd62db80d4e60af04904455ec9c9219178d620</meta:generator>
    <meta:document-statistic meta:table-count="1" meta:cell-count="9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" chart:style-name="ch1">
        <chart:plot-area chart:style-name="ch2" table:cell-range-address="Sheet1.A22:Sheet1.A57" chart:data-source-has-labels="column" svg:x="0.32cm" svg:y="0.18cm" svg:width="15.36cm" svg:height="8.64cm">
          <chartooo:coordinate-region svg:x="0.762cm" svg:y="0.382cm" svg:width="14.536cm" svg:height="7.785cm"/>
          <chart:axis chart:dimension="x" chart:name="primary-x" chart:style-name="ch3" chartooo:axis-type="auto">
            <chart:categories table:cell-range-address="Sheet1.A22:Sheet1.A5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" chart:class="chart:scatter">
            <chart:domain table:cell-range-address="Sheet1.A22:Sheet1.A57"/>
            <chart:data-point chart:repeated="3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float" office:value="-160">
                <text:p>-160</text:p>
                <draw:g>
                  <svg:desc>Sheet1.A22:Sheet1.A57</svg:desc>
                </draw:g>
              </table:table-cell>
              <table:table-cell office:value-type="float" office:value="-160">
                <text:p>-160</text:p>
                <draw:g>
                  <svg:desc>Sheet1.A22:Sheet1.A57</svg:desc>
                </draw:g>
              </table:table-cell>
            </table:table-row>
            <table:table-row>
              <table:table-cell office:value-type="float" office:value="-150">
                <text:p>-15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float" office:value="-140">
                <text:p>-14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-130">
                <text:p>-13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float" office:value="-120">
                <text:p>-1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-110">
                <text:p>-11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